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line-through-style="none" style:text-line-through-type="none" fo:font-size="12pt" fo:font-style="normal" fo:font-weight="normal" officeooo:rsid="003f9226" officeooo:paragraph-rsid="0047190e" style:font-size-asian="12pt" style:font-style-asian="normal" style:font-weight-asian="normal" style:font-size-complex="12pt" style:font-style-complex="normal" style:font-weight-complex="normal"/>
    </style:style>
    <style:style style:name="P2" style:family="paragraph" style:parent-style-name="Standard">
      <style:text-properties style:text-line-through-style="none" style:text-line-through-type="none" fo:font-size="12pt" fo:font-style="normal" fo:font-weight="normal" officeooo:rsid="003f9226" officeooo:paragraph-rsid="003f9226" style:font-size-asian="12pt" style:font-style-asian="normal" style:font-weight-asian="normal" style:font-size-complex="12pt" style:font-style-complex="normal" style:font-weight-complex="normal"/>
    </style:style>
    <style:style style:name="P3" style:family="paragraph" style:parent-style-name="Standard">
      <style:text-properties style:text-line-through-style="none" style:text-line-through-type="none" fo:font-size="12pt" fo:font-style="normal" fo:font-weight="normal" officeooo:rsid="003f9226" officeooo:paragraph-rsid="0042f422" style:font-size-asian="12pt" style:font-style-asian="normal" style:font-weight-asian="normal" style:font-size-complex="12pt" style:font-style-complex="normal" style:font-weight-complex="normal"/>
    </style:style>
    <style:style style:name="P4" style:family="paragraph" style:parent-style-name="Standard">
      <style:text-properties style:text-line-through-style="none" style:text-line-through-type="none" fo:font-size="12pt" fo:font-style="normal" fo:font-weight="normal" officeooo:rsid="0047190e" officeooo:paragraph-rsid="0047190e" style:font-size-asian="12pt" style:font-style-asian="normal" style:font-weight-asian="normal" style:font-size-complex="12pt" style:font-style-complex="normal" style:font-weight-complex="normal"/>
    </style:style>
    <style:style style:name="P5" style:family="paragraph" style:parent-style-name="Standard">
      <style:text-properties style:text-line-through-style="none" style:text-line-through-type="none" fo:font-size="12pt" fo:font-style="normal" fo:font-weight="normal" officeooo:rsid="003c5228" officeooo:paragraph-rsid="0029a044" style:font-size-asian="12pt" style:font-style-asian="normal" style:font-weight-asian="normal" style:font-size-complex="12pt" style:font-style-complex="normal" style:font-weight-complex="normal"/>
    </style:style>
    <style:style style:name="P6" style:family="paragraph" style:parent-style-name="Standard">
      <style:text-properties style:text-line-through-style="none" style:text-line-through-type="none" fo:font-size="12pt" fo:font-style="normal" fo:font-weight="normal" officeooo:rsid="00478add" officeooo:paragraph-rsid="0047190e" style:font-size-asian="12pt" style:font-style-asian="normal" style:font-weight-asian="normal" style:font-size-complex="12pt" style:font-style-complex="normal" style:font-weight-complex="normal"/>
    </style:style>
    <style:style style:name="P7" style:family="paragraph" style:parent-style-name="Standard">
      <style:text-properties style:text-line-through-style="none" style:text-line-through-type="none" fo:font-size="12pt" fo:font-style="normal" fo:font-weight="normal" officeooo:rsid="0049ce3f" officeooo:paragraph-rsid="0049ce3f" style:font-size-asian="12pt" style:font-style-asian="normal" style:font-weight-asian="normal" style:font-size-complex="12pt" style:font-style-complex="normal" style:font-weight-complex="normal"/>
    </style:style>
    <style:style style:name="P8" style:family="paragraph" style:parent-style-name="Standard">
      <style:text-properties style:text-line-through-style="none" style:text-line-through-type="none" fo:font-size="12pt" fo:font-style="normal" fo:font-weight="normal" officeooo:rsid="00517d40" officeooo:paragraph-rsid="00517d40" style:font-size-asian="12pt" style:font-style-asian="normal" style:font-weight-asian="normal" style:font-size-complex="12pt" style:font-style-complex="normal" style:font-weight-complex="normal"/>
    </style:style>
    <style:style style:name="P9" style:family="paragraph" style:parent-style-name="Standard">
      <style:text-properties style:text-line-through-style="none" style:text-line-through-type="none" fo:font-size="12pt" fo:font-style="normal" fo:font-weight="normal" officeooo:rsid="00517d40" officeooo:paragraph-rsid="005348f7" style:font-size-asian="12pt" style:font-style-asian="normal" style:font-weight-asian="normal" style:font-size-complex="12pt" style:font-style-complex="normal" style:font-weight-complex="normal"/>
    </style:style>
    <style:style style:name="P10" style:family="paragraph" style:parent-style-name="Standard">
      <style:text-properties style:text-line-through-style="none" style:text-line-through-type="none" fo:font-size="12pt" fo:font-style="normal" fo:font-weight="normal" officeooo:rsid="00517d40" officeooo:paragraph-rsid="006b5c0a" style:font-size-asian="12pt" style:font-style-asian="normal" style:font-weight-asian="normal" style:font-size-complex="12pt" style:font-style-complex="normal" style:font-weight-complex="normal"/>
    </style:style>
    <style:style style:name="P11" style:family="paragraph" style:parent-style-name="Standard">
      <style:text-properties style:text-line-through-style="none" style:text-line-through-type="none" fo:font-size="12pt" fo:font-style="normal" fo:font-weight="normal" officeooo:rsid="0054d9c8" officeooo:paragraph-rsid="0054d9c8" style:font-size-asian="12pt" style:font-style-asian="normal" style:font-weight-asian="normal" style:font-size-complex="12pt" style:font-style-complex="normal" style:font-weight-complex="normal"/>
    </style:style>
    <style:style style:name="P12" style:family="paragraph" style:parent-style-name="Standard">
      <style:text-properties style:text-line-through-style="none" style:text-line-through-type="none" fo:font-size="12pt" fo:font-style="normal" fo:font-weight="normal" officeooo:rsid="0054d9c8" officeooo:paragraph-rsid="00a0c89a" style:font-size-asian="12pt" style:font-style-asian="normal" style:font-weight-asian="normal" style:font-size-complex="12pt" style:font-style-complex="normal" style:font-weight-complex="normal"/>
    </style:style>
    <style:style style:name="P13" style:family="paragraph" style:parent-style-name="Standard">
      <style:text-properties style:text-line-through-style="none" style:text-line-through-type="none" fo:font-size="12pt" fo:font-style="normal" fo:font-weight="normal" officeooo:rsid="0047fb79" officeooo:paragraph-rsid="0047190e" style:font-size-asian="12pt" style:font-style-asian="normal" style:font-weight-asian="normal" style:font-size-complex="12pt" style:font-style-complex="normal" style:font-weight-complex="normal"/>
    </style:style>
    <style:style style:name="P14" style:family="paragraph" style:parent-style-name="Standard">
      <style:text-properties style:text-line-through-style="none" style:text-line-through-type="none" fo:font-size="12pt" fo:font-style="normal" fo:font-weight="normal" officeooo:rsid="005348f7" officeooo:paragraph-rsid="005348f7" style:font-size-asian="12pt" style:font-style-asian="normal" style:font-weight-asian="normal" style:font-size-complex="12pt" style:font-style-complex="normal" style:font-weight-complex="normal"/>
    </style:style>
    <style:style style:name="P15" style:family="paragraph" style:parent-style-name="Standard">
      <style:text-properties style:text-line-through-style="none" style:text-line-through-type="none" fo:font-size="12pt" fo:font-style="normal" fo:font-weight="normal" officeooo:rsid="0056bf20" officeooo:paragraph-rsid="0056bf20" style:font-size-asian="12pt" style:font-style-asian="normal" style:font-weight-asian="normal" style:font-size-complex="12pt" style:font-style-complex="normal" style:font-weight-complex="normal"/>
    </style:style>
    <style:style style:name="P16" style:family="paragraph" style:parent-style-name="Standard">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7" style:family="paragraph" style:parent-style-name="Standard">
      <style:text-properties style:text-line-through-style="none" style:text-line-through-type="none" fo:font-size="12pt" fo:font-style="normal" fo:font-weight="normal" officeooo:rsid="005d1de3" officeooo:paragraph-rsid="0056bf20" style:font-size-asian="12pt" style:font-style-asian="normal" style:font-weight-asian="normal" style:font-size-complex="12pt" style:font-style-complex="normal" style:font-weight-complex="normal"/>
    </style:style>
    <style:style style:name="P18" style:family="paragraph" style:parent-style-name="Standard">
      <style:text-properties style:text-line-through-style="none" style:text-line-through-type="none" fo:font-size="12pt" fo:font-style="normal" fo:font-weight="normal" officeooo:rsid="0060f9dd" officeooo:paragraph-rsid="0060f9dd" style:font-size-asian="12pt" style:font-style-asian="normal" style:font-weight-asian="normal" style:font-size-complex="12pt" style:font-style-complex="normal" style:font-weight-complex="normal"/>
    </style:style>
    <style:style style:name="P19" style:family="paragraph" style:parent-style-name="Standard">
      <style:text-properties style:text-line-through-style="none" style:text-line-through-type="none" fo:font-size="12pt" fo:font-style="normal" fo:font-weight="normal" officeooo:rsid="0060f9dd" officeooo:paragraph-rsid="0061e1e6" style:font-size-asian="12pt" style:font-style-asian="normal" style:font-weight-asian="normal" style:font-size-complex="12pt" style:font-style-complex="normal" style:font-weight-complex="normal"/>
    </style:style>
    <style:style style:name="P20" style:family="paragraph" style:parent-style-name="Standard">
      <style:text-properties style:text-line-through-style="none" style:text-line-through-type="none" fo:font-size="12pt" fo:font-style="normal" fo:font-weight="normal" officeooo:rsid="0063c8c6" officeooo:paragraph-rsid="0063c8c6" style:font-size-asian="12pt" style:font-style-asian="normal" style:font-weight-asian="normal" style:font-size-complex="12pt" style:font-style-complex="normal" style:font-weight-complex="normal"/>
    </style:style>
    <style:style style:name="P21" style:family="paragraph" style:parent-style-name="Standard">
      <style:text-properties style:text-line-through-style="none" style:text-line-through-type="none" fo:font-size="12pt" fo:font-style="normal" fo:font-weight="normal" officeooo:rsid="0063c8c6" officeooo:paragraph-rsid="0064d2a2" style:font-size-asian="12pt" style:font-style-asian="normal" style:font-weight-asian="normal" style:font-size-complex="12pt" style:font-style-complex="normal" style:font-weight-complex="normal"/>
    </style:style>
    <style:style style:name="P22" style:family="paragraph" style:parent-style-name="Standard">
      <style:text-properties style:text-line-through-style="none" style:text-line-through-type="none" fo:font-size="12pt" fo:font-style="normal" fo:font-weight="normal" officeooo:rsid="0061e1e6" officeooo:paragraph-rsid="0061e1e6" style:font-size-asian="12pt" style:font-style-asian="normal" style:font-weight-asian="normal" style:font-size-complex="12pt" style:font-style-complex="normal" style:font-weight-complex="normal"/>
    </style:style>
    <style:style style:name="P23" style:family="paragraph" style:parent-style-name="Standard">
      <style:text-properties style:text-line-through-style="none" style:text-line-through-type="none" fo:font-size="12pt" fo:font-style="normal" fo:font-weight="normal" officeooo:rsid="00688003" officeooo:paragraph-rsid="00688003" style:font-size-asian="12pt" style:font-style-asian="normal" style:font-weight-asian="normal" style:font-size-complex="12pt" style:font-style-complex="normal" style:font-weight-complex="normal"/>
    </style:style>
    <style:style style:name="P24" style:family="paragraph" style:parent-style-name="Standard">
      <style:text-properties style:text-line-through-style="none" style:text-line-through-type="none" fo:font-size="12pt" fo:font-style="normal" fo:font-weight="normal" officeooo:rsid="006d7b0f" officeooo:paragraph-rsid="006d7b0f" style:font-size-asian="12pt" style:font-style-asian="normal" style:font-weight-asian="normal" style:font-size-complex="12pt" style:font-style-complex="normal" style:font-weight-complex="normal"/>
    </style:style>
    <style:style style:name="P25" style:family="paragraph" style:parent-style-name="Standard">
      <style:text-properties style:text-line-through-style="none" style:text-line-through-type="none" fo:font-size="12pt" fo:font-style="normal" fo:font-weight="normal" officeooo:rsid="006d7b0f" officeooo:paragraph-rsid="008809c8" style:font-size-asian="12pt" style:font-style-asian="normal" style:font-weight-asian="normal" style:font-size-complex="12pt" style:font-style-complex="normal" style:font-weight-complex="normal"/>
    </style:style>
    <style:style style:name="P26" style:family="paragraph" style:parent-style-name="Standard">
      <style:text-properties style:text-line-through-style="none" style:text-line-through-type="none" fo:font-size="12pt" fo:font-style="normal" fo:font-weight="normal" officeooo:rsid="007b5eb5" officeooo:paragraph-rsid="008809c8" style:font-size-asian="12pt" style:font-style-asian="normal" style:font-weight-asian="normal" style:font-size-complex="12pt" style:font-style-complex="normal" style:font-weight-complex="normal"/>
    </style:style>
    <style:style style:name="P27" style:family="paragraph" style:parent-style-name="Standard">
      <style:text-properties style:text-line-through-style="none" style:text-line-through-type="none" fo:font-size="12pt" fo:font-style="normal" fo:font-weight="normal" officeooo:rsid="008b5c18" officeooo:paragraph-rsid="008b5c18" style:font-size-asian="12pt" style:font-style-asian="normal" style:font-weight-asian="normal" style:font-size-complex="12pt" style:font-style-complex="normal" style:font-weight-complex="normal"/>
    </style:style>
    <style:style style:name="P28" style:family="paragraph" style:parent-style-name="Standard">
      <style:text-properties style:text-line-through-style="none" style:text-line-through-type="none" fo:font-size="12pt" fo:font-style="normal" fo:font-weight="normal" officeooo:rsid="00958654" officeooo:paragraph-rsid="00958654" style:font-size-asian="12pt" style:font-style-asian="normal" style:font-weight-asian="normal" style:font-size-complex="12pt" style:font-style-complex="normal" style:font-weight-complex="normal"/>
    </style:style>
    <style:style style:name="P29" style:family="paragraph" style:parent-style-name="Standard">
      <style:text-properties style:text-line-through-style="none" style:text-line-through-type="none" fo:font-size="12pt" fo:font-style="normal" fo:font-weight="normal" officeooo:rsid="008b6443" officeooo:paragraph-rsid="008b5c18" style:font-size-asian="12pt" style:font-style-asian="normal" style:font-weight-asian="normal" style:font-size-complex="12pt" style:font-style-complex="normal" style:font-weight-complex="normal"/>
    </style:style>
    <style:style style:name="P30" style:family="paragraph" style:parent-style-name="Standard">
      <style:text-properties style:text-line-through-style="none" style:text-line-through-type="none" fo:font-size="12pt" fo:font-style="normal" fo:font-weight="normal" officeooo:rsid="008b6443" officeooo:paragraph-rsid="0097fec4" style:font-size-asian="12pt" style:font-style-asian="normal" style:font-weight-asian="normal" style:font-size-complex="12pt" style:font-style-complex="normal" style:font-weight-complex="normal"/>
    </style:style>
    <style:style style:name="P31" style:family="paragraph" style:parent-style-name="Standard">
      <style:text-properties style:text-line-through-style="none" style:text-line-through-type="none" fo:font-size="12pt" fo:font-style="normal" fo:font-weight="normal" officeooo:rsid="008b6443" officeooo:paragraph-rsid="009bacb4" style:font-size-asian="12pt" style:font-style-asian="normal" style:font-weight-asian="normal" style:font-size-complex="12pt" style:font-style-complex="normal" style:font-weight-complex="normal"/>
    </style:style>
    <style:style style:name="P32" style:family="paragraph" style:parent-style-name="Standard">
      <style:text-properties style:text-line-through-style="none" style:text-line-through-type="none" fo:font-size="12pt" fo:font-style="normal" fo:font-weight="normal" officeooo:rsid="009bacb4" officeooo:paragraph-rsid="009bacb4" style:font-size-asian="12pt" style:font-style-asian="normal" style:font-weight-asian="normal" style:font-size-complex="12pt" style:font-style-complex="normal" style:font-weight-complex="normal"/>
    </style:style>
    <style:style style:name="P33" style:family="paragraph" style:parent-style-name="Standard">
      <style:text-properties style:text-line-through-style="none" style:text-line-through-type="none" fo:font-size="12pt" fo:font-style="normal" fo:font-weight="normal" officeooo:rsid="009bacb4" officeooo:paragraph-rsid="009d3527" style:font-size-asian="12pt" style:font-style-asian="normal" style:font-weight-asian="normal" style:font-size-complex="12pt" style:font-style-complex="normal" style:font-weight-complex="normal"/>
    </style:style>
    <style:style style:name="P34" style:family="paragraph" style:parent-style-name="Standard">
      <style:text-properties style:text-line-through-style="none" style:text-line-through-type="none" fo:font-size="12pt" fo:font-style="normal" fo:font-weight="normal" officeooo:rsid="009bacb4" officeooo:paragraph-rsid="009dea5c" style:font-size-asian="12pt" style:font-style-asian="normal" style:font-weight-asian="normal" style:font-size-complex="12pt" style:font-style-complex="normal" style:font-weight-complex="normal"/>
    </style:style>
    <style:style style:name="P35" style:family="paragraph" style:parent-style-name="Standard">
      <style:text-properties style:text-line-through-style="none" style:text-line-through-type="none" fo:font-size="12pt" fo:font-style="normal" fo:font-weight="normal" officeooo:rsid="009bacb4" officeooo:paragraph-rsid="00a1f97a" style:font-size-asian="12pt" style:font-style-asian="normal" style:font-weight-asian="normal" style:font-size-complex="12pt" style:font-style-complex="normal" style:font-weight-complex="normal"/>
    </style:style>
    <style:style style:name="P36" style:family="paragraph" style:parent-style-name="Standard">
      <style:text-properties style:text-line-through-style="none" style:text-line-through-type="none" fo:font-size="12pt" fo:font-style="normal" fo:font-weight="normal" officeooo:rsid="009bacb4" officeooo:paragraph-rsid="00a282f4" style:font-size-asian="12pt" style:font-style-asian="normal" style:font-weight-asian="normal" style:font-size-complex="12pt" style:font-style-complex="normal" style:font-weight-complex="normal"/>
    </style:style>
    <style:style style:name="P37" style:family="paragraph" style:parent-style-name="Standard">
      <style:text-properties style:text-line-through-style="none" style:text-line-through-type="none" fo:font-size="12pt" fo:font-style="normal" fo:font-weight="normal" officeooo:rsid="009bacb4" officeooo:paragraph-rsid="00ad1002" style:font-size-asian="12pt" style:font-style-asian="normal" style:font-weight-asian="normal" style:font-size-complex="12pt" style:font-style-complex="normal" style:font-weight-complex="normal"/>
    </style:style>
    <style:style style:name="P38" style:family="paragraph" style:parent-style-name="Standard">
      <style:text-properties style:text-line-through-style="none" style:text-line-through-type="none" fo:font-size="12pt" fo:font-style="normal" fo:font-weight="normal" officeooo:rsid="009bacb4" officeooo:paragraph-rsid="00ad9804" style:font-size-asian="12pt" style:font-style-asian="normal" style:font-weight-asian="normal" style:font-size-complex="12pt" style:font-style-complex="normal" style:font-weight-complex="normal"/>
    </style:style>
    <style:style style:name="P39" style:family="paragraph" style:parent-style-name="Standard">
      <style:text-properties style:text-line-through-style="none" style:text-line-through-type="none" fo:font-size="12pt" fo:font-style="normal" fo:font-weight="normal" officeooo:rsid="009bacb4" officeooo:paragraph-rsid="00bcb764" style:font-size-asian="12pt" style:font-style-asian="normal" style:font-weight-asian="normal" style:font-size-complex="12pt" style:font-style-complex="normal" style:font-weight-complex="normal"/>
    </style:style>
    <style:style style:name="P40" style:family="paragraph" style:parent-style-name="Standard">
      <style:text-properties style:text-line-through-style="none" style:text-line-through-type="none" fo:font-size="12pt" fo:font-style="normal" fo:font-weight="normal" officeooo:rsid="009bacb4" officeooo:paragraph-rsid="00c0e9ca" style:font-size-asian="12pt" style:font-style-asian="normal" style:font-weight-asian="normal" style:font-size-complex="12pt" style:font-style-complex="normal" style:font-weight-complex="normal"/>
    </style:style>
    <style:style style:name="P41" style:family="paragraph" style:parent-style-name="Standard">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P42" style:family="paragraph" style:parent-style-name="Standard">
      <style:text-properties style:text-line-through-style="none" style:text-line-through-type="none" fo:font-size="12pt" fo:font-style="normal" fo:font-weight="normal" officeooo:rsid="009d3527" officeooo:paragraph-rsid="009dea5c" style:font-size-asian="12pt" style:font-style-asian="normal" style:font-weight-asian="normal" style:font-size-complex="12pt" style:font-style-complex="normal" style:font-weight-complex="normal"/>
    </style:style>
    <style:style style:name="P43" style:family="paragraph" style:parent-style-name="Standard">
      <style:text-properties style:text-line-through-style="none" style:text-line-through-type="none" fo:font-size="12pt" fo:font-style="normal" fo:font-weight="normal" officeooo:rsid="00b5d3c7" officeooo:paragraph-rsid="00b5d3c7" style:font-size-asian="12pt" style:font-style-asian="normal" style:font-weight-asian="normal" style:font-size-complex="12pt" style:font-style-complex="normal" style:font-weight-complex="normal"/>
    </style:style>
    <style:style style:name="P44" style:family="paragraph" style:parent-style-name="Standard">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45" style:family="paragraph" style:parent-style-name="Standard">
      <style:text-properties style:text-line-through-style="none" style:text-line-through-type="none" fo:font-size="12pt" fo:font-style="normal" fo:font-weight="normal" officeooo:rsid="00bcb764" officeooo:paragraph-rsid="00bcb764" style:font-size-asian="12pt" style:font-style-asian="normal" style:font-weight-asian="normal" style:font-size-complex="12pt" style:font-style-complex="normal" style:font-weight-complex="normal"/>
    </style:style>
    <style:style style:name="P46" style:family="paragraph" style:parent-style-name="Standard">
      <style:text-properties style:text-line-through-style="none" style:text-line-through-type="none" fo:font-size="12pt" fo:font-style="normal" fo:font-weight="normal" officeooo:rsid="00c0e9ca" officeooo:paragraph-rsid="00c0e9ca" style:font-size-asian="12pt" style:font-style-asian="normal" style:font-weight-asian="normal" style:font-size-complex="12pt" style:font-style-complex="normal" style:font-weight-complex="normal"/>
    </style:style>
    <style:style style:name="P47" style:family="paragraph" style:parent-style-name="Standard">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48" style:family="paragraph" style:parent-style-name="Standard">
      <style:text-properties style:text-line-through-style="none" style:text-line-through-type="none" fo:font-size="12pt" fo:font-style="normal" fo:font-weight="normal" officeooo:rsid="00a7064c" officeooo:paragraph-rsid="00ad9804" style:font-size-asian="12pt" style:font-style-asian="normal" style:font-weight-asian="normal" style:font-size-complex="12pt" style:font-style-complex="normal" style:font-weight-complex="normal"/>
    </style:style>
    <style:style style:name="P49" style:family="paragraph" style:parent-style-name="Standard">
      <style:text-properties style:text-line-through-style="none" style:text-line-through-type="none" fo:font-size="12pt" fo:font-style="normal" fo:font-weight="normal" officeooo:rsid="00bac1af" officeooo:paragraph-rsid="00bcb764" style:font-size-asian="12pt" style:font-style-asian="normal" style:font-weight-asian="normal" style:font-size-complex="12pt" style:font-style-complex="normal" style:font-weight-complex="normal"/>
    </style:style>
    <style:style style:name="P50" style:family="paragraph" style:parent-style-name="Standard">
      <style:text-properties style:text-line-through-style="none" style:text-line-through-type="none" fo:font-size="12pt" fo:font-style="normal" fo:font-weight="normal" officeooo:rsid="00a1f97a" officeooo:paragraph-rsid="00a1f97a" style:font-size-asian="12pt" style:font-style-asian="normal" style:font-weight-asian="normal" style:font-size-complex="12pt" style:font-style-complex="normal" style:font-weight-complex="normal"/>
    </style:style>
    <style:style style:name="P51" style:family="paragraph" style:parent-style-name="Standard">
      <style:text-properties style:text-line-through-style="none" style:text-line-through-type="none" fo:font-size="12pt" fo:font-style="normal" fo:font-weight="normal" officeooo:rsid="00a282f4" officeooo:paragraph-rsid="00a282f4" style:font-size-asian="12pt" style:font-style-asian="normal" style:font-weight-asian="normal" style:font-size-complex="12pt" style:font-style-complex="normal" style:font-weight-complex="normal"/>
    </style:style>
    <style:style style:name="P52" style:family="paragraph" style:parent-style-name="Standard">
      <style:text-properties style:text-line-through-style="none" style:text-line-through-type="none" fo:font-size="12pt" fo:font-style="normal" fo:font-weight="normal" officeooo:rsid="00ca5168" officeooo:paragraph-rsid="00ca5168" style:font-size-asian="12pt" style:font-style-asian="normal" style:font-weight-asian="normal" style:font-size-complex="12pt" style:font-style-complex="normal" style:font-weight-complex="normal"/>
    </style:style>
    <style:style style:name="P53" style:family="paragraph" style:parent-style-name="Standard">
      <style:text-properties style:text-line-through-style="none" style:text-line-through-type="none" fo:font-size="12pt" fo:font-style="normal" fo:font-weight="normal" officeooo:rsid="00ca5168" officeooo:paragraph-rsid="00d5d559" style:font-size-asian="12pt" style:font-style-asian="normal" style:font-weight-asian="normal" style:font-size-complex="12pt" style:font-style-complex="normal" style:font-weight-complex="normal"/>
    </style:style>
    <style:style style:name="P54" style:family="paragraph" style:parent-style-name="Standard">
      <style:text-properties style:text-line-through-style="none" style:text-line-through-type="none" fo:font-size="12pt" fo:font-style="normal" fo:font-weight="normal" officeooo:rsid="00ca5168" officeooo:paragraph-rsid="00e3e03b" style:font-size-asian="12pt" style:font-style-asian="normal" style:font-weight-asian="normal" style:font-size-complex="12pt" style:font-style-complex="normal" style:font-weight-complex="normal"/>
    </style:style>
    <style:style style:name="P55" style:family="paragraph" style:parent-style-name="Standard">
      <style:text-properties style:text-line-through-style="none" style:text-line-through-type="none" fo:font-size="12pt" fo:font-style="normal" fo:font-weight="normal" officeooo:rsid="00e4add5" officeooo:paragraph-rsid="00e4add5" style:font-size-asian="12pt" style:font-style-asian="normal" style:font-weight-asian="normal" style:font-size-complex="12pt" style:font-style-complex="normal" style:font-weight-complex="normal"/>
    </style:style>
    <style:style style:name="P56" style:family="paragraph" style:parent-style-name="Standard">
      <style:text-properties style:text-line-through-style="none" style:text-line-through-type="none" fo:font-size="12pt" fo:font-style="normal" fo:font-weight="bold" officeooo:rsid="00412366" officeooo:paragraph-rsid="00412366" style:font-size-asian="12pt" style:font-style-asian="normal" style:font-weight-asian="bold" style:font-size-complex="12pt" style:font-style-complex="normal" style:font-weight-complex="bold"/>
    </style:style>
    <style:style style:name="P57" style:family="paragraph" style:parent-style-name="Standard">
      <style:text-properties style:text-line-through-style="none" style:text-line-through-type="none" fo:font-size="12pt" fo:font-style="normal" fo:font-weight="bold" officeooo:rsid="0049ce3f" officeooo:paragraph-rsid="0049ce3f" style:font-size-asian="12pt" style:font-style-asian="normal" style:font-weight-asian="bold" style:font-size-complex="12pt" style:font-style-complex="normal" style:font-weight-complex="bold"/>
    </style:style>
    <style:style style:name="P58" style:family="paragraph" style:parent-style-name="Standard">
      <style:text-properties style:text-line-through-style="none" style:text-line-through-type="none" fo:font-size="12pt" fo:font-style="normal" fo:font-weight="bold" officeooo:rsid="0064d2a2" officeooo:paragraph-rsid="0064d2a2" style:font-size-asian="12pt" style:font-style-asian="normal" style:font-weight-asian="bold" style:font-size-complex="12pt" style:font-style-complex="normal" style:font-weight-complex="bold"/>
    </style:style>
    <style:style style:name="P59" style:family="paragraph" style:parent-style-name="Standard">
      <style:text-properties style:text-line-through-style="none" style:text-line-through-type="none" fo:font-size="12pt" fo:font-style="normal" fo:font-weight="bold" officeooo:rsid="006c6b79" officeooo:paragraph-rsid="006c6b79" style:font-size-asian="12pt" style:font-style-asian="normal" style:font-weight-asian="bold" style:font-size-complex="12pt" style:font-style-complex="normal" style:font-weight-complex="bold"/>
    </style:style>
    <style:style style:name="P60" style:family="paragraph" style:parent-style-name="Standard">
      <style:text-properties style:text-line-through-style="none" style:text-line-through-type="none" fo:font-size="12pt" fo:font-style="normal" fo:font-weight="bold" officeooo:rsid="006c6b79" officeooo:paragraph-rsid="008b5c18" style:font-size-asian="12pt" style:font-style-asian="normal" style:font-weight-asian="bold" style:font-size-complex="12pt" style:font-style-complex="normal" style:font-weight-complex="bold"/>
    </style:style>
    <style:style style:name="P61" style:family="paragraph" style:parent-style-name="Standard">
      <style:text-properties style:text-line-through-style="none" style:text-line-through-type="none" fo:font-size="12pt" fo:font-style="normal" fo:font-weight="bold" officeooo:rsid="006c6b79" officeooo:paragraph-rsid="00958654" style:font-size-asian="12pt" style:font-style-asian="normal" style:font-weight-asian="bold" style:font-size-complex="12pt" style:font-style-complex="normal" style:font-weight-complex="bold"/>
    </style:style>
    <style:style style:name="P62" style:family="paragraph" style:parent-style-name="Standard">
      <style:text-properties style:text-line-through-style="none" style:text-line-through-type="none" fo:font-size="12pt" fo:font-style="normal" fo:font-weight="bold" officeooo:rsid="00ce663b" officeooo:paragraph-rsid="00ce663b" style:font-size-asian="12pt" style:font-style-asian="normal" style:font-weight-asian="bold" style:font-size-complex="12pt" style:font-style-complex="normal" style:font-weight-complex="bold"/>
    </style:style>
    <style:style style:name="P63" style:family="paragraph" style:parent-style-name="Standard">
      <style:text-properties style:text-line-through-style="none" style:text-line-through-type="none" fo:font-size="12pt" fo:font-style="normal" fo:font-weight="bold" officeooo:rsid="00dc5038" officeooo:paragraph-rsid="00dc5038" style:font-size-asian="12pt" style:font-style-asian="normal" style:font-weight-asian="bold" style:font-size-complex="12pt" style:font-style-complex="normal" style:font-weight-complex="bold"/>
    </style:style>
    <style:style style:name="P64" style:family="paragraph" style:parent-style-name="Standard">
      <style:text-properties style:text-line-through-style="none" style:text-line-through-type="none" fo:font-size="12pt" fo:font-style="italic" fo:font-weight="normal" officeooo:rsid="00438d72" officeooo:paragraph-rsid="00438d72" style:font-size-asian="12pt" style:font-style-asian="italic" style:font-weight-asian="normal" style:font-size-complex="12pt" style:font-style-complex="italic" style:font-weight-complex="normal"/>
    </style:style>
    <style:style style:name="P65" style:family="paragraph" style:parent-style-name="Standard">
      <style:text-properties style:text-line-through-style="none" style:text-line-through-type="none" fo:font-size="12pt" fo:font-style="italic" fo:font-weight="normal" officeooo:rsid="0049ce3f" officeooo:paragraph-rsid="0049ce3f" style:font-size-asian="12pt" style:font-style-asian="italic" style:font-weight-asian="normal" style:font-size-complex="12pt" style:font-style-complex="italic" style:font-weight-complex="normal"/>
    </style:style>
    <style:style style:name="P66" style:family="paragraph" style:parent-style-name="Standard">
      <style:text-properties style:text-line-through-style="none" style:text-line-through-type="none" fo:font-size="12pt" fo:font-style="italic" fo:font-weight="normal" officeooo:rsid="0060f9dd" officeooo:paragraph-rsid="0060f9dd" style:font-size-asian="12pt" style:font-style-asian="italic" style:font-weight-asian="normal" style:font-size-complex="12pt" style:font-style-complex="italic" style:font-weight-complex="normal"/>
    </style:style>
    <style:style style:name="P67" style:family="paragraph" style:parent-style-name="Standard">
      <style:text-properties style:text-line-through-style="none" style:text-line-through-type="none" fo:font-size="12pt" fo:font-style="italic" fo:font-weight="normal" officeooo:rsid="00c2dff6" officeooo:paragraph-rsid="00c3638f" style:font-size-asian="12pt" style:font-style-asian="italic" style:font-weight-asian="normal" style:font-size-complex="12pt" style:font-style-complex="italic" style:font-weight-complex="normal"/>
    </style:style>
    <style:style style:name="P68" style:family="paragraph" style:parent-style-name="Standard">
      <style:text-properties style:text-line-through-style="none" style:text-line-through-type="none" fo:font-size="12pt" fo:font-style="italic" fo:font-weight="bold" officeooo:rsid="0054d9c8" officeooo:paragraph-rsid="0054d9c8" style:font-size-asian="12pt" style:font-style-asian="italic" style:font-weight-asian="bold" style:font-size-complex="12pt" style:font-style-complex="italic" style:font-weight-complex="bold"/>
    </style:style>
    <style:style style:name="P69" style:family="paragraph" style:parent-style-name="Standard">
      <style:text-properties fo:font-size="12pt" officeooo:rsid="000b3538" officeooo:paragraph-rsid="000b3538" style:font-size-asian="12pt" style:font-size-complex="12pt"/>
    </style:style>
    <style:style style:name="P70" style:family="paragraph" style:parent-style-name="Standard">
      <style:text-properties fo:font-size="12pt" officeooo:rsid="000b3538" officeooo:paragraph-rsid="000c5ef6" style:font-size-asian="12pt" style:font-size-complex="12pt"/>
    </style:style>
    <style:style style:name="P71" style:family="paragraph" style:parent-style-name="Standard">
      <style:text-properties fo:font-size="12pt" officeooo:rsid="000b3538" officeooo:paragraph-rsid="000d1156" style:font-size-asian="12pt" style:font-size-complex="12pt"/>
    </style:style>
    <style:style style:name="P72" style:family="paragraph" style:parent-style-name="Standard">
      <style:text-properties fo:font-size="12pt" officeooo:rsid="000b3538" officeooo:paragraph-rsid="0018664a" style:font-size-asian="12pt" style:font-size-complex="12pt"/>
    </style:style>
    <style:style style:name="P73" style:family="paragraph" style:parent-style-name="Standard">
      <style:text-properties fo:font-size="12pt" officeooo:rsid="001a5789" officeooo:paragraph-rsid="001a5789" style:font-size-asian="12pt" style:font-size-complex="12pt"/>
    </style:style>
    <style:style style:name="P74" style:family="paragraph" style:parent-style-name="Standard">
      <style:text-properties fo:font-size="12pt" officeooo:rsid="001d8129" officeooo:paragraph-rsid="001d8129" style:font-size-asian="12pt" style:font-size-complex="12pt"/>
    </style:style>
    <style:style style:name="P75" style:family="paragraph" style:parent-style-name="Standard">
      <style:text-properties fo:font-size="12pt" fo:font-style="normal" officeooo:rsid="000d1156" officeooo:paragraph-rsid="000dc1d2" style:font-size-asian="12pt" style:font-style-asian="normal" style:font-size-complex="12pt" style:font-style-complex="normal"/>
    </style:style>
    <style:style style:name="P76" style:family="paragraph" style:parent-style-name="Standard">
      <style:text-properties fo:font-size="12pt" fo:font-style="normal" officeooo:rsid="000f7bd4" officeooo:paragraph-rsid="000d1156" style:font-size-asian="12pt" style:font-style-asian="normal" style:font-size-complex="12pt" style:font-style-complex="normal"/>
    </style:style>
    <style:style style:name="P77" style:family="paragraph" style:parent-style-name="Standard">
      <style:text-properties fo:font-size="12pt" fo:font-style="normal" officeooo:rsid="00160bba" officeooo:paragraph-rsid="000d1156" style:font-size-asian="12pt" style:font-style-asian="normal" style:font-size-complex="12pt" style:font-style-complex="normal"/>
    </style:style>
    <style:style style:name="P78" style:family="paragraph" style:parent-style-name="Standard">
      <style:text-properties fo:font-size="12pt" fo:font-style="normal" officeooo:rsid="001646ca" officeooo:paragraph-rsid="000d1156" style:font-size-asian="12pt" style:font-style-asian="normal" style:font-size-complex="12pt" style:font-style-complex="normal"/>
    </style:style>
    <style:style style:name="P79" style:family="paragraph" style:parent-style-name="Standard">
      <style:text-properties fo:font-size="12pt" fo:font-style="normal" officeooo:rsid="0018664a" officeooo:paragraph-rsid="0018664a" style:font-size-asian="12pt" style:font-style-asian="normal" style:font-size-complex="12pt" style:font-style-complex="normal"/>
    </style:style>
    <style:style style:name="P80" style:family="paragraph" style:parent-style-name="Standard">
      <style:text-properties fo:font-size="12pt" fo:font-style="normal" officeooo:rsid="001a5789" officeooo:paragraph-rsid="0018664a" style:font-size-asian="12pt" style:font-style-asian="normal" style:font-size-complex="12pt" style:font-style-complex="normal"/>
    </style:style>
    <style:style style:name="P81" style:family="paragraph" style:parent-style-name="Standard">
      <style:text-properties fo:font-size="12pt" fo:font-style="normal" officeooo:rsid="001a5789" officeooo:paragraph-rsid="001a5789" style:font-size-asian="12pt" style:font-style-asian="normal" style:font-size-complex="12pt" style:font-style-complex="normal"/>
    </style:style>
    <style:style style:name="P82" style:family="paragraph" style:parent-style-name="Standard">
      <style:text-properties fo:font-size="12pt" fo:font-style="normal" officeooo:rsid="001a6d2a" officeooo:paragraph-rsid="001a5789" style:font-size-asian="12pt" style:font-style-asian="normal" style:font-size-complex="12pt" style:font-style-complex="normal"/>
    </style:style>
    <style:style style:name="P83" style:family="paragraph" style:parent-style-name="Standard">
      <style:text-properties fo:font-size="12pt" fo:font-style="normal" officeooo:rsid="001b99ec" officeooo:paragraph-rsid="001a5789" style:font-size-asian="12pt" style:font-style-asian="normal" style:font-size-complex="12pt" style:font-style-complex="normal"/>
    </style:style>
    <style:style style:name="P84" style:family="paragraph" style:parent-style-name="Standard">
      <style:text-properties fo:font-size="12pt" fo:font-style="normal" officeooo:rsid="001d8129" officeooo:paragraph-rsid="001d8129" style:font-size-asian="12pt" style:font-style-asian="normal" style:font-size-complex="12pt" style:font-style-complex="normal"/>
    </style:style>
    <style:style style:name="P85" style:family="paragraph" style:parent-style-name="Standard">
      <style:text-properties fo:font-size="12pt" fo:font-style="normal" officeooo:rsid="0024de84" officeooo:paragraph-rsid="0024de84" style:font-size-asian="12pt" style:font-style-asian="normal" style:font-size-complex="12pt" style:font-style-complex="normal"/>
    </style:style>
    <style:style style:name="P86" style:family="paragraph" style:parent-style-name="Standard">
      <style:text-properties fo:font-size="12pt" fo:font-style="normal" officeooo:rsid="002689cb" officeooo:paragraph-rsid="002689cb" style:font-size-asian="12pt" style:font-style-asian="normal" style:font-size-complex="12pt" style:font-style-complex="normal"/>
    </style:style>
    <style:style style:name="P87" style:family="paragraph" style:parent-style-name="Standard">
      <style:text-properties fo:font-size="12pt" fo:font-style="normal" officeooo:rsid="002689cb" officeooo:paragraph-rsid="0029a044" style:font-size-asian="12pt" style:font-style-asian="normal" style:font-size-complex="12pt" style:font-style-complex="normal"/>
    </style:style>
    <style:style style:name="P88" style:family="paragraph" style:parent-style-name="Standard">
      <style:text-properties fo:font-size="12pt" fo:font-style="normal" fo:font-weight="bold" officeooo:rsid="003c5228" officeooo:paragraph-rsid="003c5228" style:font-size-asian="12pt" style:font-style-asian="normal" style:font-weight-asian="bold" style:font-size-complex="12pt" style:font-style-complex="normal" style:font-weight-complex="bold"/>
    </style:style>
    <style:style style:name="P89" style:family="paragraph" style:parent-style-name="Standard">
      <style:text-properties fo:font-size="12pt" fo:font-style="normal" fo:font-weight="bold" officeooo:rsid="00438d72" officeooo:paragraph-rsid="00438d72" style:font-size-asian="12pt" style:font-style-asian="normal" style:font-weight-asian="bold" style:font-size-complex="12pt" style:font-style-complex="normal" style:font-weight-complex="bold"/>
    </style:style>
    <style:style style:name="P90" style:family="paragraph" style:parent-style-name="Standard">
      <style:text-properties fo:font-size="12pt" fo:font-style="normal" fo:font-weight="normal" officeooo:rsid="0029a044" officeooo:paragraph-rsid="002689cb" style:font-size-asian="12pt" style:font-style-asian="normal" style:font-weight-asian="normal" style:font-size-complex="12pt" style:font-style-complex="normal" style:font-weight-complex="normal"/>
    </style:style>
    <style:style style:name="P91" style:family="paragraph" style:parent-style-name="Standard">
      <style:text-properties fo:font-size="12pt" fo:font-style="normal" fo:font-weight="normal" officeooo:rsid="0029a044" officeooo:paragraph-rsid="0029a044" style:font-size-asian="12pt" style:font-style-asian="normal" style:font-weight-asian="normal" style:font-size-complex="12pt" style:font-style-complex="normal" style:font-weight-complex="normal"/>
    </style:style>
    <style:style style:name="P92" style:family="paragraph" style:parent-style-name="Standard">
      <style:text-properties fo:font-size="12pt" fo:font-style="normal" fo:font-weight="normal" officeooo:rsid="0029d0ca" officeooo:paragraph-rsid="0029a044" style:font-size-asian="12pt" style:font-style-asian="normal" style:font-weight-asian="normal" style:font-size-complex="12pt" style:font-style-complex="normal" style:font-weight-complex="normal"/>
    </style:style>
    <style:style style:name="P93" style:family="paragraph" style:parent-style-name="Standard">
      <style:text-properties fo:font-size="12pt" fo:font-style="normal" fo:font-weight="normal" officeooo:rsid="00307d30" officeooo:paragraph-rsid="0029a044" style:font-size-asian="12pt" style:font-style-asian="normal" style:font-weight-asian="normal" style:font-size-complex="12pt" style:font-style-complex="normal" style:font-weight-complex="normal"/>
    </style:style>
    <style:style style:name="P94" style:family="paragraph" style:parent-style-name="Standard">
      <style:text-properties fo:font-size="12pt" fo:font-style="normal" fo:font-weight="normal" officeooo:rsid="00324d1d" officeooo:paragraph-rsid="0029a044" style:font-size-asian="12pt" style:font-style-asian="normal" style:font-weight-asian="normal" style:font-size-complex="12pt" style:font-style-complex="normal" style:font-weight-complex="normal"/>
    </style:style>
    <style:style style:name="P95" style:family="paragraph" style:parent-style-name="Standard">
      <style:text-properties fo:font-size="12pt" fo:font-style="normal" fo:font-weight="normal" officeooo:rsid="00376e08" officeooo:paragraph-rsid="0029a044" style:font-size-asian="12pt" style:font-style-asian="normal" style:font-weight-asian="normal" style:font-size-complex="12pt" style:font-style-complex="normal" style:font-weight-complex="normal"/>
    </style:style>
    <style:style style:name="P96" style:family="paragraph" style:parent-style-name="Standard">
      <style:text-properties fo:font-size="12pt" fo:font-style="normal" fo:font-weight="normal" officeooo:rsid="00376e08" officeooo:paragraph-rsid="003f9226" style:font-size-asian="12pt" style:font-style-asian="normal" style:font-weight-asian="normal" style:font-size-complex="12pt" style:font-style-complex="normal" style:font-weight-complex="normal"/>
    </style:style>
    <style:style style:name="P9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1d8129" officeooo:paragraph-rsid="001a5789" style:font-size-asian="12pt" style:font-style-asian="normal" style:font-size-complex="12pt" style:font-style-complex="normal"/>
    </style:style>
    <style:style style:name="P9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2pt" fo:font-style="normal" officeooo:rsid="0024de84" officeooo:paragraph-rsid="001d8129" style:font-size-asian="12pt" style:font-style-asian="normal" style:font-size-complex="12pt" style:font-style-complex="normal"/>
    </style:style>
    <style:style style:name="P99" style:family="paragraph" style:parent-style-name="Standard">
      <style:paragraph-properties fo:padding-left="0in" fo:padding-right="0in" fo:padding-top="0in" fo:padding-bottom="0.0291in" fo:border-left="none" fo:border-right="none" fo:border-top="none" fo:border-bottom="0.06pt solid #000000" style:join-border="false"/>
      <style:text-properties style:text-line-through-style="none" style:text-line-through-type="none" fo:font-size="12pt" fo:font-style="normal" fo:font-weight="normal" officeooo:rsid="0056bf20" officeooo:paragraph-rsid="0060f9dd" style:font-size-asian="12pt" style:font-style-asian="normal" style:font-weight-asian="normal" style:font-size-complex="12pt" style:font-style-complex="normal" style:font-weight-complex="normal"/>
    </style:style>
    <style:style style:name="P100"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b5d3c7" officeooo:paragraph-rsid="00bcb764" style:font-size-asian="12pt" style:font-style-asian="normal" style:font-weight-asian="normal" style:font-size-complex="12pt" style:font-style-complex="normal" style:font-weight-complex="normal"/>
    </style:style>
    <style:style style:name="P101"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2dff6"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9846in" fo:margin-right="0in" fo:text-indent="0in" style:auto-text-indent="false"/>
      <style:text-properties style:text-line-through-style="none" style:text-line-through-type="none" fo:font-size="12pt" fo:font-style="normal" fo:font-weight="normal" officeooo:rsid="00c0e9ca" officeooo:paragraph-rsid="00c3638f"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2dff6" officeooo:paragraph-rsid="00c2dff6" style:font-size-asian="12pt" style:font-style-asian="italic" style:font-weight-asian="normal" style:font-size-complex="12pt" style:font-style-complex="italic" style:font-weight-complex="normal"/>
    </style:style>
    <style:style style:name="P104" style:family="paragraph" style:parent-style-name="Standard">
      <style:paragraph-properties fo:margin-left="0.9846in" fo:margin-right="0in" fo:text-indent="0in" style:auto-text-indent="false"/>
      <style:text-properties style:text-line-through-style="none" style:text-line-through-type="none" fo:font-size="12pt" fo:font-style="italic" fo:font-weight="normal" officeooo:rsid="00c3638f" officeooo:paragraph-rsid="00c3638f" style:font-size-asian="12pt" style:font-style-asian="italic" style:font-weight-asian="normal" style:font-size-complex="12pt" style:font-style-complex="italic" style:font-weight-complex="normal"/>
    </style:style>
    <style:style style:name="P105" style:family="paragraph" style:parent-style-name="Standard">
      <style:paragraph-properties fo:margin-left="0.4925in" fo:margin-right="0in" fo:text-indent="0in" style:auto-text-indent="false"/>
      <style:text-properties style:text-line-through-style="none" style:text-line-through-type="none" fo:font-size="12pt" fo:font-style="italic" fo:font-weight="normal" officeooo:rsid="00c2dff6" officeooo:paragraph-rsid="00c0e9ca" style:font-size-asian="12pt" style:font-style-asian="italic" style:font-weight-asian="normal" style:font-size-complex="12pt" style:font-style-complex="italic" style:font-weight-complex="normal"/>
    </style:style>
    <style:style style:name="P106"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b35e6f"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ee176c"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ec4b9a" officeooo:paragraph-rsid="00ee176c"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09bacb4" officeooo:paragraph-rsid="00ee176c"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in" fo:margin-right="0in" fo:text-indent="0in" style:auto-text-indent="false"/>
      <style:text-properties style:text-line-through-style="none" style:text-line-through-type="none" fo:font-size="12pt" fo:font-style="normal" fo:font-weight="normal" officeooo:rsid="01186ad9" officeooo:paragraph-rsid="01186ad9" style:font-size-asian="12pt" style:font-style-asian="normal" style:font-weight-asian="normal" style:font-size-complex="12pt" style:font-style-complex="normal" style:font-weight-complex="normal"/>
    </style:style>
    <style:style style:name="P111" style:family="paragraph" style:parent-style-name="Standard">
      <style:text-properties fo:font-size="12pt" fo:font-style="normal" officeooo:rsid="0115e595" officeooo:paragraph-rsid="0115e595" style:font-size-asian="12pt" style:font-style-asian="normal" style:font-size-complex="12pt" style:font-style-complex="normal"/>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officeooo:rsid="0047190e" style:font-style-asian="italic" style:font-style-complex="italic"/>
    </style:style>
    <style:style style:name="T12" style:family="text">
      <style:text-properties fo:font-style="italic" officeooo:rsid="00478add" style:font-style-asian="italic" style:font-style-complex="italic"/>
    </style:style>
    <style:style style:name="T13" style:family="text">
      <style:text-properties fo:font-style="italic" officeooo:rsid="004bbcb9" style:font-style-asian="italic" style:font-style-complex="italic"/>
    </style:style>
    <style:style style:name="T14" style:family="text">
      <style:text-properties fo:font-style="italic" officeooo:rsid="004fa552" style:font-style-asian="italic" style:font-style-complex="italic"/>
    </style:style>
    <style:style style:name="T15" style:family="text">
      <style:text-properties fo:font-style="italic" officeooo:rsid="00517d40" style:font-style-asian="italic" style:font-style-complex="italic"/>
    </style:style>
    <style:style style:name="T16" style:family="text">
      <style:text-properties fo:font-style="italic" officeooo:rsid="00536391" style:font-style-asian="italic" style:font-style-complex="italic"/>
    </style:style>
    <style:style style:name="T17" style:family="text">
      <style:text-properties fo:font-style="italic" officeooo:rsid="00580b58" style:font-style-asian="italic" style:font-style-complex="italic"/>
    </style:style>
    <style:style style:name="T18" style:family="text">
      <style:text-properties fo:font-style="italic" officeooo:rsid="005a070e" style:font-style-asian="italic" style:font-style-complex="italic"/>
    </style:style>
    <style:style style:name="T19" style:family="text">
      <style:text-properties fo:font-style="italic" officeooo:rsid="005bca59" style:font-style-asian="italic" style:font-style-complex="italic"/>
    </style:style>
    <style:style style:name="T20" style:family="text">
      <style:text-properties fo:font-style="italic" officeooo:rsid="0060f9dd" style:font-style-asian="italic" style:font-style-complex="italic"/>
    </style:style>
    <style:style style:name="T21" style:family="text">
      <style:text-properties fo:font-style="italic" officeooo:rsid="0063c8c6" style:font-style-asian="italic" style:font-style-complex="italic"/>
    </style:style>
    <style:style style:name="T22" style:family="text">
      <style:text-properties fo:font-style="italic" officeooo:rsid="00788204" style:font-style-asian="italic" style:font-style-complex="italic"/>
    </style:style>
    <style:style style:name="T23" style:family="text">
      <style:text-properties fo:font-style="italic" officeooo:rsid="007b5eb5" style:font-style-asian="italic" style:font-style-complex="italic"/>
    </style:style>
    <style:style style:name="T24" style:family="text">
      <style:text-properties fo:font-style="italic" officeooo:rsid="009ba72f" style:font-style-asian="italic" style:font-style-complex="italic"/>
    </style:style>
    <style:style style:name="T25" style:family="text">
      <style:text-properties fo:font-style="italic" officeooo:rsid="009bacb4" style:font-style-asian="italic" style:font-style-complex="italic"/>
    </style:style>
    <style:style style:name="T26" style:family="text">
      <style:text-properties fo:font-style="italic" officeooo:rsid="009d3527" style:font-style-asian="italic" style:font-style-complex="italic"/>
    </style:style>
    <style:style style:name="T27" style:family="text">
      <style:text-properties fo:font-style="italic" officeooo:rsid="00b1a29e" style:font-style-asian="italic" style:font-style-complex="italic"/>
    </style:style>
    <style:style style:name="T28" style:family="text">
      <style:text-properties fo:font-style="italic" officeooo:rsid="00c0e9ca" style:font-style-asian="italic" style:font-style-complex="italic"/>
    </style:style>
    <style:style style:name="T29" style:family="text">
      <style:text-properties fo:font-style="italic" officeooo:rsid="00c2dff6" style:font-style-asian="italic" style:font-style-complex="italic"/>
    </style:style>
    <style:style style:name="T30" style:family="text">
      <style:text-properties fo:font-style="italic" officeooo:rsid="00c3638f" style:font-style-asian="italic" style:font-style-complex="italic"/>
    </style:style>
    <style:style style:name="T31" style:family="text">
      <style:text-properties fo:font-style="italic" officeooo:rsid="00ca5168" style:font-style-asian="italic" style:font-style-complex="italic"/>
    </style:style>
    <style:style style:name="T32" style:family="text">
      <style:text-properties fo:font-style="italic" officeooo:rsid="00cfeb19" style:font-style-asian="italic" style:font-style-complex="italic"/>
    </style:style>
    <style:style style:name="T33" style:family="text">
      <style:text-properties fo:font-style="italic" officeooo:rsid="00d4389e" style:font-style-asian="italic" style:font-style-complex="italic"/>
    </style:style>
    <style:style style:name="T34" style:family="text">
      <style:text-properties fo:font-style="italic" officeooo:rsid="00d97fd5" style:font-style-asian="italic" style:font-style-complex="italic"/>
    </style:style>
    <style:style style:name="T35" style:family="text">
      <style:text-properties fo:font-style="italic" officeooo:rsid="00e0d90d" style:font-style-asian="italic" style:font-style-complex="italic"/>
    </style:style>
    <style:style style:name="T36" style:family="text">
      <style:text-properties fo:font-style="italic" officeooo:rsid="00e3e03b" style:font-style-asian="italic" style:font-style-complex="italic"/>
    </style:style>
    <style:style style:name="T37" style:family="text">
      <style:text-properties fo:font-style="italic" officeooo:rsid="00eeb32f" style:font-style-asian="italic" style:font-style-complex="italic"/>
    </style:style>
    <style:style style:name="T38" style:family="text">
      <style:text-properties fo:font-style="italic" officeooo:rsid="00f00659" style:font-style-asian="italic" style:font-style-complex="italic"/>
    </style:style>
    <style:style style:name="T39" style:family="text">
      <style:text-properties fo:font-style="italic" fo:font-weight="normal" officeooo:rsid="00278c53" style:font-style-asian="italic" style:font-weight-asian="normal" style:font-style-complex="italic" style:font-weight-complex="normal"/>
    </style:style>
    <style:style style:name="T40" style:family="text">
      <style:text-properties fo:font-style="italic" fo:font-weight="normal" officeooo:rsid="0029a044" style:font-style-asian="italic" style:font-weight-asian="normal" style:font-style-complex="italic" style:font-weight-complex="normal"/>
    </style:style>
    <style:style style:name="T41" style:family="text">
      <style:text-properties fo:font-style="italic" fo:font-weight="normal" officeooo:rsid="0029d0ca" style:font-style-asian="italic" style:font-weight-asian="normal" style:font-style-complex="italic" style:font-weight-complex="normal"/>
    </style:style>
    <style:style style:name="T42" style:family="text">
      <style:text-properties fo:font-style="italic" fo:font-weight="normal" officeooo:rsid="00324d1d" style:font-style-asian="italic" style:font-weight-asian="normal" style:font-style-complex="italic" style:font-weight-complex="normal"/>
    </style:style>
    <style:style style:name="T43" style:family="text">
      <style:text-properties fo:font-style="italic" fo:font-weight="normal" officeooo:rsid="003452ec" style:font-style-asian="italic" style:font-weight-asian="normal" style:font-style-complex="italic" style:font-weight-complex="normal"/>
    </style:style>
    <style:style style:name="T44" style:family="text">
      <style:text-properties fo:font-style="italic" fo:font-weight="normal" officeooo:rsid="00887343" style:font-style-asian="italic" style:font-weight-asian="normal" style:font-style-complex="italic" style:font-weight-complex="normal"/>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5bca59" style:font-style-asian="italic" style:font-weight-asian="bold" style:font-style-complex="italic" style:font-weight-complex="bold"/>
    </style:style>
    <style:style style:name="T47" style:family="text">
      <style:text-properties fo:font-style="italic" fo:font-weight="bold" officeooo:rsid="009d3527" style:font-style-asian="italic" style:font-weight-asian="bold" style:font-style-complex="italic" style:font-weight-complex="bold"/>
    </style:style>
    <style:style style:name="T48" style:family="text">
      <style:text-properties fo:font-style="italic" fo:font-weight="bold" officeooo:rsid="00cfeb19" style:font-style-asian="italic" style:font-weight-asian="bold" style:font-style-complex="italic" style:font-weight-complex="bold"/>
    </style:style>
    <style:style style:name="T49" style:family="text">
      <style:text-properties fo:font-style="italic" officeooo:rsid="0119b982" style:font-size-asian="10.5pt"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0c5ef6" style:font-style-asian="normal" style:font-style-complex="normal"/>
    </style:style>
    <style:style style:name="T52" style:family="text">
      <style:text-properties fo:font-style="normal" officeooo:rsid="000d1156" style:font-style-asian="normal" style:font-style-complex="normal"/>
    </style:style>
    <style:style style:name="T53" style:family="text">
      <style:text-properties fo:font-style="normal" officeooo:rsid="000dc1d2" style:font-style-asian="normal" style:font-style-complex="normal"/>
    </style:style>
    <style:style style:name="T54" style:family="text">
      <style:text-properties fo:font-style="normal" officeooo:rsid="000f7bd4" style:font-style-asian="normal" style:font-style-complex="normal"/>
    </style:style>
    <style:style style:name="T55" style:family="text">
      <style:text-properties fo:font-style="normal" officeooo:rsid="001161db" style:font-style-asian="normal" style:font-style-complex="normal"/>
    </style:style>
    <style:style style:name="T56" style:family="text">
      <style:text-properties fo:font-style="normal" officeooo:rsid="0012e92d" style:font-style-asian="normal" style:font-style-complex="normal"/>
    </style:style>
    <style:style style:name="T57" style:family="text">
      <style:text-properties fo:font-style="normal" officeooo:rsid="00136435" style:font-style-asian="normal" style:font-style-complex="normal"/>
    </style:style>
    <style:style style:name="T58" style:family="text">
      <style:text-properties fo:font-style="normal" officeooo:rsid="00160bba" style:font-style-asian="normal" style:font-style-complex="normal"/>
    </style:style>
    <style:style style:name="T59" style:family="text">
      <style:text-properties fo:font-style="normal" officeooo:rsid="001646ca" style:font-style-asian="normal" style:font-style-complex="normal"/>
    </style:style>
    <style:style style:name="T60" style:family="text">
      <style:text-properties fo:font-style="normal" officeooo:rsid="001842d7" style:font-style-asian="normal" style:font-style-complex="normal"/>
    </style:style>
    <style:style style:name="T61" style:family="text">
      <style:text-properties fo:font-style="normal" officeooo:rsid="0018664a" style:font-style-asian="normal" style:font-style-complex="normal"/>
    </style:style>
    <style:style style:name="T62" style:family="text">
      <style:text-properties fo:font-style="normal" officeooo:rsid="001a5789" style:font-style-asian="normal" style:font-style-complex="normal"/>
    </style:style>
    <style:style style:name="T63" style:family="text">
      <style:text-properties fo:font-style="normal" officeooo:rsid="001a6d2a" style:font-style-asian="normal" style:font-style-complex="normal"/>
    </style:style>
    <style:style style:name="T64" style:family="text">
      <style:text-properties fo:font-style="normal" officeooo:rsid="001b99ec" style:font-style-asian="normal" style:font-style-complex="normal"/>
    </style:style>
    <style:style style:name="T65" style:family="text">
      <style:text-properties fo:font-style="normal" officeooo:rsid="001d8129" style:font-style-asian="normal" style:font-style-complex="normal"/>
    </style:style>
    <style:style style:name="T66" style:family="text">
      <style:text-properties fo:font-style="normal" officeooo:rsid="001e210c" style:font-style-asian="normal" style:font-style-complex="normal"/>
    </style:style>
    <style:style style:name="T67" style:family="text">
      <style:text-properties officeooo:rsid="0012e92d"/>
    </style:style>
    <style:style style:name="T68" style:family="text">
      <style:text-properties fo:font-weight="bold" style:font-weight-asian="bold" style:font-weight-complex="bold"/>
    </style:style>
    <style:style style:name="T69" style:family="text">
      <style:text-properties fo:font-weight="bold" officeooo:rsid="0027b315" style:font-weight-asian="bold" style:font-weight-complex="bold"/>
    </style:style>
    <style:style style:name="T70" style:family="text">
      <style:text-properties fo:font-weight="bold" officeooo:rsid="003452ec" style:font-weight-asian="bold" style:font-weight-complex="bold"/>
    </style:style>
    <style:style style:name="T71" style:family="text">
      <style:text-properties fo:font-weight="bold" officeooo:rsid="00404f77" style:font-weight-asian="bold" style:font-weight-complex="bold"/>
    </style:style>
    <style:style style:name="T72" style:family="text">
      <style:text-properties fo:font-weight="bold" officeooo:rsid="0042aef2" style:font-weight-asian="bold" style:font-weight-complex="bold"/>
    </style:style>
    <style:style style:name="T73" style:family="text">
      <style:text-properties fo:font-weight="bold" officeooo:rsid="0047190e" style:font-weight-asian="bold" style:font-weight-complex="bold"/>
    </style:style>
    <style:style style:name="T74" style:family="text">
      <style:text-properties fo:font-weight="bold" officeooo:rsid="00478add" style:font-weight-asian="bold" style:font-weight-complex="bold"/>
    </style:style>
    <style:style style:name="T75" style:family="text">
      <style:text-properties fo:font-weight="bold" officeooo:rsid="0042f422" style:font-weight-asian="bold" style:font-weight-complex="bold"/>
    </style:style>
    <style:style style:name="T76" style:family="text">
      <style:text-properties fo:font-weight="bold" officeooo:rsid="0049ce3f" style:font-weight-asian="bold" style:font-weight-complex="bold"/>
    </style:style>
    <style:style style:name="T77" style:family="text">
      <style:text-properties fo:font-weight="bold" officeooo:rsid="004bbcb9" style:font-weight-asian="bold" style:font-weight-complex="bold"/>
    </style:style>
    <style:style style:name="T78" style:family="text">
      <style:text-properties fo:font-weight="bold" officeooo:rsid="004d0826" style:font-weight-asian="bold" style:font-weight-complex="bold"/>
    </style:style>
    <style:style style:name="T79" style:family="text">
      <style:text-properties fo:font-weight="bold" officeooo:rsid="004fa552" style:font-weight-asian="bold" style:font-weight-complex="bold"/>
    </style:style>
    <style:style style:name="T80" style:family="text">
      <style:text-properties fo:font-weight="bold" officeooo:rsid="0052f469" style:font-weight-asian="bold" style:font-weight-complex="bold"/>
    </style:style>
    <style:style style:name="T81" style:family="text">
      <style:text-properties fo:font-weight="bold" officeooo:rsid="00536391" style:font-weight-asian="bold" style:font-weight-complex="bold"/>
    </style:style>
    <style:style style:name="T82" style:family="text">
      <style:text-properties fo:font-weight="bold" officeooo:rsid="005bca59" style:font-weight-asian="bold" style:font-weight-complex="bold"/>
    </style:style>
    <style:style style:name="T83" style:family="text">
      <style:text-properties fo:font-weight="bold" officeooo:rsid="005d1de3" style:font-weight-asian="bold" style:font-weight-complex="bold"/>
    </style:style>
    <style:style style:name="T84" style:family="text">
      <style:text-properties fo:font-weight="bold" officeooo:rsid="005fb121" style:font-weight-asian="bold" style:font-weight-complex="bold"/>
    </style:style>
    <style:style style:name="T85" style:family="text">
      <style:text-properties fo:font-weight="bold" officeooo:rsid="0064d2a2" style:font-weight-asian="bold" style:font-weight-complex="bold"/>
    </style:style>
    <style:style style:name="T86" style:family="text">
      <style:text-properties fo:font-weight="bold" officeooo:rsid="006b5c0a" style:font-weight-asian="bold" style:font-weight-complex="bold"/>
    </style:style>
    <style:style style:name="T87" style:family="text">
      <style:text-properties fo:font-weight="bold" officeooo:rsid="007377df" style:font-weight-asian="bold" style:font-weight-complex="bold"/>
    </style:style>
    <style:style style:name="T88" style:family="text">
      <style:text-properties fo:font-weight="bold" officeooo:rsid="00788204" style:font-weight-asian="bold" style:font-weight-complex="bold"/>
    </style:style>
    <style:style style:name="T89" style:family="text">
      <style:text-properties fo:font-weight="bold" officeooo:rsid="007b5eb5" style:font-weight-asian="bold" style:font-weight-complex="bold"/>
    </style:style>
    <style:style style:name="T90" style:family="text">
      <style:text-properties fo:font-weight="bold" officeooo:rsid="009a4bbc" style:font-weight-asian="bold" style:font-weight-complex="bold"/>
    </style:style>
    <style:style style:name="T91" style:family="text">
      <style:text-properties fo:font-weight="bold" officeooo:rsid="009ba72f" style:font-weight-asian="bold" style:font-weight-complex="bold"/>
    </style:style>
    <style:style style:name="T92" style:family="text">
      <style:text-properties fo:font-weight="bold" officeooo:rsid="009d3527" style:font-weight-asian="bold" style:font-weight-complex="bold"/>
    </style:style>
    <style:style style:name="T93" style:family="text">
      <style:text-properties fo:font-weight="bold" officeooo:rsid="00a1f97a" style:font-weight-asian="bold" style:font-weight-complex="bold"/>
    </style:style>
    <style:style style:name="T94" style:family="text">
      <style:text-properties fo:font-weight="bold" officeooo:rsid="00a282f4" style:font-weight-asian="bold" style:font-weight-complex="bold"/>
    </style:style>
    <style:style style:name="T95" style:family="text">
      <style:text-properties fo:font-weight="bold" officeooo:rsid="00a3b4f5" style:font-weight-asian="bold" style:font-weight-complex="bold"/>
    </style:style>
    <style:style style:name="T96" style:family="text">
      <style:text-properties fo:font-weight="bold" officeooo:rsid="00a7064c" style:font-weight-asian="bold" style:font-weight-complex="bold"/>
    </style:style>
    <style:style style:name="T97" style:family="text">
      <style:text-properties fo:font-weight="bold" officeooo:rsid="00ad9804" style:font-weight-asian="bold" style:font-weight-complex="bold"/>
    </style:style>
    <style:style style:name="T98" style:family="text">
      <style:text-properties fo:font-weight="bold" officeooo:rsid="00b1a29e" style:font-weight-asian="bold" style:font-weight-complex="bold"/>
    </style:style>
    <style:style style:name="T99" style:family="text">
      <style:text-properties fo:font-weight="bold" officeooo:rsid="00b22731" style:font-weight-asian="bold" style:font-weight-complex="bold"/>
    </style:style>
    <style:style style:name="T100" style:family="text">
      <style:text-properties fo:font-weight="bold" officeooo:rsid="00b3e701" style:font-weight-asian="bold" style:font-weight-complex="bold"/>
    </style:style>
    <style:style style:name="T101" style:family="text">
      <style:text-properties fo:font-weight="bold" officeooo:rsid="00b87171" style:font-weight-asian="bold" style:font-weight-complex="bold"/>
    </style:style>
    <style:style style:name="T102" style:family="text">
      <style:text-properties fo:font-weight="bold" officeooo:rsid="00bac1af" style:font-weight-asian="bold" style:font-weight-complex="bold"/>
    </style:style>
    <style:style style:name="T103" style:family="text">
      <style:text-properties fo:font-weight="bold" officeooo:rsid="00bcb764" style:font-weight-asian="bold" style:font-weight-complex="bold"/>
    </style:style>
    <style:style style:name="T104" style:family="text">
      <style:text-properties fo:font-weight="bold" officeooo:rsid="00c9d921" style:font-weight-asian="bold" style:font-weight-complex="bold"/>
    </style:style>
    <style:style style:name="T105" style:family="text">
      <style:text-properties fo:font-weight="bold" officeooo:rsid="00ce663b" style:font-weight-asian="bold" style:font-weight-complex="bold"/>
    </style:style>
    <style:style style:name="T106" style:family="text">
      <style:text-properties fo:font-weight="bold" officeooo:rsid="00cfeb19" style:font-weight-asian="bold" style:font-weight-complex="bold"/>
    </style:style>
    <style:style style:name="T107" style:family="text">
      <style:text-properties fo:font-weight="bold" officeooo:rsid="00d5d559" style:font-weight-asian="bold" style:font-weight-complex="bold"/>
    </style:style>
    <style:style style:name="T108" style:family="text">
      <style:text-properties fo:font-weight="bold" officeooo:rsid="00d73f2a" style:font-weight-asian="bold" style:font-weight-complex="bold"/>
    </style:style>
    <style:style style:name="T109" style:family="text">
      <style:text-properties fo:font-weight="bold" officeooo:rsid="00ee176c" style:font-weight-asian="bold" style:font-weight-complex="bold"/>
    </style:style>
    <style:style style:name="T110" style:family="text">
      <style:text-properties fo:font-weight="bold" officeooo:rsid="00eeb32f" style:font-weight-asian="bold" style:font-weight-complex="bold"/>
    </style:style>
    <style:style style:name="T111" style:family="text">
      <style:text-properties fo:font-weight="bold" officeooo:rsid="00f00659" style:font-weight-asian="bold" style:font-weight-complex="bold"/>
    </style:style>
    <style:style style:name="T112" style:family="text">
      <style:text-properties fo:font-weight="bold" officeooo:rsid="00f0818f" style:font-weight-asian="bold" style:font-weight-complex="bold"/>
    </style:style>
    <style:style style:name="T113" style:family="text">
      <style:text-properties fo:font-weight="bold" officeooo:rsid="00f92eb1" style:font-weight-asian="bold" style:font-weight-complex="bold"/>
    </style:style>
    <style:style style:name="T114" style:family="text">
      <style:text-properties fo:font-weight="bold" officeooo:rsid="00fab57e" style:font-weight-asian="bold" style:font-weight-complex="bold"/>
    </style:style>
    <style:style style:name="T115" style:family="text">
      <style:text-properties fo:font-weight="bold" officeooo:rsid="010fe531" style:font-weight-asian="bold" style:font-weight-complex="bold"/>
    </style:style>
    <style:style style:name="T116" style:family="text">
      <style:text-properties fo:font-weight="bold" officeooo:rsid="0111a3fb" style:font-weight-asian="bold" style:font-weight-complex="bold"/>
    </style:style>
    <style:style style:name="T117" style:family="text">
      <style:text-properties fo:font-weight="bold" officeooo:rsid="011263f5" style:font-weight-asian="bold" style:font-weight-complex="bold"/>
    </style:style>
    <style:style style:name="T118" style:family="text">
      <style:text-properties fo:font-weight="bold" officeooo:rsid="0113a721" style:font-weight-asian="bold" style:font-weight-complex="bold"/>
    </style:style>
    <style:style style:name="T119" style:family="text">
      <style:text-properties fo:font-weight="bold" officeooo:rsid="01167388" style:font-weight-asian="bold" style:font-weight-complex="bold"/>
    </style:style>
    <style:style style:name="T120" style:family="text">
      <style:text-properties fo:font-weight="bold" officeooo:rsid="0113a721" style:font-size-asian="10.5pt" style:font-weight-asian="bold" style:font-weight-complex="bold"/>
    </style:style>
    <style:style style:name="T121" style:family="text">
      <style:text-properties fo:font-weight="bold" officeooo:rsid="0114057e" style:font-size-asian="10.5pt" style:font-weight-asian="bold" style:font-weight-complex="bold"/>
    </style:style>
    <style:style style:name="T122" style:family="text">
      <style:text-properties fo:font-weight="bold" officeooo:rsid="0115e595" style:font-size-asian="10.5pt" style:font-weight-asian="bold" style:font-weight-complex="bold"/>
    </style:style>
    <style:style style:name="T123" style:family="text">
      <style:text-properties fo:font-weight="bold" officeooo:rsid="0119b982" style:font-size-asian="10.5pt" style:font-weight-asian="bold" style:font-weight-complex="bold"/>
    </style:style>
    <style:style style:name="T124" style:family="text">
      <style:text-properties fo:font-weight="bold" officeooo:rsid="011bf2bb" style:font-size-asian="10.5pt" style:font-weight-asian="bold" style:font-weight-complex="bold"/>
    </style:style>
    <style:style style:name="T125" style:family="text">
      <style:text-properties fo:font-weight="normal" style:font-weight-asian="normal" style:font-weight-complex="normal"/>
    </style:style>
    <style:style style:name="T126" style:family="text">
      <style:text-properties fo:font-weight="normal" officeooo:rsid="00278c53" style:font-weight-asian="normal" style:font-weight-complex="normal"/>
    </style:style>
    <style:style style:name="T127" style:family="text">
      <style:text-properties fo:font-weight="normal" officeooo:rsid="0027b315" style:font-weight-asian="normal" style:font-weight-complex="normal"/>
    </style:style>
    <style:style style:name="T128" style:family="text">
      <style:text-properties fo:font-weight="normal" officeooo:rsid="0029a044" style:font-weight-asian="normal" style:font-weight-complex="normal"/>
    </style:style>
    <style:style style:name="T129" style:family="text">
      <style:text-properties fo:font-weight="normal" officeooo:rsid="0029d0ca" style:font-weight-asian="normal" style:font-weight-complex="normal"/>
    </style:style>
    <style:style style:name="T130" style:family="text">
      <style:text-properties fo:font-weight="normal" officeooo:rsid="002ef30b" style:font-weight-asian="normal" style:font-weight-complex="normal"/>
    </style:style>
    <style:style style:name="T131" style:family="text">
      <style:text-properties fo:font-weight="normal" officeooo:rsid="00307d30" style:font-weight-asian="normal" style:font-weight-complex="normal"/>
    </style:style>
    <style:style style:name="T132" style:family="text">
      <style:text-properties fo:font-weight="normal" officeooo:rsid="00324d1d" style:font-weight-asian="normal" style:font-weight-complex="normal"/>
    </style:style>
    <style:style style:name="T133" style:family="text">
      <style:text-properties fo:font-weight="normal" officeooo:rsid="003452ec" style:font-weight-asian="normal" style:font-weight-complex="normal"/>
    </style:style>
    <style:style style:name="T134" style:family="text">
      <style:text-properties fo:font-weight="normal" officeooo:rsid="00355542" style:font-weight-asian="normal" style:font-weight-complex="normal"/>
    </style:style>
    <style:style style:name="T135" style:family="text">
      <style:text-properties fo:font-weight="normal" officeooo:rsid="00373223" style:font-weight-asian="normal" style:font-weight-complex="normal"/>
    </style:style>
    <style:style style:name="T136" style:family="text">
      <style:text-properties fo:font-weight="normal" officeooo:rsid="00376e08" style:font-weight-asian="normal" style:font-weight-complex="normal"/>
    </style:style>
    <style:style style:name="T137" style:family="text">
      <style:text-properties fo:font-weight="normal" officeooo:rsid="00536391" style:font-weight-asian="normal" style:font-weight-complex="normal"/>
    </style:style>
    <style:style style:name="T138" style:family="text">
      <style:text-properties fo:font-weight="normal" officeooo:rsid="006d7b0f" style:font-weight-asian="normal" style:font-weight-complex="normal"/>
    </style:style>
    <style:style style:name="T139" style:family="text">
      <style:text-properties fo:font-weight="normal" officeooo:rsid="007377df" style:font-weight-asian="normal" style:font-weight-complex="normal"/>
    </style:style>
    <style:style style:name="T140" style:family="text">
      <style:text-properties fo:font-weight="normal" officeooo:rsid="00846cc4" style:font-weight-asian="normal" style:font-weight-complex="normal"/>
    </style:style>
    <style:style style:name="T141" style:family="text">
      <style:text-properties fo:font-weight="normal" officeooo:rsid="00863fa9" style:font-weight-asian="normal" style:font-weight-complex="normal"/>
    </style:style>
    <style:style style:name="T142" style:family="text">
      <style:text-properties fo:font-weight="normal" officeooo:rsid="008809c8" style:font-weight-asian="normal" style:font-weight-complex="normal"/>
    </style:style>
    <style:style style:name="T143" style:family="text">
      <style:text-properties fo:font-weight="normal" officeooo:rsid="00887343" style:font-weight-asian="normal" style:font-weight-complex="normal"/>
    </style:style>
    <style:style style:name="T144" style:family="text">
      <style:text-properties fo:font-weight="normal" officeooo:rsid="0089797a" style:font-weight-asian="normal" style:font-weight-complex="normal"/>
    </style:style>
    <style:style style:name="T145" style:family="text">
      <style:text-properties fo:font-weight="normal" officeooo:rsid="008b5c18" style:font-weight-asian="normal" style:font-weight-complex="normal"/>
    </style:style>
    <style:style style:name="T146" style:family="text">
      <style:text-properties fo:font-weight="normal" officeooo:rsid="008b6443" style:font-weight-asian="normal" style:font-weight-complex="normal"/>
    </style:style>
    <style:style style:name="T147" style:family="text">
      <style:text-properties fo:font-weight="normal" officeooo:rsid="008d5e23" style:font-weight-asian="normal" style:font-weight-complex="normal"/>
    </style:style>
    <style:style style:name="T148" style:family="text">
      <style:text-properties fo:font-weight="normal" officeooo:rsid="008efdf6" style:font-weight-asian="normal" style:font-weight-complex="normal"/>
    </style:style>
    <style:style style:name="T149" style:family="text">
      <style:text-properties fo:font-weight="normal" officeooo:rsid="008f79b8" style:font-weight-asian="normal" style:font-weight-complex="normal"/>
    </style:style>
    <style:style style:name="T150" style:family="text">
      <style:text-properties fo:font-weight="normal" officeooo:rsid="00905b99" style:font-weight-asian="normal" style:font-weight-complex="normal"/>
    </style:style>
    <style:style style:name="T151" style:family="text">
      <style:text-properties fo:font-weight="normal" officeooo:rsid="0092c4f2" style:font-weight-asian="normal" style:font-weight-complex="normal"/>
    </style:style>
    <style:style style:name="T152" style:family="text">
      <style:text-properties fo:font-weight="normal" officeooo:rsid="0093fc35" style:font-weight-asian="normal" style:font-weight-complex="normal"/>
    </style:style>
    <style:style style:name="T153" style:family="text">
      <style:text-properties fo:font-weight="normal" officeooo:rsid="00958654" style:font-weight-asian="normal" style:font-weight-complex="normal"/>
    </style:style>
    <style:style style:name="T154" style:family="text">
      <style:text-properties fo:font-weight="normal" officeooo:rsid="003452ec" fo:background-color="#ed1c24" loext:char-shading-value="0" style:font-weight-asian="normal" style:font-weight-complex="normal"/>
    </style:style>
    <style:style style:name="T155" style:family="text">
      <style:text-properties officeooo:rsid="00257817"/>
    </style:style>
    <style:style style:name="T156" style:family="text">
      <style:text-properties officeooo:rsid="0027b315"/>
    </style:style>
    <style:style style:name="T157" style:family="text">
      <style:text-properties officeooo:rsid="003bcd48"/>
    </style:style>
    <style:style style:name="T158" style:family="text">
      <style:text-properties officeooo:rsid="003c5228"/>
    </style:style>
    <style:style style:name="T159" style:family="text">
      <style:text-properties style:text-line-through-style="solid" style:text-line-through-type="single"/>
    </style:style>
    <style:style style:name="T160" style:family="text">
      <style:text-properties style:text-line-through-style="solid" style:text-line-through-type="single" officeooo:rsid="003c5228"/>
    </style:style>
    <style:style style:name="T161" style:family="text">
      <style:text-properties style:text-line-through-style="solid" style:text-line-through-type="single" officeooo:rsid="00eeb32f"/>
    </style:style>
    <style:style style:name="T162" style:family="text">
      <style:text-properties style:text-line-through-style="none" style:text-line-through-type="none" officeooo:rsid="003c5228"/>
    </style:style>
    <style:style style:name="T163" style:family="text">
      <style:text-properties style:text-line-through-style="none" style:text-line-through-type="none" fo:font-weight="bold" officeooo:rsid="003c5228" style:font-weight-asian="bold" style:font-weight-complex="bold"/>
    </style:style>
    <style:style style:name="T164" style:family="text">
      <style:text-properties style:text-line-through-style="none" style:text-line-through-type="none" fo:font-weight="bold" officeooo:rsid="003dba96" style:font-weight-asian="bold" style:font-weight-complex="bold"/>
    </style:style>
    <style:style style:name="T165" style:family="text">
      <style:text-properties style:text-line-through-style="none" style:text-line-through-type="none" officeooo:rsid="003dba96"/>
    </style:style>
    <style:style style:name="T166" style:family="text">
      <style:text-properties style:text-line-through-style="none" style:text-line-through-type="none" fo:font-style="italic" officeooo:rsid="003dba96" style:font-style-asian="italic" style:font-style-complex="italic"/>
    </style:style>
    <style:style style:name="T167" style:family="text">
      <style:text-properties style:text-line-through-style="none" style:text-line-through-type="none" fo:font-style="italic" officeooo:rsid="003f9226" style:font-style-asian="italic" style:font-style-complex="italic"/>
    </style:style>
    <style:style style:name="T168" style:family="text">
      <style:text-properties style:text-line-through-style="none" style:text-line-through-type="none" officeooo:rsid="003f9226"/>
    </style:style>
    <style:style style:name="T169" style:family="text">
      <style:text-properties style:text-line-through-style="none" style:text-line-through-type="none" officeooo:rsid="00404f77"/>
    </style:style>
    <style:style style:name="T170" style:family="text">
      <style:text-properties style:text-line-through-style="none" style:text-line-through-type="none" fo:font-size="12pt" fo:font-style="normal" fo:font-weight="normal" officeooo:rsid="0097fec4" style:font-size-asian="12pt" style:font-style-asian="normal" style:font-weight-asian="normal" style:font-size-complex="12pt" style:font-style-complex="normal" style:font-weight-complex="normal"/>
    </style:style>
    <style:style style:name="T171" style:family="text">
      <style:text-properties style:text-line-through-style="none" style:text-line-through-type="none" fo:font-size="12pt" fo:font-style="normal" fo:font-weight="normal" officeooo:rsid="00982f6e" style:font-size-asian="12pt" style:font-style-asian="normal" style:font-weight-asian="normal" style:font-size-complex="12pt" style:font-style-complex="normal" style:font-weight-complex="normal"/>
    </style:style>
    <style:style style:name="T172" style:family="text">
      <style:text-properties style:text-line-through-style="none" style:text-line-through-type="none" fo:font-size="12pt" fo:font-style="normal" fo:font-weight="normal" officeooo:rsid="009a4bbc" style:font-size-asian="12pt" style:font-style-asian="normal" style:font-weight-asian="normal" style:font-size-complex="12pt" style:font-style-complex="normal" style:font-weight-complex="normal"/>
    </style:style>
    <style:style style:name="T173" style:family="text">
      <style:text-properties style:text-line-through-style="none" style:text-line-through-type="none" fo:font-size="12pt" fo:font-style="normal" fo:font-weight="bold" officeooo:rsid="00982f6e" style:font-size-asian="12pt" style:font-style-asian="normal" style:font-weight-asian="bold" style:font-size-complex="12pt" style:font-style-complex="normal" style:font-weight-complex="bold"/>
    </style:style>
    <style:style style:name="T174" style:family="text">
      <style:text-properties style:text-line-through-style="none" style:text-line-through-type="none" fo:font-size="12pt" fo:font-style="normal" fo:font-weight="bold" officeooo:rsid="009a4bbc" style:font-size-asian="12pt" style:font-style-asian="normal" style:font-weight-asian="bold" style:font-size-complex="12pt" style:font-style-complex="normal" style:font-weight-complex="bold"/>
    </style:style>
    <style:style style:name="T175" style:family="text">
      <style:text-properties officeooo:rsid="003f9a46"/>
    </style:style>
    <style:style style:name="T176" style:family="text">
      <style:text-properties officeooo:rsid="00404f77"/>
    </style:style>
    <style:style style:name="T177" style:family="text">
      <style:text-properties officeooo:rsid="00412366"/>
    </style:style>
    <style:style style:name="T178" style:family="text">
      <style:text-properties officeooo:rsid="0042aef2"/>
    </style:style>
    <style:style style:name="T179" style:family="text">
      <style:text-properties officeooo:rsid="0042f422"/>
    </style:style>
    <style:style style:name="T180" style:family="text">
      <style:text-properties officeooo:rsid="00438d72"/>
    </style:style>
    <style:style style:name="T181" style:family="text">
      <style:text-properties officeooo:rsid="0047190e"/>
    </style:style>
    <style:style style:name="T182" style:family="text">
      <style:text-properties officeooo:rsid="00478add"/>
    </style:style>
    <style:style style:name="T183" style:family="text">
      <style:text-properties officeooo:rsid="0049ce3f"/>
    </style:style>
    <style:style style:name="T184" style:family="text">
      <style:text-properties officeooo:rsid="004bbcb9"/>
    </style:style>
    <style:style style:name="T185" style:family="text">
      <style:text-properties officeooo:rsid="004cc61c"/>
    </style:style>
    <style:style style:name="T186" style:family="text">
      <style:text-properties officeooo:rsid="004d0826"/>
    </style:style>
    <style:style style:name="T187" style:family="text">
      <style:text-properties officeooo:rsid="004e687f"/>
    </style:style>
    <style:style style:name="T188" style:family="text">
      <style:text-properties officeooo:rsid="004fa552"/>
    </style:style>
    <style:style style:name="T189" style:family="text">
      <style:text-properties officeooo:rsid="00517d40"/>
    </style:style>
    <style:style style:name="T190" style:family="text">
      <style:text-properties officeooo:rsid="0052f469"/>
    </style:style>
    <style:style style:name="T191" style:family="text">
      <style:text-properties officeooo:rsid="005348f7"/>
    </style:style>
    <style:style style:name="T192" style:family="text">
      <style:text-properties officeooo:rsid="00536391"/>
    </style:style>
    <style:style style:name="T193" style:family="text">
      <style:text-properties officeooo:rsid="005710d7"/>
    </style:style>
    <style:style style:name="T194" style:family="text">
      <style:text-properties officeooo:rsid="00580b58"/>
    </style:style>
    <style:style style:name="T195" style:family="text">
      <style:text-properties officeooo:rsid="0059af1b"/>
    </style:style>
    <style:style style:name="T196" style:family="text">
      <style:text-properties officeooo:rsid="005a070e"/>
    </style:style>
    <style:style style:name="T197" style:family="text">
      <style:text-properties officeooo:rsid="005bca59"/>
    </style:style>
    <style:style style:name="T198" style:family="text">
      <style:text-properties officeooo:rsid="005d1de3"/>
    </style:style>
    <style:style style:name="T199" style:family="text">
      <style:text-properties officeooo:rsid="005fb121"/>
    </style:style>
    <style:style style:name="T200" style:family="text">
      <style:text-properties officeooo:rsid="0060f9dd"/>
    </style:style>
    <style:style style:name="T201" style:family="text">
      <style:text-properties officeooo:rsid="0061e1e6"/>
    </style:style>
    <style:style style:name="T202" style:family="text">
      <style:text-properties officeooo:rsid="0063c8c6"/>
    </style:style>
    <style:style style:name="T203" style:family="text">
      <style:text-properties officeooo:rsid="0064d2a2"/>
    </style:style>
    <style:style style:name="T204" style:family="text">
      <style:text-properties officeooo:rsid="00688003"/>
    </style:style>
    <style:style style:name="T205" style:family="text">
      <style:text-properties officeooo:rsid="006aa24f"/>
    </style:style>
    <style:style style:name="T206" style:family="text">
      <style:text-properties officeooo:rsid="006b5c0a"/>
    </style:style>
    <style:style style:name="T207" style:family="text">
      <style:text-properties officeooo:rsid="006c6b79"/>
    </style:style>
    <style:style style:name="T208" style:family="text">
      <style:text-properties officeooo:rsid="006d7b0f"/>
    </style:style>
    <style:style style:name="T209" style:family="text">
      <style:text-properties officeooo:rsid="007377df"/>
    </style:style>
    <style:style style:name="T210" style:family="text">
      <style:text-properties officeooo:rsid="00788204"/>
    </style:style>
    <style:style style:name="T211" style:family="text">
      <style:text-properties officeooo:rsid="007b5eb5"/>
    </style:style>
    <style:style style:name="T212" style:family="text">
      <style:text-properties officeooo:rsid="008809c8"/>
    </style:style>
    <style:style style:name="T213" style:family="text">
      <style:text-properties officeooo:rsid="0089797a"/>
    </style:style>
    <style:style style:name="T214" style:family="text">
      <style:text-properties officeooo:rsid="008b5c18"/>
    </style:style>
    <style:style style:name="T215" style:family="text">
      <style:text-properties officeooo:rsid="008d5e23"/>
    </style:style>
    <style:style style:name="T216" style:family="text">
      <style:text-properties officeooo:rsid="00958654"/>
    </style:style>
    <style:style style:name="T217" style:family="text">
      <style:text-properties officeooo:rsid="0097fec4"/>
    </style:style>
    <style:style style:name="T218" style:family="text">
      <style:text-properties officeooo:rsid="00982f6e"/>
    </style:style>
    <style:style style:name="T219" style:family="text">
      <style:text-properties officeooo:rsid="0098ad1d"/>
    </style:style>
    <style:style style:name="T220" style:family="text">
      <style:text-properties officeooo:rsid="009a4bbc"/>
    </style:style>
    <style:style style:name="T221" style:family="text">
      <style:text-properties officeooo:rsid="009ba72f"/>
    </style:style>
    <style:style style:name="T222" style:family="text">
      <style:text-properties officeooo:rsid="009bacb4"/>
    </style:style>
    <style:style style:name="T223" style:family="text">
      <style:text-properties officeooo:rsid="009d3527"/>
    </style:style>
    <style:style style:name="T224" style:family="text">
      <style:text-properties officeooo:rsid="009dea5c"/>
    </style:style>
    <style:style style:name="T225" style:family="text">
      <style:text-properties officeooo:rsid="00a1f97a"/>
    </style:style>
    <style:style style:name="T226" style:family="text">
      <style:text-properties officeooo:rsid="00a282f4"/>
    </style:style>
    <style:style style:name="T227" style:family="text">
      <style:text-properties officeooo:rsid="00a3b4f5"/>
    </style:style>
    <style:style style:name="T228" style:family="text">
      <style:text-properties officeooo:rsid="00a7064c"/>
    </style:style>
    <style:style style:name="T229" style:family="text">
      <style:text-properties officeooo:rsid="00b1a29e"/>
    </style:style>
    <style:style style:name="T230" style:family="text">
      <style:text-properties officeooo:rsid="00b22731"/>
    </style:style>
    <style:style style:name="T231" style:family="text">
      <style:text-properties officeooo:rsid="00b35e6f"/>
    </style:style>
    <style:style style:name="T232" style:family="text">
      <style:text-properties officeooo:rsid="00b3e701"/>
    </style:style>
    <style:style style:name="T233" style:family="text">
      <style:text-properties officeooo:rsid="00b703ce"/>
    </style:style>
    <style:style style:name="T234" style:family="text">
      <style:text-properties officeooo:rsid="00b87171"/>
    </style:style>
    <style:style style:name="T235" style:family="text">
      <style:text-properties officeooo:rsid="00bac1af"/>
    </style:style>
    <style:style style:name="T236" style:family="text">
      <style:text-properties officeooo:rsid="00bcb764"/>
    </style:style>
    <style:style style:name="T237" style:family="text">
      <style:text-properties officeooo:rsid="00bf648a"/>
    </style:style>
    <style:style style:name="T238" style:family="text">
      <style:text-properties officeooo:rsid="00bfdb0e"/>
    </style:style>
    <style:style style:name="T239" style:family="text">
      <style:text-properties officeooo:rsid="00c0e9ca"/>
    </style:style>
    <style:style style:name="T240" style:family="text">
      <style:text-properties officeooo:rsid="00c2dff6"/>
    </style:style>
    <style:style style:name="T241" style:family="text">
      <style:text-properties officeooo:rsid="00c3638f"/>
    </style:style>
    <style:style style:name="T242" style:family="text">
      <style:text-properties officeooo:rsid="00c84ba1"/>
    </style:style>
    <style:style style:name="T243" style:family="text">
      <style:text-properties officeooo:rsid="00c9d921"/>
    </style:style>
    <style:style style:name="T244" style:family="text">
      <style:text-properties style:font-name="Liberation Serif1" officeooo:rsid="00c9d921"/>
    </style:style>
    <style:style style:name="T245" style:family="text">
      <style:text-properties officeooo:rsid="00ca5168"/>
    </style:style>
    <style:style style:name="T246" style:family="text">
      <style:text-properties officeooo:rsid="00cc4a18"/>
    </style:style>
    <style:style style:name="T247" style:family="text">
      <style:text-properties officeooo:rsid="00ce663b"/>
    </style:style>
    <style:style style:name="T248" style:family="text">
      <style:text-properties officeooo:rsid="00cfeb19"/>
    </style:style>
    <style:style style:name="T249" style:family="text">
      <style:text-properties officeooo:rsid="00d4389e"/>
    </style:style>
    <style:style style:name="T250" style:family="text">
      <style:text-properties officeooo:rsid="00d73f2a"/>
    </style:style>
    <style:style style:name="T251" style:family="text">
      <style:text-properties officeooo:rsid="00d97fd5"/>
    </style:style>
    <style:style style:name="T252" style:family="text">
      <style:text-properties officeooo:rsid="00db103b"/>
    </style:style>
    <style:style style:name="T253" style:family="text">
      <style:text-properties officeooo:rsid="00dd1a5d"/>
    </style:style>
    <style:style style:name="T254" style:family="text">
      <style:text-properties officeooo:rsid="00e0d90d"/>
    </style:style>
    <style:style style:name="T255" style:family="text">
      <style:text-properties officeooo:rsid="00e3e03b"/>
    </style:style>
    <style:style style:name="T256" style:family="text">
      <style:text-properties officeooo:rsid="00e791f4"/>
    </style:style>
    <style:style style:name="T257" style:family="text">
      <style:text-properties officeooo:rsid="00ea0d67"/>
    </style:style>
    <style:style style:name="T258" style:family="text">
      <style:text-properties officeooo:rsid="00ec4b9a"/>
    </style:style>
    <style:style style:name="T259" style:family="text">
      <style:text-properties officeooo:rsid="00ee176c"/>
    </style:style>
    <style:style style:name="T260" style:family="text">
      <style:text-properties officeooo:rsid="00eeb32f"/>
    </style:style>
    <style:style style:name="T261" style:family="text">
      <style:text-properties officeooo:rsid="00f00659"/>
    </style:style>
    <style:style style:name="T262" style:family="text">
      <style:text-properties officeooo:rsid="00f452ad"/>
    </style:style>
    <style:style style:name="T263" style:family="text">
      <style:text-properties officeooo:rsid="00f855ba"/>
    </style:style>
    <style:style style:name="T264" style:family="text">
      <style:text-properties officeooo:rsid="00f8a6ca"/>
    </style:style>
    <style:style style:name="T265" style:family="text">
      <style:text-properties officeooo:rsid="00f92eb1"/>
    </style:style>
    <style:style style:name="T266" style:family="text">
      <style:text-properties officeooo:rsid="00fab57e"/>
    </style:style>
    <style:style style:name="T267" style:family="text">
      <style:text-properties officeooo:rsid="010fe531"/>
    </style:style>
    <style:style style:name="T268" style:family="text">
      <style:text-properties fo:font-size="96pt" fo:font-weight="bold" officeooo:rsid="0113a721" style:font-size-asian="96pt" style:font-weight-asian="bold" style:font-size-complex="96pt" style:font-weight-complex="bold"/>
    </style:style>
    <style:style style:name="T269" style:family="text">
      <style:text-properties officeooo:rsid="01167388"/>
    </style:style>
    <style:style style:name="T270" style:family="text">
      <style:text-properties style:font-size-asian="10.5pt"/>
    </style:style>
    <style:style style:name="T271" style:family="text">
      <style:text-properties officeooo:rsid="0115e595" style:font-size-asian="10.5pt"/>
    </style:style>
    <style:style style:name="T272" style:family="text">
      <style:text-properties officeooo:rsid="0119b982" style:font-size-asian="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69"><text:span text:style-name="T1"><text:tab/>Behind</text:span> Vinias IX and the tower were a gaggle of assorted high ranking Cirulists and <text:span text:style-name="T67">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70"><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70"><text:tab/><text:span text:style-name="T1">Vinias turned around. </text:span><text:span text:style-name="T3">This Shimmering nonsense is not worth the cost</text:span><text:span text:style-name="T51">. Irritated, </text:span><text:span text:style-name="T52">t</text:span><text:span text:style-name="T51">he Annointed </text:span><text:span text:style-name="T52">One</text:span><text:span text:style-name="T51"> </text:span><text:span text:style-name="T53">swiveled to face </text:span><text:span text:style-name="T51">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71"><text:span text:style-name="T51"><text:tab/>It didn’t take long for Gasban to begin speaking. “We finished final checks last night, arch-chancellor. </text:span><text:span text:style-name="T52">A few of the Craftsmen raised concerns over keeping the Protocol, they claim the end points <text:s/>aren’t stable enough to keep the focus.” </text:span></text:p>
      <text:p text:style-name="P75"><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71"><text:span text:style-name="T52"><text:tab/>“Of course. </text:span><text:span text:style-name="T53">Naturally it is my deepest hope that we can continue with the ceremony,</text:span><text:span text:style-name="T52">” came the response, with barely enough room between his and Vinias’ words for a mouse to fit.</text:span></text:p>
      <text:p text:style-name="P71"><text:span text:style-name="T52"><text:tab/></text:span><text:span text:style-name="T53">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71"><text:span text:style-name="T53"><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58">for authority</text:span><text:span text:style-name="T53">. </text:span><text:span text:style-name="T58">The kind of d</text:span><text:span text:style-name="T53">iscipline that Vinias </text:span><text:span text:style-name="T58">had in ample amounts</text:span><text:span text:style-name="T53">. </text:span><text:span text:style-name="T58">The kind of r</text:span><text:span text:style-name="T54">espect that gave Vinias the edge </text:span><text:span text:style-name="T58">over Gasban </text:span><text:span text:style-name="T54">he needed for admission into the Order.</text:span></text:p>
      <text:p text:style-name="P76"><text:tab/>“My compatriots!” Vinias bellowed out into the eager crowd. The hush that followed teetered on the edge of anticipation. “Today marks a new era. An era of innovation. An era of wealth,” he continued, before adding darkly “an era of triumph.”</text:p>
      <text:p text:style-name="P71"><text:span text:style-name="T54"><text:tab/>“</text:span><text:span text:style-name="T55">X</text:span><text:span text:style-name="T54"> years ago westerlin savages broke through our Dome.” Cheerful expressions worked themselves into frowns across the square. Many present today were refugees from the </text:span><text:span text:style-name="T55">precipice</text:span><text:span text:style-name="T54">, or </text:span><text:span text:style-name="T55">else knew people who lived there. Too many. “They ravaged our landscape! And did they leave our Trails untouched, that we might send aid? Did they not cut the cirulires? Did they not demolish our tranpanes?”</text:span></text:p>
      <text:p text:style-name="P71"><text:span text:style-name="T55"><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55">they had no idea; the people of Mussel </text:span><text:span text:style-name="T56">could not understand their sudden enemies anymore than they could mount a defense against them after years of complacency. Vinias could use that to unite them.</text:span></text:p>
      <text:p text:style-name="P71"><text:span text:style-name="T56"><text:tab/>Tapping into his Glimmer armband, </text:span><text:span text:style-name="T57">Vinias focused some of his cirule into the Archchancellor’s staff. An ornate affair of carved mahogany with two walnut-sized </text:span><text:span text:style-name="T60">Glimmer-fashioned</text:span><text:span text:style-name="T57"> semicircles embedded on to either side of a cross guard at the top. Branching out from the cross guard were two lengths of wood bending up and slightly towards each other before bending out and away. Where the bends were closest sat</text:span><text:span text:style-name="T60"> a sleek Glimmer sphere </text:span><text:span text:style-name="T57">that touched the base of the cross guard and the two bends, </text:span><text:span text:style-name="T60">giving</text:span><text:span text:style-name="T58"> off a faint light</text:span><text:span text:style-name="T57">.</text:span></text:p>
      <text:p text:style-name="P71"><text:span text:style-name="T57"><text:tab/>“</text:span><text:span text:style-name="T58">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77"><text:tab/>A roar swept through the crowd. A few people paid by the Order helped it along in key positions, but the people wouldn’t care. So long as Vinias got that reaction from everyone. He could do anything.</text:p>
      <text:p text:style-name="P71"><text:span text:style-name="T58"><text:tab/></text:span><text:span text:style-name="T59">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78"><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71"><text:span text:style-name="T59"><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60">Strength that it could focus enough cirule to transpane someone from the top of the tower to any where else. And today was the day of its maiden send off.</text:span></text:p>
      <text:p text:style-name="P71"><text:span text:style-name="T60"><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61">Cirulists and Craftsfolk</text:span><text:span text:style-name="T60"> </text:span><text:span text:style-name="T61">made up the largest group in eighty.</text:span></text:p>
      <text:p text:style-name="P79"><text:tab/>“Today, we will expand our reach. Our enemies will not take us by surprise. We will be free to work on wonders of all kinds!” </text:p>
      <text:p text:style-name="P79"><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72"><text:span text:style-name="T61"><text:tab/>Glowing intensified from the transpane. The colonists standing on top of it began to glow with the same light dancing off the transpane, until the light from every person briefly flashed and they were gone. </text:span><text:span text:style-name="T62">Not long after the Shimmering Tower started to glow.</text:span></text:p>
      <text:p text:style-name="P80"><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80"><text:tab/>And it was done. A brief flare, brighter than what many in the crowd thought possible, emanated out before the tower fell to a dull silvery grey.</text:p>
      <text:p text:style-name="P80"><text:soft-page-break/><text:tab/>Vinias did not watch the tower. He was not one to be <text:span text:style-name="T157">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80"/>
      <text:p text:style-name="P80"/>
      <text:p text:style-name="P80"/>
      <text:p text:style-name="P81">CHAPTER 1</text:p>
      <text:p text:style-name="P81"/>
      <text:p text:style-name="P73"><text:span text:style-name="T50"><text:tab/></text:span><text:span text:style-name="T4">The first days were the hardest. I think that is what everyone expected, but no one knew just </text:span><text:span text:style-name="T63">how </text:span><text:span text:style-name="T4"><text:s/>difficult it would be.</text:span></text:p>
      <text:p text:style-name="P81">----------</text:p>
      <text:p text:style-name="P73"><text:span text:style-name="T50"><text:tab/>For as long as Jisto could remember, the moon shone </text:span><text:span text:style-name="T63">every</text:span><text:span text:style-name="T50"> night </text:span><text:span text:style-name="T63">of his life</text:span><text:span text:style-name="T50">. Great-father told Jisto stories about the moon throughout his childhood. Gazing up at the moon, as he did every night, sometimes he could still hear them. </text:span><text:span text:style-name="T63">He gripped his necklace fondly and turned back on the path toward home before papi would yell at him, letting go as he did.</text:span></text:p>
      <text:p text:style-name="P82"><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82"><text:tab/>Still, papi sent Jisto to the market in Drisdal every high-moon and was not happy when Jisto brought back excuses instead of leather. And without the leather, there were fewer shoes, with fewer customers, with fewer coins to take to the market…</text:p>
      <text:p text:style-name="P73"><text:span text:style-name="T63"><text:tab/>Shaking himself, Jisto put a little pip into his step and urged Brond to hurry up as well. It was getting too late for dreary thoughts. In </text:span><text:span text:style-name="T64">his</text:span><text:span text:style-name="T63"> estimation time, spent worrying was better time spent hurrying, but saying such things to papi earned a </text:span><text:span text:style-name="T64">grunt</text:span><text:span text:style-name="T63">. </text:span><text:span text:style-name="T64">Jisto could always bite his tongue when needed.</text:span></text:p>
      <text:p text:style-name="P83"><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83"><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73"><text:span text:style-name="T64"><text:tab/></text:span><text:span text:style-name="T65">Jisto turned right at the fountain square. He thought that it was a little too silent for the night… oh, the tavern isn’t open. </text:span><text:span text:style-name="T5">Hmm,</text:span><text:span text:style-name="T65"> Jisto thought, </text:span><text:span text:style-name="T5">it usually never misses a night- especially not high-moon</text:span><text:span text:style-name="T65">.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97"><text:tab/></text:p>
      <text:p text:style-name="P84"/>
      <text:p text:style-name="P84"><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74"><text:span text:style-name="T50"><text:tab/>Shutting the book with perhaps a little more force than necessary, Piper shuffled over to his cot and shelved </text:span><text:span text:style-name="T2">Ancient Architecture</text:span><text:span text:style-name="T50">. Dreary old buildings did not captivate Piper’s interest the same way stories about heroes fighting fantastical creatures could. Jisto never read, </text:span><text:span text:style-name="T66">yet always needled Piper about reading the same old kind of books.</text:span></text:p>
      <text:p text:style-name="P74"><text:soft-page-break/><text:span text:style-name="T50"><text:tab/></text:span><text:span text:style-name="T6">Well, I can do different things, </text:span><text:span text:style-name="T66">he thought. </text:span><text:span text:style-name="T6">I definitely read different books for myself. Definitely not to impress Jisto</text:span><text:span text:style-name="T66">. Bemused at his own lie, Piper lay down and tried to stop his mind from racing. Eventually he found sleep.</text:span></text:p>
      <text:p text:style-name="P98"/>
      <text:p text:style-name="P85"/>
      <text:p text:style-name="P85"><text:tab/>It didn’t take too long for the sound of the rumbling cart wheels to be replaced by the swishing of grass <text:span text:style-name="T68">[This doesnt make sense, the cobblers shop is also in the town; move this to the part where jisto gets into town and switch around the predicates]</text:span><text:span text:style-name="T125">. </text:span>Jisto could tell that Brond was beginning to get tired; whickering from the horse had grown more insistent over the past hour. A list of chores that Jisto still had to complete ran through his head. Usually Brond lasted longer than Jisto.</text:p>
      <text:p text:style-name="P85"><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155">at any townhouse meeting</text:span>. Typically, Jisto would have heard the mayor’s booming voice, <text:span text:style-name="T155">even this far off</text:span>.</text:p>
      <text:p text:style-name="P85"><text:tab/><text:span text:style-name="T155">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85"><text:tab/><text:span text:style-name="T155">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85"><text:tab/><text:span text:style-name="T155">Even so… </text:span></text:p>
      <text:p text:style-name="P85"><text:tab/><text:span text:style-name="T7">No, </text:span><text:span text:style-name="T155">he thought, </text:span><text:span text:style-name="T7">I have to give Brond a rest. </text:span><text:span text:style-name="T155">He paused his walking. </text:span><text:span text:style-name="T7">And me too.</text:span></text:p>
      <text:p text:style-name="P86"><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156">Kofnen</text:span> might have harsh words for him later, but Jisto put that thought behind him. What lay ahead interested him most.</text:p>
      <text:p text:style-name="P86"/>
      <text:p text:style-name="P111"/>
      <text:p text:style-name="P88">[SPLIT CHAPTER HERE BEFORE PIPER INTRODUCTION?]</text:p>
      <text:p text:style-name="P89">[YEAH LETS DO IT, CHAPTER 2 NO BRAKES ON THE WRITE TRAIN]</text:p>
      <text:p text:style-name="P89">Chapter 2</text:p>
      <text:p text:style-name="P64">weird quote thing to help build background</text:p>
      <text:p text:style-name="P89"/>
      <text:p text:style-name="P86"><text:tab/>On the back of the townhouse, in a dirt alleyway next to another building, most all of the windows were shuttered, but Jisto could still make out candle light. Blueish-green paint that reminded Jisto of <text:span text:style-name="T68">[its turqouise/aquamarine, but I dont think he’s ever seen an aquamarine] </text:span><text:span text:style-name="T125">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86"><text:span text:style-name="T125"><text:tab/>Behind the slats and the candle (it seemed taller than Brond remembered; he would have to find higher slats) was the source of the sounds. Jisto estimated about </text:span><text:span text:style-name="T127">forty</text:span><text:span text:style-name="T125"> people in total were inside. Jisto could barely make out papi, sitting next to the large and burly chested farmer au’Bornen. A</text:span><text:span text:style-name="T127">round ten</text:span><text:span text:style-name="T125"> </text:span><text:soft-page-break/><text:span text:style-name="T125">townsfolk had remained standing, leaving seven of the tallest chairs, </text:span><text:span text:style-name="T131">at the head of the large oaken table and</text:span><text:span text:style-name="T125"> closest to Jisto, unoccupied.</text:span></text:p>
      <text:p text:style-name="P86"><text:span text:style-name="T125"><text:tab/>Five people sat on the Order of Conduct. Leading them during Session was the mayor and his deputy. </text:span><text:span text:style-name="T126">A small knot grew in Jisto’s stomach. His legs twitched and longed to kick into action. Maybe just a bit of fresh air…</text:span></text:p>
      <text:p text:style-name="P86"><text:span text:style-name="T126"><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69">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126">.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39">glass</text:span><text:span text:style-name="T126"> windows, why he’s practically begging for an innocent passerby to look on in.</text:span></text:p>
      <text:p text:style-name="P86"><text:span text:style-name="T125"><text:tab/></text:span><text:span text:style-name="T127">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128">Relaxed, Jisto leaned back against the siding.</text:span></text:p>
      <text:p text:style-name="P86"><text:span text:style-name="T127"><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128">his fingers and press their backs against Jisto’s mouth.</text:span></text:p>
      <text:p text:style-name="P86"><text:span text:style-name="T128"><text:tab/>Remembering exactly what building he was outside of, and occupants who were </text:span><text:span text:style-name="T40">inside</text:span><text:span text:style-name="T128">, Jisto clenched his jaw and resolved to get revenge. Piper couldn’t nearly match his masterful schemes, all he could do was physically discomfit Jisto. It had been awile and Jisto cursed himself for letting his guard down.</text:span></text:p>
      <text:p text:style-name="P90"><text:tab/>Releasing the grip on his necklace, Jisto gently brushed aside Pipers hand. “What are you doing here?” he asked, already knowing the answer. </text:p>
      <text:p text:style-name="P90"><text:tab/>Piper emitted a soft laughed. “Where trouble is a brewin’ I always know where to find Jisto.”</text:p>
      <text:p text:style-name="P86"><text:span text:style-name="T128"><text:tab/>Jisto paused for a brief moment. </text:span><text:span text:style-name="T40">Trouble?</text:span><text:span text:style-name="T128"> Now and again, trouble had a way of finding Jisto. Trouble had a way of ruining a perfectly good joke, and making him look bad. But never, </text:span><text:span text:style-name="T40">never</text:span><text:span text:style-name="T128"> would he be accused of causing…</text:span></text:p>
      <text:p text:style-name="P90"><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90"><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86"><text:span text:style-name="T128"><text:tab/>Piper’s bemusement was almost too much for Jisto. It took a good deal of his restraint not to jab him back, see how </text:span><text:span text:style-name="T40">he </text:span><text:span text:style-name="T128">likes being poked in the side unexpectedly. Which of course he wouldn’t have. Battles are won with weapons. Wars are won with wit. Of course.</text:span></text:p>
      <text:p text:style-name="P91"><text:tab/>But the expression was gone before Jisto could finish deciding not to react. Instead Jisto saw a little bit of worry creep into Piper’s brow.</text:p>
      <text:p text:style-name="P87"><text:span text:style-name="T128"><text:tab/>“When mam didn’t come back at the normal time, I thought I had to check it out,” </text:span><text:span text:style-name="T129">Piper finally responded.</text:span><text:span text:style-name="T128"> Mistress Elzella was a fierce lady. She did not put up with unpunctual behavior. Or long meetings that would cause Mistress Elzella to be unpunctual. Still, </text:span><text:span text:style-name="T132">Jisto knew she had a soft spot for </text:span><text:soft-page-break/><text:span text:style-name="T132">him.</text:span><text:span text:style-name="T128"> </text:span><text:span text:style-name="T132">Elzi</text:span><text:span text:style-name="T129"> always said that he reminded her that “you don’t need to be serious all the time.” A </text:span><text:span text:style-name="T41">serious </text:span><text:span text:style-name="T129">affront to Jisto, but he could not remain angry very long when </text:span><text:span text:style-name="T133">Elzi would take a little off the cost of </text:span><text:span text:style-name="T129">new shoes for Brond. Or when she would slip him a feastday sweet before the actual day. </text:span><text:span text:style-name="T133">In general, o</text:span><text:span text:style-name="T129">ther people doing for Jisto the justice he deserves gain</text:span><text:span text:style-name="T133">s</text:span><text:span text:style-name="T129"> a lot of favor. Try to earn your own justice a little too often and the town chef’s begin to hide the meal preparations.</text:span></text:p>
      <text:p text:style-name="P92"><text:tab/>“Jisto? Are you paying attention?” Piper demanded.</text:p>
      <text:p text:style-name="P87"><text:span text:style-name="T129"><text:tab/>“Yes of course. I don’t see why people always claim my mind wanders. Even though it can be quite wander-</text:span><text:span text:style-name="T41">ful</text:span><text:span text:style-name="T129"> when I need it.”</text:span></text:p>
      <text:p text:style-name="P87"><text:span text:style-name="T129"><text:tab/>Jisto </text:span><text:span text:style-name="T130">didn’t bother to marshall indignation when Piper let out a derisive snort mixed with frustration.</text:span></text:p>
      <text:p text:style-name="P87"><text:span text:style-name="T130"><text:tab/>“</text:span><text:span text:style-name="T131">Listen, do see that one in the corner?”</text:span></text:p>
      <text:p text:style-name="P93"><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93"><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87"><text:span text:style-name="T131"><text:tab/>Special effort seem to go into the man’s appearance, more </text:span><text:span text:style-name="T132">effort than Jisto had ever seen Harralfolk put forth, </text:span><text:span text:style-name="T131">except </text:span><text:span text:style-name="T132">during the Karmban cycle. And even then. Something about the aloof way the man held himself, </text:span><text:span text:style-name="T42">casually</text:span><text:span text:style-name="T132"> clean as if he woke up that way, stirred something inside Jisto.</text:span></text:p>
      <text:p text:style-name="P94"><text:tab/>“I think he’s from . And I think he’s why the meeting is going on for so long.”</text:p>
      <text:p text:style-name="P94"><text:tab/>Jisto shot Piper and accusing look. “How do you know so much about the meeting?”</text:p>
      <text:p text:style-name="P87"><text:span text:style-name="T132"><text:tab/></text:span><text:span text:style-name="T133">Piper snorted. “I watched and paid attention, dummy. You might figure a thing or too out on your own if you paid attention more.” Forestalling Jisto’s protest, Piper continued, “Look, I think he’s from the </text:span><text:span text:style-name="T43">capital</text:span><text:span text:style-name="T133">! Do you know what that means?” He sounded excited.</text:span></text:p>
      <text:p text:style-name="P87"><text:span text:style-name="T133"><text:tab/>“First off all, of course I knew all about the meeting. I just, you know, had to make sure </text:span><text:span text:style-name="T43">you</text:span><text:span text:style-name="T133"> knew about it.” Jisto knew when to stop when Piper starting rolling his eyes. Not that he was saying anything wrong. Of course not. “And the capital? I really doubt it. Sometimes, you know, it’s hard to believe that place actually exists.”</text:span></text:p>
      <text:p text:style-name="P87"><text:span text:style-name="T133"><text:tab/>“</text:span><text:span text:style-name="T154">Oh my</text:span><text:span text:style-name="T133"> </text:span><text:span text:style-name="T70">[do not put god here, you fool, they have other exclamations. Or they don’t because YOU DONT KNOW WHAT THE CULTURE IS LIKE, HMMM?? SEEM LIKE A PROBLEM TO YOU AT ALL?]</text:span><text:span text:style-name="T133">, can you please stop joking for one second?” Piper took, then released, two breaths. “I am thoroughly convinced he’s from the capital. </text:span><text:span text:style-name="T134">Last time I saw someone dressed that nice, it must have been,” he glanced upward, creased his brow, and counted off on his fingers under his breath, “</text:span><text:span text:style-name="T135">eleven years ago?”</text:span></text:p>
      <text:p text:style-name="P87"><text:span text:style-name="T135"><text:tab/>“Piper, you squirrel, </text:span><text:span text:style-name="T136">we would have only seen eight sun cycles. I don’t even remember what I had for dinner tonight.”</text:span></text:p>
      <text:p text:style-name="P95"><text:tab/>“That’s because you probably didn’t have dinner,” Piper shot back. “Your memory might be more fit for a squirrel than mine, you... squirrel!” <text:span text:style-name="T158">Jisto smirked, ”</text:span>I know what I know and <text:span text:style-name="T158">the</text:span> man in that room reminds me exactly of the <text:span text:style-name="T158">one</text:span> who visited eleven years ago!”</text:p>
      <text:p text:style-name="P95"><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95"><text:soft-page-break/><text:tab/>Instead of giving the reaction Jisto wanted, Piper nodded in agreement. “You know, we have every right to be in that room right now.”</text:p>
      <text:p text:style-name="P88">[This next character development is steeped in my least favorite part of exposition lol, so blatant. Maybe a scene where they storm in..?]</text:p>
      <text:p text:style-name="P95"><text:tab/><text:span text:style-name="T158">After </text:span>Jisto jumped down <text:span text:style-name="T158">he </text:span>helped Piper descend before scoffing, <text:span text:style-name="T159">“as if they’d welcome us to </text:span><text:span text:style-name="T160">their meeting. Papi thinks I’m an embarrassment. Why do you think he always sends me on errands? And </text:span><text:span text:style-name="T162"><text:s/>“as if they’d let us barge in. Even if they didn’t spin us around and boot us out faster than the Chancellor’s own horse </text:span><text:span text:style-name="T163">[stop] </text:span><text:span text:style-name="T162">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5"><text:tab/>Normally Piper’s sudden displeasure would have given Jisto some of the opposite, but his anger tonight barred him from feeling any. Piper pointed back toward the window.</text:p>
      <text:p text:style-name="P95"><text:span text:style-name="T162"><text:tab/>“That doesn’t change the fact that what they’re talking about is something we need to know. Do you not care at all that someone from the capital came all the way out to the </text:span><text:span text:style-name="T165">p</text:span><text:span text:style-name="T162">recipices? </text:span><text:span text:style-name="T165">Do you think he’s just out here enjoying himself? It’s a </text:span><text:span text:style-name="T164">&lt;long way a way&gt;</text:span><text:span text:style-name="T165">. It’s probably not worth the &lt;</text:span><text:span text:style-name="T164">government</text:span><text:span text:style-name="T165">&gt;’s time, or &lt;</text:span><text:span text:style-name="T164">currency, I need a lot of names!</text:span><text:span text:style-name="T165">&gt;{coin} to bother sending a representative.”</text:span></text:p>
      <text:p text:style-name="P95"><text:span text:style-name="T165"><text:tab/>After he felt that Piper had worked out a sufficient amount of frustration, (and maybe a </text:span><text:span text:style-name="T166">very</text:span><text:span text:style-name="T165"> little amount on his own part,) Jisto responded, “Of course I care! And I happen to know exactly why.” Piper didn’t respond to the bait.</text:span></text:p>
      <text:p text:style-name="P95"><text:span text:style-name="T165"><text:tab/>Finally, Jisto said, “Okay, [</text:span><text:span text:style-name="T164">smartass alternative]</text:span><text:span text:style-name="T165">, you tell me,” and forcefully halted his legs and folded his arms. The way his feet had impacted the ground Jisto could almost believe he was trying to squish an unlucky burroworm. Unlikely on a clear night like this, Jisto briefly reflected.</text:span></text:p>
      <text:p text:style-name="P96"><text:span text:style-name="T165"><text:tab/>“Why, he came to get his overturned boots shined by the </text:span><text:span text:style-name="T166">best </text:span><text:span text:style-name="T165">cobbler in the ‘pices,” Jisto turned towards the townhouse before continuing, “Why wouldn’t such an </text:span><text:span text:style-name="T166">esteemed, reputable, </text:span><text:span text:style-name="T168">highly respected </text:span><text:span text:style-name="T167">chronicler </text:span><text:span text:style-name="T165">come all this way </text:span><text:span text:style-name="T168">for that</text:span><text:span text:style-name="T165">? </text:span><text:span text:style-name="T168">T</text:span><text:span text:style-name="T165">he best cobbler in all of Mussel if you ask papi.” Jisto threw his arms up, and hoped that Piper picked up on his mockery. Even Piper knew that using “mayorspeak” only made you sound silly.</text:span></text:p>
      <text:p text:style-name="P96"><text:span text:style-name="T165"><text:tab/></text:span><text:span text:style-name="T168">“Chronicler’s don’t look like that, squirrel head,” Piper threw back, his fixation on Jisto’s earlier insult making Jisto smile, “and they come a lot more often than this newcomer, and the man from way back.” </text:span><text:span text:style-name="T169">Piper’s agitation seemed to be at a low sizzle by now.</text:span></text:p>
      <text:p text:style-name="P2"><text:tab/>“Oh, I know all about chronicler’s. Papi has even more choice things to say about them than he does me!” <text:span text:style-name="T175">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71">[lol]</text:span><text:span text:style-name="T175"> with cirule straight from the capital?</text:span></text:p>
      <text:p text:style-name="P2"><text:tab/><text:span text:style-name="T176">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2"><text:tab/><text:span text:style-name="T177">They both jumped as the door slammed open.</text:span></text:p>
      <text:p text:style-name="P2"/>
      <text:p text:style-name="P56">Chapter 3, <text:span text:style-name="T180">I guess</text:span> </text:p>
      <text:p text:style-name="P64">weird quote thing to help build background</text:p>
      <text:p text:style-name="P2"><text:tab/></text:p>
      <text:p text:style-name="P2"><text:tab/><text:span text:style-name="T177">Piper didn’t recover as quickly as Jisto, and that bothered him. Quickly he put the bother away. If he didn’t know better, he’d think Jisto pretended at nonchalance just to annoy him.</text:span></text:p>
      <text:p text:style-name="P2"><text:tab/>“...<text:span text:style-name="T176">clear that our plight means nothing to you!” came through the now open left-most door, announcing farmer au’Bornen. He and Jisto may as well have been two of the paving stones for all the </text:span><text:soft-page-break/><text:span text:style-name="T176">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177">Piper stored that thought away for later. Several of the horses across the street were already mounted by the farmers who still had to make their way out to their fields, by the time the second door opened.</text:span></text:p>
      <text:p text:style-name="P2"><text:tab/><text:span text:style-name="T176">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 Jisto wanted to run.</text:span></text:p>
      <text:p text:style-name="P2"><text:tab/><text:span text:style-name="T176">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2"><text:tab/><text:span text:style-name="T177">All of the man’s actions seemed to flow from one to another without pause or hesitation. Before his panoramic examination concluded the man’s feet had turned to match the orientation of his eyes and Piper didn’t even realize the man began walking. Up the street, in the direction of the mayor’s manor.</text:span></text:p>
      <text:p text:style-name="P2"><text:tab/><text:span text:style-name="T177">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2"><text:tab/><text:span text:style-name="T178">It didn’t make sense for Piper to feel unease about the capitol man. </text:span><text:span text:style-name="T9">Hornless </text:span><text:span text:style-name="T10">h</text:span><text:span text:style-name="T9">aryits, I need something else to call him.</text:span><text:span text:style-name="T178"> Why shouldn’t the capital occasionally send someone… a visit from an… </text:span></text:p>
      <text:p text:style-name="P2"><text:tab/>“<text:span text:style-name="T178">Architect,” Piper blurted. </text:span></text:p>
      <text:p text:style-name="P2"><text:tab/>“<text:span text:style-name="T178">What?” asked Jisto.</text:span></text:p>
      <text:p text:style-name="P2"><text:tab/><text:span text:style-name="T178">Cheeks blushing slightly, Piper responded, “Architect, that’s what they’re called.” </text:span><text:span text:style-name="T72">[okay, but is this a name that Piper would think up/remember? I don’t know what I want him to be, remembering or inventing ughghghghghg]</text:span></text:p>
      <text:p text:style-name="P2"><text:tab/>“<text:span text:style-name="T178">Who?” asked Jisto.</text:span></text:p>
      <text:p text:style-name="P2"><text:tab/>“<text:span text:style-name="T178">Oh come off it.” Piper furrowed his brow. He wouldn’t let Jisto see how much he is constantly annoyed by Jisto’s… ignorance, lack of comprehension, inability to see anything directly in front of him. “That’s what the capitol man is called. An Architect.”</text:span></text:p>
      <text:p text:style-name="P2"><text:tab/>“<text:span text:style-name="T178">Ah, of course, I was waiting for you to figure that out.”</text:span></text:p>
      <text:p text:style-name="P2"><text:tab/><text:span text:style-name="T178">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3"><text:tab/><text:span text:style-name="T179">Jisto forestalled Piper’s retort. “Okay, impress me with your ‘haryit intellect’. Tell me why I care so deeply about an architect visiting us ‘picers.”</text:span></text:p>
      <text:p text:style-name="P3"><text:tab/><text:span text:style-name="T179">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179"> tell </text:span><text:span text:style-name="T10">me</text:span><text:span text:style-name="T179">.”</text:span></text:p>
      <text:p text:style-name="P3"><text:span text:style-name="T179"><text:tab/>“Alright, an </text:span><text:span text:style-name="T10">Architect</text:span><text:span text:style-name="T179">. Know all about these people. They’re really important. They only visit precipice dumps like Harro’s every ten years or so. And, he scares the wits out of you. Good thing I’m here to help you remember.“</text:span></text:p>
      <text:p text:style-name="P1"><text:tab/>“<text:span text:style-name="T179">Oh, bravo </text:span><text:span text:style-name="T75">[um actually no one would say bravo in this world. It aint italian. But I don’t have a better way to confer the meaning behind a sarcastic bravo without outright telling the reader.]</text:span><text:span text:style-name="T179">. Clearly your knowledge knows no limits. </text:span><text:span text:style-name="T75">[This feels cliched, and I think I’m overplaying the banter between these two. We already had a “chapter” dedicated entirely to that, so this one needs to take a new direction.] </text:span><text:span text:style-name="T11">blah blah blah </text:span><text:span text:style-name="T179">“look, this is pretty big.”</text:span></text:p>
      <text:p text:style-name="P1"><text:soft-page-break/><text:span text:style-name="T181"><text:tab/></text:span><text:span text:style-name="T73">[~something~]</text:span></text:p>
      <text:p text:style-name="P1"/>
      <text:p text:style-name="P4"><text:tab/>“Architects, well, they made the Dome didn’t they? And the Shimmering Tower.”</text:p>
      <text:p text:style-name="P4"><text:tab/>Jisto knew all of this basic history. Every kid did, especially on the ‘pisces. This close to the edge you could sometimes make out the curve of the Dome, under the right lighting conditions. That didn’t happen too often. In fact it had been awhile since Jisto last saw the Dome. Even when it did happen you took it in stride.</text:p>
      <text:p text:style-name="P4"><text:tab/>Jisto grabbed his necklace with his left hand. “What is your point? You think they want to build us a shiny stick in the ground all the way out here?”</text:p>
      <text:p text:style-name="P1"><text:span text:style-name="T181"><text:tab/>“No, you’re missing the bigger picture. Architects are a super important part of the government. I read that almost all of them have to work all day long just to keep the Cirulean Protocol running out of the Tower, why would they spare even one? </text:span><text:span text:style-name="T73">[I am retreading.. a lot of ground. We already asked why they have to send one all the way out.] </text:span><text:span text:style-name="T181">I’m telling you something isn’t, well, natural.”</text:span></text:p>
      <text:p text:style-name="P1"><text:tab/>“<text:span text:style-name="T181">Do you remember when all of your madi’s horseshoe nails went missing, and au’Bornen’s field dried up that one year? The year he decided to become mayor?” Jisto knew Piper wanted to say something about how you don’t just </text:span><text:span text:style-name="T11">become</text:span><text:span text:style-name="T181"> mayor but Jisto didn’t have the patience. He continued, “And it didn’t stop there, lots of other stuff happened too.”</text:span></text:p>
      <text:p text:style-name="P1"><text:tab/>“<text:span text:style-name="T182">Well, you had this weird idea that the Artifacts failed us. You had this whole mixed idea about the government trying to unhorn </text:span><text:span text:style-name="T74">[put one over; equivalent to pull the wool over ones eyes] </text:span><text:span text:style-name="T182">us or something.”</text:span></text:p>
      <text:p text:style-name="P1"><text:tab/><text:span text:style-name="T182">Piper injected, “As I recall </text:span><text:span text:style-name="T12">you </text:span><text:span text:style-name="T182">stole my madi’s nails; she didn’t let my papi sleep for a week just trying to replace them!”</text:span></text:p>
      <text:p text:style-name="P1"><text:tab/><text:span text:style-name="T182">Jisto waved the statement away, “That’s not my point.” He let go of his necklace, then continued, “Look, at the time you thought it was some secret </text:span><text:span text:style-name="T74">[I need a word equivalent to conspiracy, but fitting this world]</text:span><text:span text:style-name="T182">.</text:span><text:span text:style-name="T74"> </text:span><text:span text:style-name="T182">As if the capitol had some sort of device that stole metal. And when I pointed out to you that your madi’s dishes and your papi’s trinkets would have gone missing, you refused to back down from that silly idea.” Jisto halted and turned back toward Piper, who had stopped walking.</text:span></text:p>
      <text:p text:style-name="P1"><text:span text:style-name="T182"><text:tab/>Piper folded his arms. “We were eight, and madi just got me that book about the Architects. Back then I expected to find a Cirulist under every rock. But it’s different now. Now there actually is a man from the capitol. An </text:span><text:span text:style-name="T12">actual </text:span><text:span text:style-name="T182">Architect!. And its not like I’ve fabricated any bizarre ideas about haryit herd spottings or missing livestock. This is literal fact,” he paused, “you can’t tell me it’s not at all significant.”</text:span></text:p>
      <text:p text:style-name="P6"><text:tab/>Jisto faced away and started walking. But he waited until he heard Piper’s boots catching up before he spoke. “Yes, <text:s/>I can. Nothing happens at the precipices. For all we know the capitol wants to scare our mayor. Last time the chroniclers came around I don’t think their pockets were as heavy as they should be.” Jisto glowered darkly in the direction of the mayor’s manor. “I don’t think it takes a haryit to know where the missing coin went.”</text:p>
      <text:p text:style-name="P1"><text:span text:style-name="T182"><text:tab/>Piper laughed, “</text:span><text:span text:style-name="T12">Now</text:span><text:span text:style-name="T182"> who’s the hornlack </text:span><text:span text:style-name="T74">[idiot who sees things where there aren’t any. A haryit without horns. ]</text:span><text:span text:style-name="T182">? For all your denial about the Architect, <text:s/>you seem to be ready to throw punches with the mayor.”</text:span></text:p>
      <text:p text:style-name="P13"><text:tab/>“Bananas! What the hell even are those! Those don’t exist in this world! Is the author really writing this line of dialogue write now? C what I did ther? Hrasada sd</text:p>
      <text:p text:style-name="P1"><text:tab/>“<text:span text:style-name="T183">As if,” Jisto scoffed, “Mayor can do what he wants, he’s the mayor after all. We’ll just see how far he gets with fake [</text:span><text:span text:style-name="T76">COIN]</text:span><text:span text:style-name="T183">.”</text:span></text:p>
      <text:p text:style-name="P1"><text:tab/>“<text:span text:style-name="T183">Great, I’ll catch you later [</text:span><text:span text:style-name="T76">no one would EVER EVER SAY THIS ONE THIS WORLD. WHAT WORLD? There is no world because the world building is hella inconsistent you dweeb].” </text:span><text:span text:style-name="T183">Piper started heading in the direction of his house. “Oh, and I’d try to get back quick, I think that’s your papi coming out </text:span><text:span text:style-name="T79">blaaaaaaaaaaah </text:span><text:span text:style-name="T183">before your papi, if I were you”</text:span></text:p>
      <text:p text:style-name="P1"><text:soft-page-break/><text:tab/><text:span text:style-name="T183">Jisto unclenched the fist he didn’t know he’d been holding. He immediately sprinted off, in the towards direction of his house the second time that day, to the sound of Piper’s chuckling.</text:span></text:p>
      <text:p text:style-name="P1"/>
      <text:p text:style-name="P7">CHAPTER 4</text:p>
      <text:p text:style-name="P65">douchey italics</text:p>
      <text:p text:style-name="P7"/>
      <text:p text:style-name="P7"><text:tab/>Piper felt his eyes unscrewing. So much rolling around couldn’t be too good for them. Even after he had put them to rest for the remaining night they still felt loose. He blinked them open and saw that a penumbra of red tip above the horizon outside his window. Not too many houses in Harral’s Precipice had more than two stories. But he occupied the room on the uppermost floor of a building that had to accommodate two shops below on the ground floor, ergo two families, ergo three stories.</text:p>
      <text:p text:style-name="P7"><text:tab/>That is, until the two families had become one with the marriage of the Alstop blacksmiths and [<text:span text:style-name="T68">aaaaaahhhhh elzella’s maiden name] </text:span>farriers, through his mother and father. Even so, the only way to get from Piper’s floor to the second floor would be to go all the way down into the shops, cross over to the smithing side, then back up. With six additional siblings, Piper appreciated the extra buffer.</text:p>
      <text:p text:style-name="P7"><text:tab/>Before he even got to the bottom of the stairs he heard a trio of hammers ringing on metal. Piper felt grateful to be the third born <text:span text:style-name="T184">in a family of two professions.</text:span> <text:span text:style-name="T184">H</text:span>e had a bit more choice of which <text:span text:style-name="T184">one </text:span>to grow up into. <text:span text:style-name="T184">Smelling </text:span>the <text:span text:style-name="T184">culmination of a day’s worth of </text:span>sweat from Nadi and <text:span text:style-name="T184">Pithler every evening was enough to push him towards his madi’s expertise.</text:span></text:p>
      <text:p text:style-name="P7"><text:tab/><text:span text:style-name="T184">The third hammer must belong to papi, then, he reasoned. Jitho, next oldest after Piper, had also started smithing, but he wasn’t old enough to be up this early. And it certainly wasn’t any of Piper’s other three brothers and sisters. The aggregate snoring he heard passing the second floor on the way down was enough to disprove any notion of them working this early.<text:line-break/><text:tab/></text:span><text:span text:style-name="T13">And, </text:span><text:span text:style-name="T184">Piper thought as he pushed his way into the shop, </text:span><text:span text:style-name="T13">madi is out getting water.</text:span><text:span text:style-name="T184"> She was nowhere to be seen, as usual. The daily [</text:span><text:span text:style-name="T77">cool word for morning] </text:span><text:span text:style-name="T184">ritual did not vary much. Piper still liked to walk himself through his deductions every day. It helped wake the mind up. And when he made a mistake of who’s where then the day usually turned out to be interesting.</text:span></text:p>
      <text:p text:style-name="P7"><text:tab/><text:span text:style-name="T184">It seemed papi, Nadi, and Pithler had already made themselves eggs, but there was warm water in the kettle. Some must have been left over for last night. Or Pithler used some of the ever-present smithing water. Piper knew that wasn’t too likely, last time Pithler was caught his face was brighter than any of madi’s garden tomatoes. Papi treated the water like gold.</text:span></text:p>
      <text:p text:style-name="P7"><text:tab/><text:span text:style-name="T185">Reasonable, perhaps, if you don’t want to be accustomed to burning your timbered house down. But not so for a hungry Pithler. Against burning the building he may be, but definitely not reasonable.</text:span></text:p>
      <text:p text:style-name="P7"><text:tab/><text:span text:style-name="T186">A prolonged hiss emerged from the small doorway embedded in the divider wall. The sound of hammers stopped coming through </text:span><text:span text:style-name="T78">[wow great imagery]</text:span><text:span text:style-name="T186">. Nadi, propelled by the sound, came into the farrier’s shop to find Piper seated at the small table in the back by the cramped kitchen. It stopped making sense to have two of everything after madi’s and papi’s rites were sealed.</text:span></text:p>
      <text:p text:style-name="P7"><text:tab/><text:span text:style-name="T187">Unfortunately, with the store fronts for both shops taking up the majority of the ground space little room was left for other rooms. Combined with the entirety of another kitchen, very little room was left for walking. Hardly ever a problem for Piper, who as of last month is overtopped in height by two of the next youngest. But definitely a problem for Nadi who had the same bull build that papi, Pithler, Jitho all shared.</text:span></text:p>
      <text:p text:style-name="P7"><text:tab/><text:span text:style-name="T187">Nadi cursed after she stubbed her toe against the cabinet beneath the counter, for the third time that week. Another curse after she fumbled and nearly dropped a cup. Papi stopped buying glasses and ceramic mugs and started making his own metal cups long ago. At the end of her expletive entrance Nadi broke into a smile for Piper, tousled his hair by barely reaching down, and sat across from him.</text:span></text:p>
      <text:p text:style-name="P7"><text:tab/><text:span text:style-name="T188">Piper offered some flatroot leaves, which Nadi gratefully accepted. Soon she had a steaming cup to match his own.</text:span></text:p>
      <text:p text:style-name="P7"><text:soft-page-break/><text:tab/><text:span text:style-name="T188">Nadi started the conversation. “I hear you had quite the adventure last night,” she prodded jokingly. Too often Piper’s siblings made him think of Jisto.</text:span></text:p>
      <text:p text:style-name="P7"><text:tab/>“<text:span text:style-name="T188">Hardly, if you can even call watching a townhouse meeting an adventure. The only exciting thing was an Architect from the capitol was in there, too.”</text:span></text:p>
      <text:p text:style-name="P7"><text:tab/><text:span text:style-name="T188">Nadi snorted. “Wasin’ I heard that you weren’t just watching, but sneaking. And an Architect?” She snorted again. “Weren’t ever any Architects come around the ‘pisces.”</text:span></text:p>
      <text:p text:style-name="P7"><text:tab/>“<text:span text:style-name="T188">How about that time back when au’Bornen was mayor? He couldn’t stop ranting for days. And I at least know you were old enough to remember. Jisto seems to believe I’m making things up.” Jisto waited.</text:span></text:p>
      <text:p text:style-name="P7"><text:tab/>“<text:span text:style-name="T188">I’d like to meet an Architect,” Nadi mused. “They’re supposin’ to be all great blacksmiths.” She sighed, then turned slightly more serious. “I can’t even remember how many turns ago that was,” she said. “I do remember seeing that one, howsoever. He went around all the tradesfolk and asked them to write down all of their troubles,” she paused, then added, “I think papi’s list went on to three pages.</text:span></text:p>
      <text:p text:style-name="P7"><text:tab/>“<text:span text:style-name="T188">He didn’t stay very long. I think,” she scrunched her brow. “I think things mostly got better. A lot of people complained that the relics were on the fritz </text:span><text:span text:style-name="T79">[stop with this modern tongue of yours, henry]</text:span><text:span text:style-name="T188">. And I think the Architect said something about the ‘protocol wires’ being damaged.”</text:span></text:p>
      <text:p text:style-name="P7"><text:tab/>“<text:span text:style-name="T188">The... Cirulean Protocol?”</text:span></text:p>
      <text:p text:style-name="P7"><text:tab/><text:span text:style-name="T188">Nadi shrugged. “Mayhap it’s so. I guess he turned it back on.”</text:span></text:p>
      <text:p text:style-name="P7"><text:tab/>“<text:span text:style-name="T188">No, the Protocol never turns </text:span><text:span text:style-name="T14">off. </text:span><text:span text:style-name="T188">But sometimes it only trickles through, like cupped water in your hands. And if the wires were damaged that explains why everyone in town was having troubles,” Piper struggled to recall, “but I don’t understand, the book said that they’re indestructible.”</text:span></text:p>
      <text:p text:style-name="P7"><text:tab/><text:span text:style-name="T188">Downing the last of her tea, Nadi stood up. “Doesn’t sound right to me. Papi draws out wire all the time for all the farmer’s fencing. Once Pither cooled it too quickly and it snaps right off.” Nadi laughed, “Ah, but once was the only time he messed </text:span><text:span text:style-name="T15">that</text:span><text:span text:style-name="T189"> up.”</text:span></text:p>
      <text:p text:style-name="P7"/>
      <text:p text:style-name="P57">?<text:span text:style-name="T189">Chapter? 5? </text:span><text:span text:style-name="T137">its a little short</text:span></text:p>
      <text:p text:style-name="P68"><text:span text:style-name="T137">h</text:span><text:span text:style-name="T125">urky <text:s/>durkey I want turkey</text:span></text:p>
      <text:p text:style-name="P7"/>
      <text:p text:style-name="P8"><text:tab/>Jisto’s arms felt sore. They felt heavy. They pulled him to the ground and his legs weren’t much help either.</text:p>
      <text:p text:style-name="P8"><text:tab/>He’d been right. Papi was <text:span text:style-name="T2">not</text:span> happy to find out he’d heard part of the meeting. Trying to use Piper-words did not get him very far. Piper had been wrong about being able to attend the meeting once you’ve had your age rite. Wrong. He would tell Piper <text:span text:style-name="T2">all</text:span> about it later.</text:p>
      <text:p text:style-name="P8"><text:tab/>But right now his focus was on the wood cutting. Even though his arms felt as dead as the axe they wielded Jisto pushed on. Oh, Jisto was <text:span text:style-name="T2">absolutely sure</text:span> that papi needed all the wood today to boil leather. Nevermind that boil day was not for another week. Nevermind that he already chopped enough wood for three boil days.</text:p>
      <text:p text:style-name="P8"><text:tab/>Jisto took a well earned, if not a little [<text:span text:style-name="T68">there is a word Im feeling that starts with a d. it conveys a sense of ‘sticking it to the man’, to show the motivation that </text:span><text:span text:style-name="T45">believes</text:span><text:span text:style-name="T68"> he has for taking the break]</text:span>. Definitely not for being tired. Jisto could go all day. Still, <text:span text:style-name="T190">it would be nice if </text:span>papi <text:span text:style-name="T190">relieved him before noon.</text:span></text:p>
      <text:p text:style-name="P8"><text:tab/><text:span text:style-name="T190">He had an Architect to see. And not because of Piper’s silly reasons. Of course he would ask, on behalf of Piper, some questions. But only if he had enough time. Yes. </text:span><text:span text:style-name="T80">[overplaaaaaaaaaaaaaying the “lol Im just doing a nice thing for my friend just because, and absolutely not because Im secretly-but-dont-know Im in love with him lol”] </text:span><text:span text:style-name="T190">In fact this was enough wood.</text:span></text:p>
      <text:p text:style-name="P8"><text:tab/><text:span text:style-name="T190">Jisto leaned the axe against the stump and chucked the last few pieces of wood into the drawcart. He picked up the drawcart’s long handle, checked that it wasn’t tipping back too far on its two wheels, and made his way back into town.</text:span></text:p>
      <text:p text:style-name="P8"><text:soft-page-break/><text:tab/><text:span text:style-name="T190">Papi did not waste much time speaking to Jisto after he walked back in the door. Papi did never waste much time.</text:span></text:p>
      <text:p text:style-name="P8"><text:tab/>“<text:span text:style-name="T190">You already cut the logs?” It was less a question than an accusation.</text:span></text:p>
      <text:p text:style-name="P8"><text:tab/>“<text:span text:style-name="T190">Certainly, dear papi. I thought I would impress you with my speed,” Jisto spoke with a mock bow.</text:span></text:p>
      <text:p text:style-name="P8"><text:tab/><text:span text:style-name="T190">“Listen, son,” papi sighed, “I think we need to talk about yestereve.”</text:span></text:p>
      <text:p text:style-name="P8"><text:tab/>“<text:span text:style-name="T190">Oh, about what?” Jisto felt a bit of anger well up in his throat, near his necklace, which he clenched. Maybe too quickly, the blisters on his right hand began complaining. “What do I care about your stupid little fan club?”</text:span></text:p>
      <text:p text:style-name="P8"><text:tab/><text:span text:style-name="T190">Papi didn’t respond at first. Seated, he rest his elbows on the table, then his face into his hands. After awhile, he looked up, “I guess if you won’t be tamed by discipline, then maybe you’ll listen to my pleading.” He rose a finger to forestall Jisto, and continued, “You always knew a little too much, like that friend of yours.”</text:span></text:p>
      <text:p text:style-name="P8"><text:tab/>“<text:span text:style-name="T191">He has a name.”</text:span></text:p>
      <text:p text:style-name="P8"><text:tab/>“<text:span text:style-name="T191">But he was smart enough to not get himself into trouble!”</text:span></text:p>
      <text:p text:style-name="P8"><text:tab/><text:span text:style-name="T191">Jisto threw up his hands. “What? What is this about, papi?”</text:span></text:p>
      <text:p text:style-name="P9"><text:tab/>“<text:span text:style-name="T191">You’re keen, son. You figure things out, and get the beat from beneath the surface- but you always hide from the knowledge! But instead of doing anything meaningful, you act rash and stir people up.</text:span></text:p>
      <text:p text:style-name="P14"><text:tab/>“Even au’Bornen and I didn’t catch on to the mayor stealing from the chroniclers’ claim. That gave us the leverage to keep our meetings going. And even,” he looked northwest toward the mayor’s manner, “to have him show up.”</text:p>
      <text:p text:style-name="P14"><text:tab/>“Funny you say that papi, when you’re always on about the chroniclers’ stealing from us.”</text:p>
      <text:p text:style-name="P9"><text:tab/>“<text:span text:style-name="T191">Boy, there’s anger at taxation, and then there’s the mayor stealing from the capitol’s taxes on us. When the Order of Conduct also taxes us. But this is exactly what I mean.</text:span></text:p>
      <text:p text:style-name="P14"><text:tab/>He fixed his gaze on Jisto. “You learn something like that, then you can use that knowledge. Hardly the same as learning about the hidden location of feastday food and breaking in! When there’s only a few hours until the feast actually starts!”</text:p>
      <text:p text:style-name="P9"><text:tab/><text:span text:style-name="T192">Papi pulled his fingers back to his face. “You have so much to learn, but you’re never ready. You act impulsively and without respect. The only thing I can think of is setting chores-”</text:span></text:p>
      <text:p text:style-name="P9"><text:tab/><text:span text:style-name="T192">Jisto exploded. </text:span>“<text:span text:style-name="T192">What about the Architect in town? What am I supposed to do with </text:span><text:span text:style-name="T16">that </text:span><text:span text:style-name="T192">knowledge, hmm papi?” </text:span><text:span text:style-name="T81">[dear lord this is the most “modern day earth” and NOT “cool fantasy world” debate ever]</text:span><text:span text:style-name="T192"> </text:span><text:span text:style-name="T81">[MORE HERE PLS]</text:span></text:p>
      <text:p text:style-name="P9"><text:span text:style-name="T81"><text:tab/></text:span><text:span text:style-name="T192">Papi looked up at Jisto sharply. “How do you know about that?”</text:span></text:p>
      <text:p text:style-name="P9"><text:tab/>“<text:span text:style-name="T192">It’s pretty obvious! Nice clothes on a stranger who I’ve never seen in town before? It got Jisto in a tizzy </text:span><text:span text:style-name="T81">[hurk]</text:span><text:span text:style-name="T192"> way more than he usually is. Architects don’t just take wander to the farthest-most reaches of Mussel. You think the precipices are a vacation spot </text:span><text:span text:style-name="T81">[HURK]</text:span><text:span text:style-name="T192">?” Jisto released his necklace and spun to face the door.</text:span></text:p>
      <text:p text:style-name="P9"><text:tab/>“<text:span text:style-name="T192">You hold up now! Boy I am not through with-” But Jisto didn’t hear the last part, severed by the door slamming shut.</text:span></text:p>
      <text:p text:style-name="P9"/>
      <text:p text:style-name="P15">Chapter 6</text:p>
      <text:p text:style-name="P15"><text:tab/>Tallest building in all of Harral’s Precipice, the mayors manor was four stories tall, not including the central tower that stood upwards of eight stories. A left over relic from ancient past. Not a cirulean relic, no, but a reminder of the times before the Mussel claimed the Precipice. Lord Harral had ruled over a small small kingdom, but an important one. A major tributary of the largest river in Mussel passed behind the manor. A gateway to the western precipices.</text:p>
      <text:p text:style-name="P15"><text:tab/>An unspoken agreement, perhaps a written one (Jisto did not pay attention to his histories), proclaimed the mayor would reside in the manor. And the rest of the government would held their <text:soft-page-break/>central offices there, and they met in the central hall. Apparently the Order of Conduct had a whole wing to themselves.</text:p>
      <text:p text:style-name="P15"><text:tab/>Much like the townhouse any resident of Harral’s Precipice who had passed the age rites was welcomed into the manor. <text:span text:style-name="T2">Well</text:span>, Jisto thought, <text:span text:style-name="T2">maybe tolerated</text:span>. The first Order of Conduct had a very relaxed approach when it came to acknowledging the rules of the town. Or perhaps it had been an oversight that was only found after they wrote the first Conduct. <text:span text:style-name="T193">Jisto thought that he should know that, but like most useless details he did not keep that knowledge around for long. What was important is that he could get inside. Else, he already had one of three back up plans ready to go. Just in case.</text:span></text:p>
      <text:p text:style-name="P15"><text:tab/><text:span text:style-name="T194">Like most of Jisto’s ventures (Jisto felt it downright insulting when other people called them foolery or pranks) this one required an air of confidence. Betray that you’re up to anything less than exemplary, per the standards of other people, and they could stop Jisto before he saw any real action.</text:span></text:p>
      <text:p text:style-name="P15"><text:tab/><text:span text:style-name="T194">So when Jisto approached the gateguard it was imperative for Jisto to act like he belonged. </text:span><text:span text:style-name="T17">He </text:span><text:span text:style-name="T194"><text:s/>knew what he was supposed to be doing. If the guard didn’t that was her problem. To that end, Jisto expressed a touch of outraged shock when she barred his path.</text:span></text:p>
      <text:p text:style-name="P15"><text:tab/>“<text:span text:style-name="T194">Excuse me? Ma’am you are obstructing my way.”</text:span></text:p>
      <text:p text:style-name="P15"><text:tab/><text:span text:style-name="T195">She gave him a baleful gaze but didn’t say anything. Jisto felt a seed of panic. He quickly got a mental grip on his end-goal quashed the seed beneath its pressure. Plans upon backup plans were nice, until you found a scenario that required a bit of on-the-spot creative thinking. Thankfully, this was Jisto’s element.</text:span></text:p>
      <text:p text:style-name="P15"><text:tab/><text:span text:style-name="T195">He put a sneer on his face and started pushing past the guard. “You metal pricks are all the same. Can’t farm. Can’t make something nice to save your life. So what does the mayor do? Sticks a spear in your hands and all of a sudden you’re top of the top.” Jisto felt the target of his mockery stick the butt of the sphere in the same place Piper had the night before. </text:span><text:span text:style-name="T18">I need to start wearing a tin casing like this dolt</text:span><text:span text:style-name="T196">.</text:span></text:p>
      <text:p text:style-name="P15"><text:tab/>“<text:span text:style-name="T196">No one passes,” she said in monotone. Might as well be commenting on the weather. Rainy weather.</text:span></text:p>
      <text:p text:style-name="P15"><text:tab/><text:span text:style-name="T196">Indignance, shock, outrage, Jisto barely had to pretend. “You </text:span><text:span text:style-name="T19">will</text:span><text:span text:style-name="T197"> let me pass, or you can say good bye to that shiny armor and that {jumped up} </text:span><text:span text:style-name="T82">[word for trying to be more than it really is] </text:span><text:span text:style-name="T197">stick. The mayor will not be happy to find out someone actually important was denied entry!”</text:span></text:p>
      <text:p text:style-name="P15"><text:tab/><text:span text:style-name="T197">This time, she broke her disconcerting silence with a modicum amount of emotion. </text:span><text:span text:style-name="T19">Good, get blustering and I’ll be in before Papi even knows the door shut </text:span><text:span text:style-name="T46">[stop the shitty writing]</text:span><text:span text:style-name="T197">. </text:span></text:p>
      <text:p text:style-name="P15"><text:tab/><text:span text:style-name="T197">She said, “By the mayor’s own words, and a writ from the Order of Conduct, </text:span><text:span text:style-name="T19">no one</text:span><text:span text:style-name="T197"> is to be allowed on the grounds while the guest of the town resides.”</text:span></text:p>
      <text:p text:style-name="P15"><text:tab/><text:span text:style-name="T197">Maybe not as emotional as he would have liked, but Jisto had something to work with. “Our guest, eh? The one you’ve probably never even seen? Did your superior tell you to say those things, keep out everyone? What if the mayor himself wanted to come home!”</text:span></text:p>
      <text:p text:style-name="P15"><text:tab/><text:span text:style-name="T197">Perhaps he touched on something with the last words, but Jisto felt her resolve harden, through the spear. Was it pressing against him harder?</text:span></text:p>
      <text:p text:style-name="P15"><text:tab/>“<text:span text:style-name="T197">Hornless haryit, you don’t know what you’re talking about. Guests are privileged visitors.”</text:span></text:p>
      <text:p text:style-name="P15"><text:tab/><text:span text:style-name="T197">Jisto went in for the closer. </text:span>“<text:span text:style-name="T197">I claim guestrite.”</text:span></text:p>
      <text:p text:style-name="P15"><text:tab/><text:span text:style-name="T197">This gave her pause. Had he started out the conversation this way no doubt she would have turned him away. But if he understood correctly then this guard, just by making conversation with him, had made an invitation. </text:span><text:span text:style-name="T83">[Make this smoother- we need RULES! Rules that our characters can follow! It’s not as satisfying! </text:span><text:span text:style-name="T84">We need foreshadowing! “oh, that guy is a !!!GUEST!!! of the mayor? HMMMMMMMMMMMMMMMMMMMMM</text:span><text:span text:style-name="T83">] </text:span></text:p>
      <text:p text:style-name="P17"><text:tab/>The game was up. The guard- he’d have to find out her name, it was always respectful to your opponent if you used their name when they lost- called out to her companion to watch the gate. And told her companion, sharply, not to speak with anyone. Minutes later they were walking across the grounds.</text:p>
      <text:p text:style-name="P15"><text:soft-page-break/><text:tab/><text:span text:style-name="T198">Jisto couldn’t make the guard leave him, not if he was guest of the house transitively through her, but he was glad of the company. He also needed a guide. He’d just have to be careful in seeking directions. Prod too hard and she might find enough reason to terminate their unusual hospitality arrangement.</text:span></text:p>
      <text:p text:style-name="P15"><text:tab/>“<text:span text:style-name="T198">I haven’t met many guards without a name,” Jisto opened casually. He could still feel her seething. It might help him get the information he needed.</text:span></text:p>
      <text:p text:style-name="P15"><text:tab/>“<text:span text:style-name="T199">Seargant au’Baum” she snapped, then went incommunicado. Guestrite was tricky business. Fortunately for Jisto a host had to give you something to call them by. A last name was stiffly formal, but Jisto figured he could get her to warm up to him. </text:span><text:span text:style-name="T84">[sooo many pronouns]</text:span><text:span text:style-name="T199">.</text:span></text:p>
      <text:p text:style-name="P15"><text:tab/>“<text:span text:style-name="T200">Au’Baum, hmm,” Jisto let loose carelessly. Seemingly carelessly. It’s important to detach, pretend you care as much about the question you asked as you do about the ground beneath your feet. It’s there, something to observe and acknowledge, but hardly worth anyone’s time to care about.</text:span></text:p>
      <text:p text:style-name="P15"><text:tab/>“<text:span text:style-name="T200">Relent your haryit leavings, au’Dor.”</text:span></text:p>
      <text:p text:style-name="P15"><text:tab/><text:span text:style-name="T200">Jisto nearly stumbled, but years of practiced grace saved him. If she knew </text:span><text:span text:style-name="T20">his</text:span><text:span text:style-name="T200"> name then the gambit was up. Except, he already won by gaining entry. Mostly Jisto was disappointed whenever someone else in the town seemed to know about him, when he didn’t know anything about that person. No reason at </text:span><text:span text:style-name="T20">all</text:span><text:span text:style-name="T200"> anyone should know his name, of course. If he had to find the Architect himself, so be it. About to say something to the effect that he could find his way from there, Sgt. au’Baum continued speaking.</text:span></text:p>
      <text:p text:style-name="P16"><text:tab/>“<text:span text:style-name="T200">You and every other farmer or tradesfolk wants the same thing. Words with the ambassador.” </text:span></text:p>
      <text:p text:style-name="P66"><text:tab/>Ambassador? This is definitely more than just a chance visit.</text:p>
      <text:p text:style-name="P16"><text:span text:style-name="T20"><text:tab/>“</text:span><text:span text:style-name="T200">If I hadn’t already turned away fifty others we wouldn’t be walking here right now.”</text:span></text:p>
      <text:p text:style-name="P16"><text:tab/><text:span text:style-name="T20">I don’t even think the last Architect was considered an ‘ambassador’. Au’Bornen had petitioned for months after becoming mayor just to get a pineye in response, back then.</text:span></text:p>
      <text:p text:style-name="P16"><text:span text:style-name="T20"><text:tab/></text:span><text:span text:style-name="T200">“Trying to manipulate me won’t work.”</text:span></text:p>
      <text:p text:style-name="P16"><text:tab/><text:span text:style-name="T20">Outrageous, never in my life would I even conceive of trick… But if this time an Architect is coming as an ambassador…</text:span></text:p>
      <text:p text:style-name="P16"><text:span text:style-name="T20"><text:tab/></text:span><text:span text:style-name="T200">Au’baum’s silence registered with Jisto about as much as her words did. Sure, he </text:span><text:span text:style-name="T20">looked </text:span><text:span text:style-name="T200">like he was listening, but at this point that was just a talent Jisto developed.</text:span></text:p>
      <text:p text:style-name="P18"><text:tab/><text:span text:style-name="T2">And if last time the visit was unofficial, then... it’s way more serious now</text:span>. Jisto paused in his footsteps and the sergeant paused not a hair’s width ahead of him, eyes scrutinizing. <text:span text:style-name="T2">A keen one,</text:span> Jisto observed.</text:p>
      <text:p text:style-name="P18"><text:tab/>“Sergeant, do you remember the last time an Architect visited?”</text:p>
      <text:p text:style-name="P18"><text:tab/>If Sergeant au’Baum was at all taken aback, she did not let it show. Jisto took a moment to appreciate her. To her credit, she did not look like one schooled in maintaining face. Perhaps because in order to break face one must actually be expressive.</text:p>
      <text:p text:style-name="P18"><text:tab/>“<text:span text:style-name="T201">Yes.”</text:span></text:p>
      <text:p text:style-name="P18"><text:tab/>“<text:span text:style-name="T201">And, would you please remind me why he visited?”</text:span></text:p>
      <text:p text:style-name="P19"><text:tab/>“<text:span text:style-name="T201">Any more questions?” </text:span></text:p>
      <text:p text:style-name="P22"><text:tab/>Jisto was straining his guestrite. Three questions was the socially acceptable limit. One more and the sergeant wouldn’t have to go all the way to the mayor to send Jisto off. She answered before he had time to complete his thought.</text:p>
      <text:p text:style-name="P19"><text:tab/>“<text:span text:style-name="T201">Twelve years ago the farthermost farms began drying up. Farmers reported the irrigation relics weren’t functioning. A few weeks later, the damage crept closer to the center of the village. Pump relics wouldn’t work and made wells on the edge of town useless. Lamps at night were dimmer. Spire wagons slowed down the further from town center you got. Then Mayor Au’Bornen went livid after the transpane stopped sending his letters- until later that week a pineye arrived with a paper tied to its leg. That evening the transpane turned came to life, and an Architect stepped out.</text:span></text:p>
      <text:p text:style-name="P19"><text:soft-page-break/><text:tab/>“<text:span text:style-name="T201">He told Mayor au’Bornen that there was some damage to our ciruwer.” Jisto looked towards the center of town, where the large, impossibly thin, vertical structure stood, faintly glowing under the noon sun. They started walking towards the manor again. “The Cirulean Protocol wasn’t being captured by the ciruwer. Speculation at the time says it was the large thunderstorm early in the moonturn.”</text:span></text:p>
      <text:p text:style-name="P19"><text:tab/>“<text:span text:style-name="T202">Well, one day the ciruwer stood dark, the next it was glowing again, and soon most of the town relics started up again. It took awhile longer for the irrigation relics to restart, which au’Bornen wasn’t particularly happy about. The Architect said it took time for the cirule broadcast out of the capital to refocus on our ciruwer, apparently a long time out of a protocol web will do that.”</text:span></text:p>
      <text:p text:style-name="P19"><text:tab/><text:span text:style-name="T202">She stopped as the reached the front steps leading up to the oaken double doors of the manor. “I suspect I’ve given you enough detail, master au’Dor.”</text:span></text:p>
      <text:p text:style-name="P19"><text:tab/><text:span text:style-name="T202">Altogether too much. Jisto did not say anything, but simply nodded. He did not notice his mind working to file the information away. He </text:span><text:span text:style-name="T21">did </text:span><text:span text:style-name="T202">notice that she left off the inflexion on ‘master’. The same way you would address a child who hadn’t completed the age rites. Or maybe just because he was only an apprentice tradesfolk. But that style of reference to someone was much less common.</text:span></text:p>
      <text:p text:style-name="P16"><text:span text:style-name="T20"><text:tab/></text:span><text:span text:style-name="T202">However she meant it, Jisto didn’t care, for his mind had turned to the task ahead. Mentally dismissing the sergeant he murmered a farewell, and walked into a side entrance beside the main doors.</text:span></text:p>
      <text:p text:style-name="P99"/>
      <text:p text:style-name="P16"/>
      <text:p text:style-name="P20"><text:tab/>Seargant Chelser au’Baum regarded Jisto’s form as it retreated inside the large manor. She stifled an internal sigh. It was difficult to swallow her pride and let the lad think he had her in his pocket. He really couldn’t tell how obvious he was? Trying to suffer <text:span text:style-name="T2">that</text:span> was a lot harder than convincing her underlings to sign her on for a shift at the front gate. A lot harder than being willing to accept her impending censure for failing a part of her duty.</text:p>
      <text:p text:style-name="P21"><text:tab/>She entered the serving door, turned towards the attending steward, and asked him to see message delivered to Mayor <text:span text:style-name="T68">[not au’Bornen]</text:span>. That should give Jisto enough time <text:span text:style-name="T203">before the mayor expelled him.</text:span> She may have overdone the Architects instructions <text:span text:style-name="T203">a tiny bit</text:span>. Let in a troublemaker, and who better in town than Jisto au’Dor? She <text:span text:style-name="T203">definitely </text:span>thought she would have to settle for another lad, <text:span text:style-name="T203">and had a few in mind, but then Jisto practically delivered himself.</text:span></text:p>
      <text:p text:style-name="P21"><text:tab/>The name Jisto was passed around the town guards, and thus through Chelser’s ears, very often. It was almost legendary. She had only seen him once before, during Mayor au’Bornen’s inauguration, and that was a long time ago. Not many folks, farmers or crafters, tried to exercise their right to enter the manor grounds or the house itself, <text:span text:style-name="T203">let alone Jisto au’Dor</text:span>. <text:span text:style-name="T203">It was almost enough for Chelser to suspect something was amiss, if it weren’t for the fact that Jisto’s father was </text:span><text:span text:style-name="T85">[NAME]</text:span><text:span text:style-name="T203">. Mayor </text:span><text:span text:style-name="T85">[NAME] </text:span><text:span text:style-name="T203">did not pay her enough for all the intrigues she had to deal with.</text:span></text:p>
      <text:p text:style-name="P20"><text:tab/><text:span text:style-name="T203">Chelser worried her forehead into a minor contortion. She hoped that she hadn’t tipped Jisto off with all the extra details. It might seem strange to hear so much from a random guard. Vexing herself, she smoothed her brow. It was over and done with. The effort was worth the risk that the Architect wouldn’t follow through on their deal. Chelser walked back to the front gate, relieved her underling, and waited for a summons from the mayor.</text:span></text:p>
      <text:p text:style-name="P15"/>
      <text:p text:style-name="P58">[I don’t like the order of Chelser’s thoughts. I’d like her to worry that she gave too much info FIRST, which THEN leads her to the thought train about Jisto. Im too tired right now and am 500 words over the goal so… yeah]</text:p>
      <text:p text:style-name="P9"/>
      <text:p text:style-name="P9"/>
      <text:p text:style-name="P23">Chapter SEPTember – ember convert to dec</text:p>
      <text:p text:style-name="P9"/>
      <text:p text:style-name="P9"><text:soft-page-break/><text:tab/><text:span text:style-name="T204">Oh kay. Wow I can’t focus at all right now. I still have 1100 words to do before I meet todays goal, and I wanted to do 2000? well. I guess we’ll just cut the haryit leavings and jump right into it.</text:span></text:p>
      <text:p text:style-name="P9"><text:tab/><text:span text:style-name="T205">It was not too difficult for Jisto to figure out where the Architect kept his quarters. Just follow the trail of servants. From what Jisto heard the current mayor was a bit of an ascetic. In fact he was surprised that there were this many servants on retainer.</text:span></text:p>
      <text:p text:style-name="P10"><text:tab/><text:span text:style-name="T206">Most of the servants were heading towards the central stairs. And they went up. And up. </text:span></text:p>
      <text:p text:style-name="P10"><text:span text:style-name="T206"><text:tab/>Jisto had been in Piper’s home before. A weird story there. Two families, au’Jurs and Alstops. Practiced different, but related professions. They built their shops in one building, and then put their living spaces on top, like most other crafters. Both of them. And no one thought to marry the two families together until Elzella au’Jur and </text:span><text:span text:style-name="T86">[Piper’s papi]</text:span><text:span text:style-name="T206"> Alstop. Anyhow, three stories was the most Jisto had ever negotiated.</text:span></text:p>
      <text:p text:style-name="P9"><text:tab/><text:span text:style-name="T207">So, upon realizing exactly where the Arhitect had nested, Jisto mustered up some of his signature brand indignation. Top of the mayor’s central tower? Really? What did the Architect think of himself? Every stair Jisto climbed up to the top took a tremendous physical toll. All four stories’ worth of steps. </text:span></text:p>
      <text:p text:style-name="P59">[hmm, we can probably include more detail here, lengthen this out a bit……………………………… maybe ten more paragraphs……… soooo much dialogue recently! Hng!]</text:p>
      <text:p text:style-name="P59"><text:tab/><text:span text:style-name="T125">Having never </text:span><text:span text:style-name="T139">spoken to </text:span><text:span text:style-name="T125">anyone very important, well more important than a mayor, Jisto did not know if it was appropriate to knock. A knock lent dignity, but diminished anger. A knock conferred respect, but Jisto did not think he wanted to show any right now. </text:span><text:span text:style-name="T138">When a servant walked by, Jisto adopted a feigned confidence and right to be up there, and a how-dare-you-assume-otherwise glare. With only one real direction to go, it probably didn’t have the effect he desired.</text:span></text:p>
      <text:p text:style-name="P59"><text:span text:style-name="T138"><text:tab/></text:span><text:span text:style-name="T208">[this paragraph does not convey at all what I want it to. Maybe a “check your nails” maneuver? Also HECKEN Whats the point of saying Jisto is non confrontational, only to have him… be confrontational?]</text:span></text:p>
      <text:p text:style-name="P24"><text:tab/>His knock dilemma was solved after the servant strolled right on in to the antechamber. A quick count of ten and Jisto <text:span text:style-name="T209">followed in the servant’s wake. </text:span><text:span text:style-name="T87">He </text:span><text:span text:style-name="T209">didn’t notice that </text:span><text:span text:style-name="T87">his </text:span><text:span text:style-name="T209">hand had crept to </text:span><text:span text:style-name="T87">his</text:span><text:span text:style-name="T209"> necklace [</text:span><text:span text:style-name="T88">FOUR PRONOUNS? ARE YOU </text:span><text:span text:style-name="T89">KIDDING</text:span><text:span text:style-name="T88"> M- okay three]</text:span><text:span text:style-name="T210">.</text:span></text:p>
      <text:p text:style-name="P24"><text:tab/><text:span text:style-name="T210">Sudden panic seized Jisto and an urge to dash back down the stairs seized Jisto’s legs. </text:span><text:span text:style-name="T22">What am I doing I can’t just walk in there I have nothing to say he won’t listen to me if he doesn’t laugh then the town guards will arrest me and-</text:span></text:p>
      <text:p text:style-name="P25"><text:span text:style-name="T22"><text:tab/></text:span><text:span text:style-name="T210">A calmness rushed up Jisto’s right arm. It spread across his chest, down his other arm, through his legs, and up to his head, eerily similar to earlier. </text:span><text:span text:style-name="T89">[okay you need to foreshadow this, with that event]. </text:span><text:span text:style-name="T211">He had always wanted to yell at his father, but had never even raised his voice before then. At his father or anyone, should he have, earlier? </text:span></text:p>
      <text:p text:style-name="P26"><text:tab/>Jisto stood there. Jisto wanted to run.</text:p>
      <text:p text:style-name="P24"><text:tab/><text:span text:style-name="T23">You can’t</text:span><text:span text:style-name="T211">. Jisto never had second doubts. And he assuredly never had second doubts about his second doubts. Once committed to an action, Jisto followed through, </text:span><text:span text:style-name="T89">[Something blast. Something here to be a word in a like way we use ‘damn the &lt;thing&gt;’ but less profane and more world-buildy.] </text:span><text:span text:style-name="T211">the consequences. Pause at an important moment and you’d regret it. Even if whatever you wanted still happened. No, no time for niggling doubts. And now, the second time in one day, he was questioning himself.</text:span></text:p>
      <text:p text:style-name="P59"><text:tab/><text:span text:style-name="T140">And Jisto uncompromisingly </text:span><text:span text:style-name="T142">preferred to keep people calm</text:span><text:span text:style-name="T140">. </text:span><text:span text:style-name="T142">When speaking directly to them, at least; all bets were off for his… adventures.</text:span><text:span text:style-name="T140"> </text:span><text:span text:style-name="T142">E</text:span><text:span text:style-name="T140">ven he couldn’t fool himself at this moment </text:span><text:span text:style-name="T212">[this line doesn’t sit right with me]</text:span><text:span text:style-name="T140">. </text:span><text:span text:style-name="T141">And now, the second time in one day, he was about to </text:span><text:span text:style-name="T142">instigate </text:span><text:span text:style-name="T141">have harsh words. </text:span><text:span text:style-name="T143">What was wrong?</text:span></text:p>
      <text:p text:style-name="P59"><text:span text:style-name="T143"><text:tab/></text:span><text:span text:style-name="T44">This time, it’s important</text:span><text:span text:style-name="T143">. Papi was right. Not completely, Jisto would never admit that. </text:span><text:span text:style-name="T144">B</text:span><text:span text:style-name="T143">ut he had never done anything important before. </text:span><text:span text:style-name="T144">Important people seem to never be around when Jisto was, </text:span><text:soft-page-break/><text:span text:style-name="T144">strange coincidence. Au’Bornen still [</text:span><text:span text:style-name="T213">patronized, not the word Im looking for</text:span><text:span text:style-name="T144">] his usual spots when he was mayor, but Jisto always seemed to just miss him. Jisto never delved into the deep, asking why, but the deep was there, lurking beneath his mind.</text:span></text:p>
      <text:p text:style-name="P60"><text:span text:style-name="T144"><text:tab/></text:span><text:span text:style-name="T145">And now, Jisto stood at the foot of the door to the Architect’s sitting room, where he probably was. Something tremendously important to Jisto, but daily mundanity to the Architect. [</text:span><text:span text:style-name="T214">I like the line but its not flowing well</text:span><text:span text:style-name="T145">]. </text:span></text:p>
      <text:p text:style-name="P27"><text:tab/>Jisto’s choice was taken away after a soft but assured voice called, “Enter.”</text:p>
      <text:p text:style-name="P27"><text:tab/>An imperative like that brooked no objection. Jisto’s feet obeyed the voice before it even registered with him. The door approached, it seemed too far away. It creaked open, but it seemed to take too long. His feet carried him inside, but they worked too slowly.</text:p>
      <text:p text:style-name="P60"><text:span text:style-name="T145"><text:tab/>Every moment dripped before Jisto’s eyes. A fly looking down would see two ordinary people, one dressed a little above the fashion of the other, casually enjoying a midday munch </text:span><text:span text:style-name="T214">[are you kidding me]</text:span><text:span text:style-name="T145">, and the other walking in to join his company. But Jisto could feel the immense pressure of the space. If his legs gave out he wasn’t sure he’d be able to get back up. Or perhaps he’d be pressed against the circular wall, unable to lift his fingers away than </text:span><text:span text:style-name="T146">Captain Bromston’s maps would unpin themselves from his command table</text:span><text:span text:style-name="T145">.</text:span></text:p>
      <text:p text:style-name="P60"><text:span text:style-name="T145"><text:tab/></text:span><text:span text:style-name="T146">The Architect dismissively nodded as Jisto took a seat across from him. Formality demanded that Jisto be offered </text:span><text:span text:style-name="T147">some of </text:span><text:span text:style-name="T146">tea </text:span><text:span text:style-name="T147">sitting in the kettle at the center of the table</text:span><text:span text:style-name="T146">, but he lacked the gumption at just that moment to speak up. </text:span><text:span text:style-name="T147">His toolkit of sarcastic outrage, mock indignation, and defiant persistance seemed to have taken holiday</text:span><text:span text:style-name="T146">.</text:span></text:p>
      <text:p text:style-name="P60"><text:span text:style-name="T146"><text:tab/></text:span><text:span text:style-name="T147">Jisto came to speak, but he did not want to speak first. Up to that moment he had, but maybe j </text:span><text:span text:style-name="T215">[I want this to be like, of course he’s afraid to speak, but he’s just convincing himself he had other reasons. Use dat psych knowledge mah brude]</text:span><text:span text:style-name="T147">. </text:span><text:span text:style-name="T148">Instead he took a moment to glance around the room, anywhere but at the architect.</text:span></text:p>
      <text:p text:style-name="P61"><text:span text:style-name="T148"><text:tab/>Apparently the mayor never used the tower. </text:span><text:span text:style-name="T149">Jisto could understand; too many stairs. </text:span><text:span text:style-name="T150">No one needs more then three stories. </text:span><text:span text:style-name="T151">So he was a little taken aback to see the walls completely decorated. </text:span><text:span text:style-name="T152">A tall bookshelf followed the curve for about one half of the wall, starting from the door Jisto walked in, to the window by the table he was seated at now. </text:span><text:span text:style-name="T153">Tapestries covered the two walls that were perpendicular. A smaller door led into what Jisto assumed to be the bedchamber. </text:span><text:span text:style-name="T216">[artwork on the tapestry?]</text:span></text:p>
      <text:p text:style-name="P61"><text:span text:style-name="T152"><text:tab/></text:span><text:span text:style-name="T153">This room appeared to be the largest one in the tower suite. The antechamber did not have much of the exterior curved wall, Jisto could see that with that room and this one only a moderately sized bedchamber could occupy the remaining space.</text:span></text:p>
      <text:p text:style-name="P28"><text:tab/><text:span text:style-name="T217">Jisto seemed to be about as important to the Architect as his jam and bread. The Architect fed his eyes with Jisto as much as he fed his stomach with his meal. Seated half way on the seat, necklace cutting into his right hand, Jisto let himself relax a slight bit. Only a slight bit. He forced his arm down to his side and nearly contemplated sitting on his hands.</text:span></text:p>
      <text:p text:style-name="P28"><text:tab/><text:span text:style-name="T217">He never saw the Architects eyes move, but all the same the Architect said, “A curious ornament decorating your neck.” Halfway between statement and question, between observation and speculation. The remark seemed rhetorical, but also to invite response. Either way Jisto didn’t have one. Well, except for the strangled sound from his throat.</text:span></text:p>
      <text:p text:style-name="P28"><text:tab/><text:span text:style-name="T217">Normally Jisto’s body obeyed him absolutely. That sort of thing was important when you needed to make quick decisions about which way to run. Usually when Mistress au’Toress set her cats after him, following a... misunderstanding. But the presence of the Architect seemed to steal command away from his lips.</text:span></text:p>
      <text:p text:style-name="P30"><text:tab/>“<text:span text:style-name="T217">You don’t need to feel so alarmed, my friend. Please, call me Farian,” said the Architect with an unusually warm smile. Not at all what Jisto expected. Everything screamed danger, but the Architect, Farian, didn’t seem particularly dangerous to him. Just a man eating jam and bread. Who could snap Jisto’s neck with a careless thought. </text:span></text:p>
      <text:p text:style-name="Standard"><text:soft-page-break/><text:span text:style-name="T170"><text:tab/></text:span><text:span text:style-name="T171">Farian </text:span><text:span text:style-name="T170">sighed, “I don’t blame you. Too many of the folk out in the country feel the same as you.” He paused, then chuckled. “A backwards way of thinking, I’d say, but not too unsurprising. We don’t go out of </text:span><text:span text:style-name="T171">[</text:span><text:span text:style-name="T173">Elsinguard, Mussel’s capitol]</text:span><text:span text:style-name="T171"> very much anymore, </text:span><text:span text:style-name="T172">before the awakening</text:span><text:span text:style-name="T171">, </text:span><text:span text:style-name="T172">but especially not </text:span><text:span text:style-name="T171">after </text:span><text:span text:style-name="T172">it </text:span><text:span text:style-name="T173">[</text:span><text:span text:style-name="T174">awakening is the </text:span><text:span text:style-name="T173">event that caused the cirulean infrastructure to implode]</text:span><text:span text:style-name="T171">. A waste of time,” he gritted his teeth, “spent on patching that which it needs to be replaced.”</text:span></text:p>
      <text:p text:style-name="P41"><text:tab/>“I don’t understand,” Jisto managed to eek out. Barely above a whisper, the Architect didn’t seem to have a problem hearing him.</text:p>
      <text:p text:style-name="P29"><text:tab/><text:span text:style-name="T218">This time Farian gave a full bodied laugh. “And I wouldn’t expect you to, my dear boy! Tell me, were you old enough to remember it, the awakening?”</text:span></text:p>
      <text:p text:style-name="P29"><text:tab/><text:span text:style-name="T218">Thoroughly confused, Jisto once again did not have a response. Unusual for him. Better to not betray that he did not know, or at least had a less than perfect understanding, about the awakening. Whatever that was.</text:span></text:p>
      <text:p text:style-name="P29"><text:tab/><text:span text:style-name="T218">The corners of Farian’s mouth dropped towards his chin, which he grasped with both hands, elbows on the table. “Hmm, I suppose you would have a different name for it. A time when things went wrong?”</text:span></text:p>
      <text:p text:style-name="P29"><text:tab/>“<text:span text:style-name="T218">The time all of the outfield farming relics stopped working?” Curious now, Jisto nearly forgot about his original purpose coming here.</text:span></text:p>
      <text:p text:style-name="P29"><text:tab/>“<text:span text:style-name="T218">I suppose that would fit, you would have been a littler lad back then. Yes, the collection of cirule slowed down. Dramatically. It hit us hardest in the city of course-”</text:span></text:p>
      <text:p text:style-name="P29"><text:tab/><text:span text:style-name="T218">Jisto nearly scoffed.</text:span></text:p>
      <text:p text:style-name="P29">“-<text:span text:style-name="T219">but we couldn’t broadcast it nearly as strongly Mussel’s outlying towns. Not without dropping the Dome,” Farian exclaimed darkly. “Most of us thought it was the westerlins again, but they’ve been quiet for hundreds of years. Some of us were a little smarter.”</text:span></text:p>
      <text:p text:style-name="P29"><text:tab/><text:span text:style-name="T219">Jisto assumed that Farian counted him among that ‘us’.</text:span></text:p>
      <text:p text:style-name="P29"><text:tab/>“<text:span text:style-name="T219">We call it the awakening, because everyone realized how reliant we were on cirulean relics, after we didn’t have most them anymore. Only a few of the few Architects remaining can even make new relics. A contradiction, ‘new relic’. Their talent only extends to copying what already exists, and usually with less strength. Most of the copies, copies of copies, failed not long after we noticed a drop in cirule collection. And,” he took a deep breath in, “Elsinguard functions mainly with copies of copies.”</text:span></text:p>
      <text:p text:style-name="P29"><text:tab/><text:span text:style-name="T220">Jisto started to pick up the threads of where Farian was going. Big whoop </text:span><text:span text:style-name="T90">[again, we need different slang]</text:span><text:span text:style-name="T220">. Three out of four farmers in the outlying Harral’s Precipice fields starved, and one of every four starvers died. What sustained the town during the… awakening… was leftover preserves and meat that wasn’t eaten through the winter. And no one could reach out to the farmers with the left over stores in the town. Not without spirewagons.</text:span></text:p>
      <text:p text:style-name="P29"><text:tab/>“<text:span text:style-name="T222">I don’t care about your relic replicas and I don’t see what any of that has to do with your visit here,” Jisto said. He started to warm back into his earlier feelings. “During that, awakening, everyone in Harral’s Precipice believed in Elsinguard. We believed in the people who told us that the precious Cirulean Protocol is infallible. No problems in thousands of years. And then when it wasn’t?”</text:span></text:p>
      <text:p text:style-name="P29"><text:tab/><text:span text:style-name="T220">Jisto could feel some of his original impression about Farian’s returning, returning to smother him, but he focused his energy on the charcoal of his argument. “Do you know how long it took for an Architect to come around? Ten months. More women lost their children than ever before. More children lost their mothers.” He began tearing up, but his bubbling anger had a strong grip foothold in his head now. “Ten months and what about after?</text:span></text:p>
      <text:p text:style-name="P29"><text:tab/>“<text:span text:style-name="T221">What about when an Architect showed up, trailed by a retinue of fifty Elsinguardian’s? Who fed them with empty pantries? And can you tell me what we got?”</text:span></text:p>
      <text:p text:style-name="P29"><text:tab/><text:span text:style-name="T221">Farian’s impassiveness had resumed. Calm seemed to exude from him, seemed to attack Jisto’s anger. No. Jisto needed answers. For himself. For Piper. For madi.</text:span></text:p>
      <text:p text:style-name="P29"><text:tab/>“<text:span text:style-name="T221">Hear me, crafter, we were stretched thin.”</text:span></text:p>
      <text:p text:style-name="P29"><text:soft-page-break/><text:tab/><text:span text:style-name="T221">There seemed to be something different about the tone of Farian’s voice. Not only that it wasn’t as charming anymore, but it felt more, unrestrained. Maybe not perfectly in control?</text:span></text:p>
      <text:p text:style-name="P29"><text:tab/>“<text:span text:style-name="T221">That’s what the last Architect said,” Jisto responded. “Yes, I was old enough to remember. Sure, he fixed out tower </text:span><text:span text:style-name="T91">[I have another name for this that isn’t tower]</text:span><text:span text:style-name="T221">, but he didn’t care. It didn’t seem very important to him that several thousand people suffered. Fixing the tower seemed like a second thought to him, but it wasn’t for us.</text:span></text:p>
      <text:p text:style-name="P29"><text:tab/>“<text:span text:style-name="T221">You want me to hear you out? Start by explaining that. Start by explaining why you’re here, after it was made unequivocally clear that Elsinguard doesn’t give a pile of Haryit leavings to the wellbeing of Mussel citizens. Start by explaining why we’re suddenly being visited officially, Master </text:span><text:span text:style-name="T24">Ambassador</text:span><text:span text:style-name="T221">.”</text:span></text:p>
      <text:p text:style-name="P29"><text:tab/><text:span text:style-name="T221">Maybe Jisto went too far. Unlike him. The pressure vanished as Farian seemed to have gotten control of himself. Jisto noticed. He noticed too much.</text:span></text:p>
      <text:p text:style-name="P29"><text:tab/><text:span text:style-name="T222">Farian’s smile seemed more genuine than last time. Maybe a little too much. Farian did not seem like one to deal in excess, despite the trail of servants leading down the tower steps. That’s probably just common from one used to Elsinguard luxury.</text:span></text:p>
      <text:p text:style-name="P29"><text:tab/>“<text:span text:style-name="T222">You’re not one to be lead around the picklegroose by the nose, are you? You have a name.” <text:tab/>Jisto wanted to run. “Jisto.” Jisto wanted to cry. “Jisto au’Dor.”</text:span></text:p>
      <text:p text:style-name="P31"><text:tab/><text:span text:style-name="T222">Farian seemed to consider that, a flicker of something passed across his eyes, and perhaps a little hesitation, but soon he started speaking again. “The copies in the city failed. But out in the country- </text:span><text:span text:style-name="T25">there are no copies</text:span><text:span text:style-name="T222">. Hardly any of the others believed my theory, but I was able to prove the theories held. A few of us went out while the rest wasted their time trying to squeeze more power out of less cirule. </text:span></text:p>
      <text:p text:style-name="P32"><text:tab/>That was like trying to cure wernscale by scraping off flesh from the infected area. It doesn’t work. You have to go deeper into the problem, it’s cause, before you lose what you had forever.”</text:p>
      <text:p text:style-name="P31"><text:tab/><text:span text:style-name="T222">Jisto knew a few people who lost fingers to wernscale, and one a whole hand. </text:span></text:p>
      <text:p text:style-name="P32"><text:tab/>“And we found that the towers <text:span text:style-name="T92">[!! not the name !!]</text:span><text:span text:style-name="T223"> could be adjusted in a way the Shimmering Tower could not. We could fix it for the larger towns, and the Cirulean Protocol would be broadcast to the smaller areas, like how it functioned when the Shimmering Tower had worked. Large towers to smaller towers to smaller ones, down to the spires in your spire wagons and the upbrings in your wells. It worked so well that eventually the Shimmering Tower started </text:span><text:span text:style-name="T26">receiving</text:span><text:span text:style-name="T223">!</text:span></text:p>
      <text:p text:style-name="P32"><text:tab/>“<text:span text:style-name="T223">A result beyond even what I could have hoped for! The Shimmering Tower, it is not the only Architecture that can draw upon the source of cirule. Absurd to think that in the first place… the Shimmering Tower is folkmade. And our scholars know that several relics predate its construction. Unfortunately Cirulists had died hundreds of years ago, so we don’t know for sure, but this is the closest we’ve gotten.</text:span></text:p>
      <text:p text:style-name="P32"><text:tab/><text:span text:style-name="T223">Farian flowed throughout his delivery. If he noticed Jisto’s increasing impatience then he gave no sign.</text:span></text:p>
      <text:p text:style-name="P33"><text:tab/>“<text:span text:style-name="T223">But what does that have to do with the precipices? </text:span><text:span text:style-name="T92">[YEAH, AUTHOR, WHAT </text:span><text:span text:style-name="T47">DOES</text:span><text:span text:style-name="T92"> IT HAVE DO WITH THE PRECIPICES?]</text:span><text:span text:style-name="T223"> Simply this- the Cirule is failing again. Less is coming in from the outlying towns and villages. Oh, but this time the Order listened to me. Most of the cirule received by the Shimmering Tower came from the precipices, over the past decade. The source- it must have something to do with the land. It could even be from beyond the Dome. And Harral’s Precipice is closest to the Edge. Do you think it coincidence that the tower here broadcasts the most strongly, out of your town?”</text:span></text:p>
      <text:p text:style-name="P42"><text:tab/>Jisto sat quietly and thought quickly. Too much. Conspiracies were Piper’s work. -------------------------------MORE HERE PLEASE-----------------------</text:p>
      <text:p text:style-name="P42"><text:tab/>“I think we can solve the cirule problem. Permanently. But I need cooperation.”</text:p>
      <text:p text:style-name="P34"><text:tab/><text:span text:style-name="T224">Ah, the last piece of the puzzle. Right were Jisto fit. Wait, did the Architect know he was coming?</text:span></text:p>
      <text:p text:style-name="P35"><text:soft-page-break/><text:tab/>“<text:span text:style-name="T224">Jisto, au’Dor was it? I think you are in a unique position to help me spread the word. To help me get the townsfolk on my side. I promise you Elsinguard won’t forget. It doesn’t have to be like in the past. This mayor of yours is lousy and incompetent, and the farmers and traders won’t listen to reason.” The Architect spread his hands </text:span><text:span text:style-name="T93">[see I need to move the plot forward but this is some real bullshit]..</text:span></text:p>
      <text:p text:style-name="P35"><text:span text:style-name="T93"><text:tab/></text:span><text:span text:style-name="T225">The cruelty of the Architect’s words was that they made sense. It was a lot harder to stay angry at Farian, for what was it again? A half baked conspiracy theory. Piper would be proud. If Elsinguard resources really were stretched thin as Farian claimed its not a big surprise that the precipices were left to fend for themselves. Something the people of the ‘pices take pride in. Far from any large city, Harral’s Precipice demarcated right about where the frontier ends. Twenty miles west by northwest and you’d be at the edge of the Dome. Spire wagons stop working after ten miles.</text:span></text:p>
      <text:p text:style-name="P35"><text:tab/><text:span text:style-name="T226">Jisto looked inward towards the last nugget of resolve. Jisto cooked up insane theories all of the time, and Jisto never gave him any credit for it, but like Jisto’s resolve they had a nugget of truth to them. Maybe Farian didn’t come out to help Harral’s Ford. Maybe he’s even lying about needing Jisto’s help. But if so, to what end?</text:span></text:p>
      <text:p text:style-name="P35"><text:tab/><text:span text:style-name="T226">There was nothing Jisto could see that Farian could be lying about. Even if he was, there didn’t seem to be any harm in what he wanted </text:span><text:span text:style-name="T94">[WHICH IS?? WE NEVER SAID]</text:span><text:span text:style-name="T226">.</text:span></text:p>
      <text:p text:style-name="P35"><text:tab/><text:span text:style-name="T227">Farian broke Jisto’s spire of thought </text:span><text:span text:style-name="T95">[mmm figures of speech]</text:span><text:span text:style-name="T227">. “Give it some thought. I don’t plan on leaving Harral’s Precipice any time soon. I may still be able to work over your mayor, but he seems afraid to go against the townspeople. A little unusual for a leader, but there it is. Tell me, have you ever used a transpane before?” Jisto had not.</text:span></text:p>
      <text:p text:style-name="P37"><text:tab/>“<text:span text:style-name="T228">They’re a little like falling asleep. You have a sense that something happened, but you barely remember even stepping into one </text:span><text:span text:style-name="T96">[this is aggressive description. Real smooth, Henry.]</text:span><text:span text:style-name="T228">. Figure out where you want to go, step on one transpane, step out at your destination, with no time lost. Here, I can get you home quicker.” Farian said, already standing up and heading toward the bedroom door.</text:span></text:p>
      <text:p text:style-name="P48"><text:tab/>Turns out not a bedroom door at all. Jisto could barely work himself into bewilderment after Farian’s speech.</text:p>
      <text:p text:style-name="P38"><text:span text:style-name="T228"><text:tab/>“Oh, you thought I slept up here?” </text:span><text:span text:style-name="T97">[the heck makes you think that you silly haryit, Jisto didnt say anything</text:span><text:span text:style-name="T228"> </text:span><text:span text:style-name="T96">about a room]</text:span><text:span text:style-name="T228">. Farian laughed, “No, too drafty. It’s hard to get enough cirule in one place to do this anymore, but as I told you Harral’s Precipice is stronger than most of the outlying towns. The Architect removed from a pocket inside his white coat. It was a small object, four triangles meeting at a point at the top with a palmsized square on the bottom. It reminded Jisto of the metal puzzle’s that Master </text:span><text:span text:style-name="T98">[Piper’s papi]</text:span><text:span text:style-name="T229"> would make, part of one at least. Except instead of metal this contraption was a shimmering material, glowing slightly, and appeared to </text:span><text:span text:style-name="T27">bend</text:span><text:span text:style-name="T229"> around Jisto’s line of sight whenever he looked right at it.</text:span></text:p>
      <text:p text:style-name="P38"><text:tab/><text:span text:style-name="T230">Farian appeared to concentrate for a moment. The shimmering started glowing brigher, most intensely at its peak, then several jagged lines jumped from the object, mostly reaching the transpane on the floor. Wildly at first more and more of the lines reached the transpane. The lines seemed to randomly disappear and reappear at great speed, drawn closer together as the peak of the pyramid-like </text:span><text:span text:style-name="T99">[pyramid what’s that? -anyone from this world]</text:span><text:span text:style-name="T230"> object grew brighter and brighter. Eventually a soft glow emanated from the transpane itself, moving up and outwards from a flat surface.</text:span></text:p>
      <text:p text:style-name="P38"><text:tab/>“<text:span text:style-name="T230">Most transpanes don’t have receivers,” Farian explained. “And you’d need more than just what the general broadcast can deliver anyway, but if you don’t use cirule as it comes in, then it’s wasted.” He held up the object, still connected to the floor with the strange light that reminded Jisto of lighting.</text:span></text:p>
      <text:p text:style-name="P38"><text:tab/>“<text:span text:style-name="T231">This is a focus, and lets me use more of the cirulean protocol. Enough for a small transpane like this, at least. Normally you need a second transpane to go to, but for short distances and with enough cirule,” he gestured with the focus again, “like with this, you don’t need one. </text:span></text:p>
      <text:p text:style-name="P38"><text:tab/></text:p>
      <text:p text:style-name="P38"/>
      <text:p text:style-name="P43"><text:soft-page-break/><text:tab/>Jisto stepped onto the transpane. It felt <text:span text:style-name="T233">a little strange</text:span>, the light a warm brush moving up his body. <text:span text:style-name="T233">Farian, occupied with the focus for a moment, eventually looked up and said, “Think about where you want to end up. The more vivid you think, the more precise your arrival.”</text:span></text:p>
      <text:p text:style-name="P43"><text:tab/><text:span text:style-name="T234">Thoughts flickered through Jisto’s mind. His house. Drisdal market. Sofla’s loft. </text:span><text:span text:style-name="T101">[new character already? Straight baiting]</text:span><text:span text:style-name="T234">. The light started to tug at him, but in different directions. He stayed where he was. “What happens if you think of more than one place?”</text:span></text:p>
      <text:p text:style-name="P43"><text:tab/>“<text:span text:style-name="T235">You have to focus! Get distracted and the transpane will rip you apart. You wouldn’t want half of you to end up in one place, and the other half in another would you? </text:span><text:span text:style-name="T102">[sneaky Architect that’s not how it works, but you know that don’t you :&gt;]</text:span><text:span text:style-name="T235">.” The Architect looked down at his hand and shielded his eyes with his other hand. Glowing brighter, brighter than the moon on a clear night, it was hard to look at.</text:span></text:p>
      <text:p text:style-name="P44"><text:tab/><text:span text:style-name="T235">Fear gripped Jisto’s throat. </text:span></text:p>
      <text:p text:style-name="P49"><text:tab/>Farian sighed, “It’s just capitol humor, lad; you won’t get hurt. Try and focus. The ancient Architects knew what they were about when they built the transpanes.”</text:p>
      <text:p text:style-name="P49"><text:tab/>But Jisto wasn’t paying attention. His thoughts were racing, <text:span text:style-name="T269">different locations still rapidly appearing and disappearing in his head</text:span>. What had Piper said about the Architect? Dangerous, not to be trust… the light surrounding him blinked as bright as the focus, and Jisto was not.<text:tab/><text:span text:style-name="T119">[things happen a little too quickly, but MAYBE THATS GOOD BECAUSE THE ACTION DOES HAPPEN QUICKLY STOP JUDGING ME SELF]</text:span></text:p>
      <text:p text:style-name="P44"/>
      <text:p text:style-name="P100"><text:span text:style-name="T103">[LORE I guess]</text:span><text:span text:style-name="T236"> blah blah jisto steps onto the transpane and goes home blah blah. Blah blah someone just needs to think about where to go blah blah, I.e the rest don’t assert their will, I.e “just dont think of two places at once or have multiple people thinking of places lol!”, setting us up for a dramatic plot moment and THE MOON [</text:span><text:span text:style-name="T100">smooth dialogue there, btw]</text:span><text:span text:style-name="T232">.</text:span></text:p>
      <text:p text:style-name="P39"/>
      <text:p text:style-name="P45">CHAPITRE octboer</text:p>
      <text:p text:style-name="P38"/>
      <text:p text:style-name="P38"><text:tab/><text:span text:style-name="T237">Chelser sat in a plush red chair, the third comfiest chair she’s ever sat in. A large antechamber, the room outside the mayors office could fit twenty people comfortably and thirty-eight people uncomfortably. Back when all of that space was actually used. Back before Mayor Bombeel had been raised to the post.</text:span></text:p>
      <text:p text:style-name="P38"><text:tab/><text:span text:style-name="T238">Chelser sat alone.</text:span></text:p>
      <text:p text:style-name="P38"><text:tab/><text:span text:style-name="T238">A at chest height in the oaken door leading to the mayors office opened and a large hand thrust out a sealed envelope. Neither of the two attending servants seemed excited to see it. Both pretended the slot wasn’t open.</text:span></text:p>
      <text:p text:style-name="P40"><text:tab/><text:span text:style-name="T238">It had only taken an hour of sitting for Chelser to see why. Three shifts of servants had come and gone already. The first time an envelope was pushed through the slot Chelser caught a glint of gold colored wax in a bit of sunlight from one of the windows. Recently, and poorly applied, some of the wax had dripped on the carpet and one of the servants jumped in alarm and dashed off. The other servant shot a terrified look at her retreating counterpart. With a waxing complexion to match the seal, she shakily grabbed the envelope and undid the opened it, before stumbling off.</text:span></text:p>
      <text:p text:style-name="P40"><text:tab/><text:span text:style-name="T239">Before either servant returned, two more similar envelopes fell onto the floor, after an impatient hand dropped them one after the other. Except one envelope had a red seal, mixing with its golden accompaniment.</text:span></text:p>
      <text:p text:style-name="P38"><text:tab/><text:span text:style-name="T239">The first servant had returned with a bucket of warm water and a coarse brush. The water was still steaming. He stopped in his tracks and almost dropped both implements, before the second servant came back, stumbling, with three </text:span><text:span text:style-name="T28">more </text:span><text:span text:style-name="T239">servants under the weight of a copper tub. She picked had picked eyes up off the ground and nearly collapsed.</text:span></text:p>
      <text:p text:style-name="P40"><text:soft-page-break/><text:tab/><text:span text:style-name="T239">Locking eyes, the first servant set his pail down and hastily grabbed the two letters. Ten more servants stood in the hall and carried similar buckets. Two set theirs down and took up the original servants’ places. All of the other servants gave pitying looks as the first two retreated, the male racked with sobs, stifling them with a fist, staring at the letter formerly enclosed with the red seal. </text:span><text:span text:style-name="T28">How many servants does Mayor Bombeel </text:span><text:span text:style-name="T239">actually </text:span><text:span text:style-name="T28">have?</text:span><text:span text:style-name="T239"> She knew how many he let the public know he had. </text:span></text:p>
      <text:p text:style-name="P46">She knew how many she had been able to count, but in fifteen years and three different mayors Chelser had never seen as many different servants as with Bombeel. That was the first time Chelser saw a servant shift change.</text:p>
      <text:p text:style-name="P46"><text:tab/>Roused into the present by a tap on her shoulder, Chelser nearly jumped, reaching for her weapon, before a timid servant, perhaps fifteen, handed her an envelope in a shaking hand. The envelope’s golden seal broken. She <text:span text:style-name="T240">felt a pang of regret, and tried to recover by giving the lad a warm smile.</text:span></text:p>
      <text:p text:style-name="P46"><text:tab/><text:span text:style-name="T240">Chelser, lingering on what just transpired, glanced in her hands and recognized the mayors official seal, more than a little melting. Some of the wax touched her hand and she nearly jumped again.</text:span></text:p>
      <text:p text:style-name="P105"><text:tab/></text:p>
      <text:p text:style-name="P101"><text:span text:style-name="T30">The Mayor is thirsty. </text:span><text:span text:style-name="T29">Bring two glasses and a bottle of drisdal wine. Be sure not to </text:span><text:span text:style-name="T30">bring</text:span><text:span text:style-name="T29"> </text:span><text:span text:style-name="T30">one that has been </text:span><text:span text:style-name="T241">tampered</text:span><text:span text:style-name="T29">. You will recall the last servant caught adding water.</text:span></text:p>
      <text:p text:style-name="P103"/>
      <text:p text:style-name="P104">The Mayor expects for four to grab the tub, different than the last ones. Find and deliver the names of the four who brought in the tub earlier.</text:p>
      <text:p text:style-name="P105"/>
      <text:p text:style-name="P47"><text:tab/><text:tab/><text:span text:style-name="T29">The Mayor will see the guard now.</text:span></text:p>
      <text:p text:style-name="P67"/>
      <text:p text:style-name="P102"><text:span text:style-name="T29">-</text:span><text:span text:style-name="T30">M</text:span></text:p>
      <text:p text:style-name="P67"><text:tab/></text:p>
      <text:p text:style-name="P38"><text:tab/><text:span text:style-name="T241">Enough wax must be used in a day to give half the town oil for a week. The last two times Chelser had been inside the office (during Bombeel’s tenure) she had smelled two pots of melting wax lit from underneath by oil burners. This time in the mayor’s office she noted an additional pot of melting wax, but she couldn’t see what color it contained.</text:span></text:p>
      <text:p text:style-name="P38"><text:tab/><text:span text:style-name="T242">Chelser strode in and stood broadly in front of the mayors desk. A prim little woman with her iron gray hair done up in a tight bun stood stock still by the front of the desk on the left side. A pair of glasses sat half way down her nose. She peered intently at Chelser over the rim.</text:span></text:p>
      <text:p text:style-name="P38"><text:tab/><text:span text:style-name="T242">The mayor finished pressing his signet into red wax, sealing the envelope. His prim assistant pinched the envelope off the desk, strode past Chelser with barely a hair widths distance, and shoved the envelope through the metal slot in the door. Chelser thought she could hear a muffled sob from the other side.</text:span></text:p>
      <text:p text:style-name="P38"><text:tab/><text:span text:style-name="T242">Not letting her eyes leave the mayor, Chelser observed the woman return to her post, in the exact same position.</text:span></text:p>
      <text:p text:style-name="P38"><text:tab/>“<text:span text:style-name="T242">Prella, dear, I understand some servants have, ah, had some misunderstandings today?” The mayor asked, not glancing up from his pen, already scrawling across another piece of paper.</text:span></text:p>
      <text:p text:style-name="P38"><text:tab/><text:span text:style-name="T242">The woman, Prella, gave a quick, sharp nod.</text:span></text:p>
      <text:p text:style-name="P38"><text:tab/>“<text:span text:style-name="T242">Then, please, see them taken care of.”</text:span></text:p>
      <text:p text:style-name="P38"><text:tab/><text:span text:style-name="T242">Prella acknowledged the dismissal with another sharp nod. Her eyes gleamed with something unpleasant as she pushed her glasses closer to her face. A few quick, measured strides across the room, and she was at the door.</text:span></text:p>
      <text:p text:style-name="P38"><text:tab/><text:span text:style-name="T242">Chelser heard, as the door swung shut, a few quick, cheerful notes, “Ducklings, would you two be kind enough to escort me to..?”</text:span></text:p>
      <text:p text:style-name="P38"><text:soft-page-break/><text:tab/><text:span text:style-name="T243">Pulling a chair out in front of the desk, with its back toward the mayor, Chelser took a bowlegged seat, rested her rists on the chair’s support, and stared at the mayor. Another sloppy press of the signet, the mayor waited for the letter to disappear from his desk.<text:tab/></text:span><text:span text:style-name="T104">[Okay so I think it would make more sense for Prella to write the notes, but I literally just wrote this opposite to how I described Chelser’s experience soooooooooooooooooo]</text:span></text:p>
      <text:p text:style-name="P63">[unrelated but we need the mayor to take out another envelope and write and seal it, the one he hands to Chelser.]</text:p>
      <text:p text:style-name="P38"><text:span text:style-name="T104"><text:tab/></text:span><text:span text:style-name="T243">Twelve years, a long-term partner, and three refugee children had taught Chelser a lot about patience. The mayor’s strategy in talking with people was to overwhelm them with his presence, which seemed to awe-inspire his more na</text:span><text:span text:style-name="T244">ï</text:span><text:span text:style-name="T243">ve visitors and annoy the more experienced ones. Either way the visitor usually spoke first. Always a mistake with Mayor </text:span><text:span text:style-name="T104">[!!!!!]</text:span><text:span text:style-name="T243">.</text:span></text:p>
      <text:p text:style-name="P38"><text:tab/><text:span text:style-name="T243">The first time Chelser did break. She remembered the mayor’s smug smile and greasy fingers, a plate of food still in front of him. Chelser had not eaten that day, and her only experience dealing with mayors had been au’Bornen. Au’Bornen always offered his guests food.</text:span></text:p>
      <text:p text:style-name="P38"><text:tab/>“<text:span text:style-name="T243">Have any plans to share that?” Chelser had demanded, unused to impoliteness from an office she respected. Three months of latrine duty set her straight, just not in the way the mayor and Prella probably anticipated.</text:span></text:p>
      <text:p text:style-name="P38"><text:tab/><text:span text:style-name="T245">When dealing with people more powerful than yourself there were three rules. Don’t talk first. If, for some reason, they notice your existence then its not for something </text:span><text:span text:style-name="T31">you</text:span><text:span text:style-name="T245"> want. Don’t talk last. A simple nod, then exit the room; if the person speaking to you doesn’t have anything left to say, they won’t care if you do. Don’t ask questions. Perhaps the most important rule. The person speaking to you asks the questions, or else just instructs you. The details are left up to you, and you had better get them right. Chelser did not have to follow the rules with au’Bornen.</text:span></text:p>
      <text:p text:style-name="P38"><text:tab/><text:span text:style-name="T245">With Mayor au’Dule she broke all of them during their first meeting. But Chelser did not get to be Seargant at Arms of the guards by not learning quickly. That was her second meeting with the mayor.</text:span></text:p>
      <text:p text:style-name="P38"><text:tab/><text:span text:style-name="T246">That time she had been called in for “organizing”. Holding meetings with the guards during their offshifts. Apparently not a very good idea. Prella walked in on their group meeting holding a handful of envelopes sealed in red wax. One for every guard but Chelser. </text:span></text:p>
      <text:p text:style-name="P52"><text:tab/><text:span text:style-name="T246">W</text:span>hen she sat in the office that time she and the mayor did not speak for at least an hour and a half. Make him sweat it out. <text:span text:style-name="T246">Chelser d</text:span>efinitely didn’t have any engagements to attend to, but she knew for a fact the mayor had missed three. The Stubbornness of the powerful could be used against them, if you followed the three rules. <text:span text:style-name="T246">After that meeting, Chelser had been promoted.</text:span></text:p>
      <text:p text:style-name="P52"><text:tab/><text:span text:style-name="T247">One thing Chelser could give credit to the mayor for was a long memory. The more stubborn you are the easier it is to be used against you. Unless you mess up. Mayor au’Dule had been waiting years for Chelser to mess up. And today she would find out what exactly his plans were.</text:span></text:p>
      <text:p text:style-name="P52"><text:tab/>“<text:span text:style-name="T247">I have a most important charge for you, Sergeant Frelip,” the mayor said only a few minutes after Chelser sat down. Unusually… quick </text:span><text:span text:style-name="T105">[okay I KNOW there is a better word than boring old ‘quick’]</text:span><text:span text:style-name="T247">. “In two days Ambassador Bouslip will be departing Harral’s Precipice. He has requested your accompaniment. Given your recent misbehavior I did not think it would be appropriate to reward you with such an honor. But, after hearing more input from Ambassador Bouslip, and conferring with Mistress Prella, I have decided it would be wise to send you away.”</text:span></text:p>
      <text:p text:style-name="P53"><text:tab/><text:span text:style-name="T249">Chelser expected some disproportionate discipline. She did not expect to be dismissed. As much as the mayor disliked her Chelser was extremely competent at her job. Chelser could think that without sacrificing modesty. The truth was plain and simple. Chelser worked hard and took great care to keep off the mayors toes.</text:span></text:p>
      <text:p text:style-name="P53"><text:tab/><text:span text:style-name="T107">[this next paragraph doesnt really fit now that I replaced it with the above one but I still like the wisdom diss]</text:span></text:p>
      <text:p text:style-name="P53"><text:soft-page-break/><text:tab/><text:span text:style-name="T248">From what Chelser knew, wisdom is not a trait one decided on for something. If a thing is wise, and you are wise, then you know that thing is wise. But you do not decide it is wise. Wisdom is rather impartial like that. Wise, perhaps, for some purposes more than others, but the principle holds. The mayor’s “wisdom” seems to have come from that Bouslip character </text:span><text:span text:style-name="T106">[haha funny]</text:span><text:span text:style-name="T248">.</text:span></text:p>
      <text:p text:style-name="P52"><text:tab/><text:span text:style-name="T248">The mayor carried on, “You see we cannot have troublemakers in the town guard.” </text:span><text:span text:style-name="T32">You mean you cannot have </text:span><text:span text:style-name="T248">justice</text:span><text:span text:style-name="T32"> for the town guard.</text:span><text:span text:style-name="T48"> </text:span><text:span text:style-name="T248">“When a guard slacks on hers or his duties it is my first priority, as mayor and noble guardian of the whole town, to take extreme action. Any one slacking on their duty is a </text:span><text:span text:style-name="T33">major</text:span><text:span text:style-name="T249"> liability to town safety.”</text:span></text:p>
      <text:p text:style-name="P52"><text:tab/><text:span text:style-name="T250">If Haryit leavings had any value, Chelser could make a fortune with this conversation. She’d heard enough of Mayor au’Dule’s speeches, especially the ones to the farmers and crafters, to recognize it. Why he bothered trying to bullshit her </text:span><text:span text:style-name="T108">[okay look this is something that I need another phrase for, that fits into the world, mk?] </text:span><text:span text:style-name="T250">she did not know. Perhaps to rub it in? A waste of his time.</text:span></text:p>
      <text:p text:style-name="P54"><text:tab/>“<text:span text:style-name="T251">You have until Ambassador Bouslip departs to collect your belongings and give your farewells. You will be under Ambassador Bouslip’s responsibility. I do not think you should represent the guards, whose standards you dismissed.” The mayor handed her the sealed envelope. “A last task, see that this reaches the appropriate hands in Elsinguard. I think you have shown </text:span><text:span text:style-name="T34">yourself </text:span><text:span text:style-name="T252">to have sufficient cleverness. I doubt that you could mess up a task like this. It’s much simpler than doing the one thing your job required, keeping hooligans out. Consider your position here at the guard terminated upon completion of this task.” One dismissive gesture later and Chelser was out of the office, cradling the envelope.</text:span></text:p>
      <text:p text:style-name="P52"><text:tab/><text:span text:style-name="T253">Prella sat in one of the chairs, soft eyes hiding a hard glare. Chelser noted the absence of servants by the door. Surely Prella would not be attending the mayor. Or maybe. Chelser did not have a good read on Prella’s relationship with the mayor. She did not have a good read on Prella at all, or much experience with her. Guard discipline was always handled by the captain of the guard, who was never around. Or Chelser herself.</text:span></text:p>
      <text:p text:style-name="P52"><text:tab/><text:span text:style-name="T254">Prella was a person who had obtained her position through sheer force of being. Discipline and such things were for those beneath her, and respect was a matter of convenience. Chelser was not a very convenient person for Prella.</text:span></text:p>
      <text:p text:style-name="P52"><text:tab/>“<text:span text:style-name="T254">It will be tragic to see you gone, Sergeant Frelip,” Prella said, her mock sadness ruined by her tone.</text:span></text:p>
      <text:p text:style-name="P52"><text:tab/><text:span text:style-name="T254">Chelser gave a nod, as if expecting no less, and looked down her nose at the shorter woman. Prella did everything in life with the goal of being higher than others. It was pleasing in a petty way to remind Prella that she couldn’t be as high physically.</text:span></text:p>
      <text:p text:style-name="P52"><text:tab/><text:span text:style-name="T254">Prella intensified her sickening smile. “I have already set some servants to cleaning out your rooms. A tremendous task,” Chelser nearly dropped face and snorted, “but the least kindness I can leave with you. Oh, but,” Prella clouded her expression and looked down with mock worry. She looked back up with some tears in her eyes, “I just </text:span><text:span text:style-name="T35">can’t </text:span><text:span text:style-name="T254">remember where the servants took all of your belongings.” Mock determination replaced mock despair. “Tonight, I will make sure they regret misplacing your items. They will surely know Sergeant Frelip’s frustration. You just leave it to dear old Prella.” Prella gave a slight curtsy and brushed past Chelser to enter the mayor’s office.</text:span></text:p>
      <text:p text:style-name="P52"><text:tab/><text:span text:style-name="T255">Despite the evident hatred, Chelser knew the mayor would never fire her. And this wasn’t the work of Prella either. No matter how despicable Prella could be she had enough sense to recognize Chelser’s ability to manage the guards. This was the fault of the damned Architect.</text:span></text:p>
      <text:p text:style-name="P52"><text:tab/><text:span text:style-name="T255">He had promised a reward for her help. So long as Nash’s farm stayed fowl, the kids were at risk. Chelser’s compensation for guardwork, even with her… her </text:span><text:span text:style-name="T36">former</text:span><text:span text:style-name="T255"> rank barely kept them afloat. Even taking double shifts. He had promised to feed Naji, Kisto, and Neiling, if she would just let one person through the gates. To do something so wrong, it contradicted Chelser’s being. Nash had been right. </text:span><text:span text:style-name="T36">Never</text:span><text:span text:style-name="T255"> sacrifice your principles, no matter what.</text:span></text:p>
      <text:p text:style-name="P52"><text:tab/><text:span text:style-name="T255">Chelser fought back tears.</text:span></text:p>
      <text:p text:style-name="P52"><text:soft-page-break/></text:p>
      <text:p text:style-name="P55">Chapter Ninetober</text:p>
      <text:p text:style-name="P55"/>
      <text:p text:style-name="P55"><text:tab/><text:span text:style-name="T68">[All I know is somehow Jisto needs to get on the go-train, along with Piper, and along with surprise aunt Kalysto. Also maybe we can cut the bullshit dad fights son thing? I don’t really like how the first interaction went, and it felt contrived. Like, all the reader knows is the dad is strict, but then we explain that in like three paragraphs of pure exposition and it comes across as campy. Not good. Also I juts don’t like it. As the person I see Erling au’Dor being it doesn’t fit. Secret leader of Cirulist resistance movement is probably not an asshole?? maybe.]</text:span></text:p>
      <text:p text:style-name="P106"><text:tab/><text:span text:style-name="T256">Jisto was. He felt several things poking into his everywhere. Well, just his front everywhere. Not a good start to the day. Was it morning even? He tried looking up.</text:span></text:p>
      <text:p text:style-name="P106"><text:tab/><text:span text:style-name="T257">In front of him Jisto saw straw. He made out that it was sloping upwards, and he, resting atop it, was on an incline. This was not the position Jisto usually woke up in, nor was his mattress usually stuffed with straw. His conclusion was frightening so he put it aside and tried to stand up.</text:span></text:p>
      <text:p text:style-name="P107"><text:tab/><text:span text:style-name="T258">Jisto yelled for several seconds. His frightening thoughts came crashing through his mind. A quick peer over the edge, and the ground greeted him, from three stories away. No, not the usual morning condition at all. </text:span></text:p>
      <text:p text:style-name="P108"><text:tab/>Bits of recollection filtered into his mind and slotted themselves into a mosaic of memory. Sergeant Chelser. The Architect. Some words. A transpane. Wild thoughts. And now here, further above the ground than anyone ever ought to be. On a roof.</text:p>
      <text:p text:style-name="P107"><text:tab/><text:span text:style-name="T260">Jisto eeked out a scream behind hands clasped on his mouth. Fright certainly would not be very sensible.</text:span></text:p>
      <text:p text:style-name="P107"><text:tab/><text:span text:style-name="T259">A thatched roof. Only the older houses, closer to the center of town, had thatch. Yes, there the </text:span><text:span text:style-name="T109">[cirule broadcast tower GIMME DAT PROPER NAME NUMBNUTS]</text:span><text:span text:style-name="T259"> stood, one or two streets over. And there was only one house Jisto knew that was three stories tall.</text:span></text:p>
      <text:p text:style-name="P107"><text:tab/>“<text:span text:style-name="T260">PIPER!” he screamed, hands now cupped to either side of his mouth. Sensibility is all fine and dandy, but it didn’t seem to have good results. “Piper!” he tried, again. A couple more shouts, before a figure stepped out onto the street below.</text:span></text:p>
      <text:p text:style-name="P107"><text:tab/><text:span text:style-name="T260">Jisto saw Nadi Alstop look up, shading her eyes against the afternoon sun. “Who.. Jisto is that you? Is this some prank?”</text:span></text:p>
      <text:p text:style-name="P107"><text:tab/>“<text:span text:style-name="T260">First of all I can’t believe you would say that, and second of all NO! This is an </text:span><text:span text:style-name="T37">emergency!</text:span><text:span text:style-name="T260">” Jisto bellowed. This time his indignation was </text:span><text:span text:style-name="T37">not</text:span><text:span text:style-name="T260"> in mock.</text:span></text:p>
      <text:p text:style-name="P107"><text:tab/>“<text:span text:style-name="T260">Madi is not going to be very happy about this. Do you know the last time we thatched that roof?”</text:span></text:p>
      <text:p text:style-name="P107"><text:tab/>“<text:span text:style-name="T260">Get me down, Nadi!”</text:span></text:p>
      <text:p text:style-name="P107"><text:tab/>“<text:span text:style-name="T260">Two weeks ago! Madi was so happy! She thought we would have to do it later in the spring, but we had enough left over </text:span><text:span text:style-name="T110">[coin. But really I want to call it something else]</text:span><text:span text:style-name="T260"> to do it early!”</text:span></text:p>
      <text:p text:style-name="P107"><text:tab/><text:span text:style-name="T260">Jisto pinched his nose and took in a deep breath. He called back down, “Great Nadi, I’m sure </text:span><text:span text:style-name="T161">Zella</text:span><text:span text:style-name="T260"> Elzi will be happy to tell me all about it </text:span><text:span text:style-name="T38">after I get down!</text:span><text:span text:style-name="T261">”</text:span></text:p>
      <text:p text:style-name="P107"><text:tab/><text:span text:style-name="T261">Nadi shrugged, and replied, “Don’t count on it Jisto, she is mighty proud of that roof.”</text:span></text:p>
      <text:p text:style-name="P107"><text:tab/><text:span text:style-name="T261">Jisto’s response was too garbled to be audible, even to himself. Only Piper ever really appreciated his, hmm, particular brand of humor </text:span><text:span text:style-name="T111">[you think you invented sarcasm boi? </text:span><text:span text:style-name="T112">Also remove the shitty hmm, but not yet because word count is life, even these annoying bracket/bold comments!</text:span><text:span text:style-name="T111">]</text:span><text:span text:style-name="T261">.</text:span></text:p>
      <text:p text:style-name="P107"><text:tab/><text:span text:style-name="T262">One small hole cut in the thatch later, Jisto landed safely on the third floor. With good ground beneath his feet and none of that nothing-between-you-and-death nonsense. Good, solid, ground. Hard to beat. Also hard to beat was the expression on Piper’s face. In fact it looked like Jisto had dropped into his room. Nadi stood in the door way and giggled.</text:span></text:p>
      <text:p text:style-name="P107"><text:tab/>“<text:span text:style-name="T263">You’ve always told me I know how to make a great entrance,” Jisto tried.</text:span></text:p>
      <text:p text:style-name="P107"><text:soft-page-break/><text:tab/><text:span text:style-name="T263">Piper responded, “I have never told you that. Whatever you need, it seems pretty important, do you want to talk in private?” He shot a glare at Nadi, who put her hands up defensively and scooted backwards out the room, then down frontwards down the stairs, shouting to her siblings.</text:span></text:p>
      <text:p text:style-name="P107"><text:tab/>“<text:span text:style-name="T264">Oh, well, you see, it’s actually a hilarious story,” Jisto said, brushing straw out of his coat.</text:span></text:p>
      <text:p text:style-name="P107"><text:tab/><text:span text:style-name="T265">Piper glanced at the gaping ceiling and emitted a soft, but still audible, sigh. “It’s a good thing the weather is getting warmer. You know that if you needed to talk to me you can use the front door… right? I’m basically always in here.”</text:span></text:p>
      <text:p text:style-name="P107"><text:tab/><text:span text:style-name="T265">Jisto snorted. “Here, and the library. Although I can’t really see the difference anymore.” He gestured to all of the books, then sat on a stack twelve high. “Look it was more of an accident.”</text:span></text:p>
      <text:p text:style-name="P107"><text:tab/>“<text:span text:style-name="T265">Really. I know you like to pretend you aren’t constantly trying to prank everyone, but cut the crap </text:span><text:span text:style-name="T113">[again. We don’t have alternatives for this! Except for stupid Haryit leavings which we don’t even see in any of the scenes up to this point! Why are they using modern earth lingo]</text:span><text:span text:style-name="T265">. Something big happened, right? About the Architect?” He asked excitedly.</text:span></text:p>
      <text:p text:style-name="P107"><text:tab/>“<text:span text:style-name="T266">Something big, something about the Architect, but I promise you the ordeal with your roof was an accident. Geeze </text:span><text:span text:style-name="T114">[HURK]</text:span><text:span text:style-name="T266"> you think I’d climb up where no folk should go, even to see you?” Jisto recounted the events of the day, leaving out some parts. Like his hesitation before entering the Architect’s rooms (or maybe just the Architects area, he still didn’t know where Farian slept), and the conversation with his papi.</text:span></text:p>
      <text:p text:style-name="P107"><text:tab/><text:span text:style-name="T266">Piper looked a little bummed out. Maybe Jisto should have brought him along, Piper was the one who wanted to see the Architect in the first place </text:span><text:span text:style-name="T114">[I am 90 billion % sure this is not something we talk about earlier, but we should at least mention it at some point]</text:span><text:span text:style-name="T266">. But knowing Piper he’d forget about it as soon as his brain started reacting to the information. Good ol’ </text:span><text:span text:style-name="T114">[hurk!]</text:span><text:span text:style-name="T266"> reliable Piper.</text:span></text:p>
      <text:p text:style-name="P107"><text:tab/>“<text:span text:style-name="T267">So, his name is Farian?” There. Piper was on the case again. “And, family name Bouslip? </text:span><text:span text:style-name="T115">[okay well Jisto did not hear this &gt;:V, add it in!] </text:span><text:span text:style-name="T267">Sounds like an Elsinguardian name, so I guess that fits.” Jisto couldn’t think of anywhere else an Architect could even come from. “What do you think he meant about wanting to get the people on his side?”</text:span></text:p>
      <text:p text:style-name="P107"><text:tab/><text:span text:style-name="T267">Jisto shrugged, “I can’t really say, Piper; this is your area of expertise </text:span><text:span text:style-name="T115">[modern lingo is haryit leavings and I want to die but twitter told me I wouldnt for a long time so. But my point is ‘area of expertise’? Really? Would Rand al’Thor ever say that? no.]</text:span><text:span text:style-name="T267">. I think I’ll take him up on it.”</text:span></text:p>
      <text:p text:style-name="P107"><text:tab/><text:span text:style-name="T267">Jisto could almost hear Piper’s shock. “You… what? Jisto how far can you trust Farian? You could have died from the transpane, look where it left you!”</text:span></text:p>
      <text:p text:style-name="P107"><text:tab/><text:span text:style-name="T267">Jisto waved that aside. “I think it was my fault, Piper, I wasn’t focused. </text:span><text:span text:style-name="T115">[ADMITTING SOMETHING? FROM MY GOOD CHRISTIAN JISTO???!?!?! NEVER. BUT THE WORD COUNT!]</text:span></text:p>
      <text:p text:style-name="P107"><text:span text:style-name="T115"><text:tab/>okay I am clearly too tired to keep going. I am roughly 200-300 words behind, but that’s better than yesterday. Thoughts and prayers.</text:span><text:span text:style-name="T116"> Anywho, going to bed, still sick. Good night self. </text:span><text:span text:style-name="T117">Also I can’t focus with my other roommate in here. </text:span><text:span text:style-name="T118">Mood = </text:span><text:span text:style-name="T268">0</text:span><text:span text:style-name="T120">. </text:span><text:span text:style-name="T121">big zero haha</text:span></text:p>
      <text:p text:style-name="P107"><text:span text:style-name="T121"><text:tab/></text:span><text:span text:style-name="T122">Are we still talking to ourselves in the bolded comments? Yeah. Still sick. I have progressed from fever-achy to achy-swelly-sore to swelly-sore-congested. This is progress, but toward hale and healthiness it’s hard to dictate.</text:span></text:p>
      <text:p text:style-name="P110"><text:span text:style-name="T271">I </text:span><text:span text:style-name="T270">don’t really know what happened Piper. I kept thinking of all sorts of places, when you’re only supposed to think of one, I got distracted, and then I was on your roof.” </text:span></text:p>
      <text:p text:style-name="P110"><text:soft-page-break/><text:span text:style-name="T270"><text:tab/>Piper did not look assuaged, but he seemed to accept the facts. Jisto did not feel too assuaged himself. His personality was finally asserting control again but appearing on a high rooftop, where surely folk were not meant to trod, had left him shaken, and that feeling did not dissipate too quickly.</text:span></text:p>
      <text:p text:style-name="P110"><text:span text:style-name="T270"><text:tab/>“</text:span><text:span text:style-name="T272">We have to figure out what he wants.”</text:span></text:p>
      <text:p text:style-name="P110"><text:span text:style-name="T272"><text:tab/>Jisto nodded agreement.</text:span></text:p>
      <text:p text:style-name="P110"><text:span text:style-name="T272"><text:tab/>“And then stop it.”</text:span></text:p>
      <text:p text:style-name="P110"><text:span text:style-name="T272"><text:tab/>Jisto hesitated.</text:span></text:p>
      <text:p text:style-name="P110"><text:span text:style-name="T272"><text:tab/>Piper looked at him. “You don’t agree.”</text:span></text:p>
      <text:p text:style-name="P110"><text:span text:style-name="T272"><text:tab/>“What if he really wants to help the town? The last one did. We’d been running low on reserves for months. And do you know what? It turns out our cirast </text:span><text:span text:style-name="T123">[Sorta settling on a term for the tower]</text:span><text:span text:style-name="T272"> is actually sending </text:span><text:span text:style-name="T49">out</text:span><text:span text:style-name="T272"> cirule. If it’s been weakening again, he can help.”</text:span></text:p>
      <text:p text:style-name="P110"><text:span text:style-name="T272"><text:tab/>“Jisto you rag on me all the time about my conspiracies but that doesn’t sound at all how my book on Architecture reads. I admit that it’s possible for our cirast to broadcast out… that means its stronger than the Shimmering Tower is taking in cirule. What doesn’t make sense is that cirast’s don’t just weaken, and the Shimmering Tower doesn’t just switch from broadcast to receiving from nothing. We know the </text:span><text:span text:style-name="T49">what</text:span><text:span text:style-name="T272"> but Farian is holding back the </text:span><text:span text:style-name="T49">why</text:span><text:span text:style-name="T272">. I don’t trust him and I don’t think you should, either.” <text:tab/></text:span><text:span text:style-name="T124">[ew whats this an entire dialogue paragraph? Break it uuuup]</text:span></text:p>
      <text:p text:style-name="P35"/>
      <text:p text:style-name="P35"/>
      <text:p text:style-name="P35"/>
      <text:p text:style-name="P35"><text:tab/>//<text:span text:style-name="T225">Give this (these) line(s) to Farian. I think he deserves his own POV. Maybe??? Is he a villain? Or like Hrathen is he just the unwitting arm of a larger villainous element?</text:span></text:p>
      <text:p text:style-name="P50">-So close to the Dome that ten miles out most of the relics stop working. Interference from the Dome</text:p>
      <text:p text:style-name="P36"/>
      <text:p text:style-name="P51">-If Farian spoke true, then that makes a sort of sense. The Dome is the ultimate consumer of Cirule, any cirule from the Protocol would be absorbed before it could reach the relics</text:p>
      <text:p text:style-name="P36"><text:tab/></text:p>
      <text:p text:style-name="P9"/>
      <text:p text:style-name="P9"/>
      <text:p text:style-name="P9"/>
      <text:p text:style-name="P9"/>
      <text:p text:style-name="P9"/>
      <text:p text:style-name="P9"/>
      <text:p text:style-name="P11"><text:line-break/>Chapter ??????????????????????????????????????????</text:p>
      <text:p text:style-name="P11"/>
      <text:p text:style-name="P11"><text:tab/>Luthyrn’s eyes passed over the distance on the tracks between the spire wagon he stood on, and the one quickly approaching from the other way. His eyes closed, but still visualiz<text:span text:style-name="T217">ing</text:span> the rapidly shortening gap. Luthyrn reached into his band and searched for cirule. The cirucast was all but gone. A faintly trickling stream, after a drought. Small pools here and there, but no flow.</text:p>
      <text:p text:style-name="P11"><text:tab/>The familiar channel for the Protocol may be cutoff, but he had a reserve tapped on his left arm. Already mostly drained. To his right the boy was gripping the trinket around his neck. To his left, the other one was, of all things, flipping pages in a book. <text:span text:style-name="T2">Or perhaps I should have expected that.</text:span></text:p>
      <text:p text:style-name="P11"><text:tab/>“I think we can reverse the flow,” the voice to his left said.</text:p>
      <text:p text:style-name="P12"><text:tab/>Luthyrn started, but did not show it.</text:p>
      <text:p text:style-name="P12"/>
      <text:p text:style-name="P62">[hey you know how its really shitty to not have certain characters early on and then to introduce them way late oh yeah]</text:p>
      <text:p text:style-name="P11"/>
      <text:p text:style-name="P11"><text:soft-page-break/>…</text:p>
      <text:p text:style-name="P11">..</text:p>
      <text:p text:style-name="P11">“Reverse the flow on a spire? It only goes one way, bo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12T09:54:12.626200007</dc:date>
    <meta:editing-duration>P1DT11H8M43S</meta:editing-duration>
    <meta:editing-cycles>138</meta:editing-cycles>
    <meta:generator>LibreOffice/5.4.1.2$Linux_X86_64 LibreOffice_project/40m0$Build-2</meta:generator>
    <meta:document-statistic meta:table-count="0" meta:image-count="0" meta:object-count="0" meta:page-count="28" meta:paragraph-count="413" meta:word-count="18405" meta:character-count="104651" meta:non-whitespace-character-count="86232"/>
  </office:meta>
</office:document-meta>
</file>